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" svg:font-family="'Angsana New'" style:font-family-generic="roman"/>
    <style:font-face style:name="Arial" svg:font-family="Arial" style:font-family-generic="swiss"/>
    <style:font-face style:name="Calibri" svg:font-family="Calibri" style:font-family-generic="swiss"/>
    <style:font-face style:name="Cordia New" svg:font-family="'Cordia New'" style:font-family-generic="swiss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25mm"/>
    </style:style>
    <style:style style:name="co2" style:family="table-column">
      <style:table-column-properties fo:break-before="auto" style:column-width="5.36mm"/>
    </style:style>
    <style:style style:name="co3" style:family="table-column">
      <style:table-column-properties fo:break-before="auto" style:column-width="91.14mm"/>
    </style:style>
    <style:style style:name="co4" style:family="table-column">
      <style:table-column-properties fo:break-before="auto" style:column-width="24.22mm"/>
    </style:style>
    <style:style style:name="co5" style:family="table-column">
      <style:table-column-properties fo:break-before="auto" style:column-width="14.78mm"/>
    </style:style>
    <style:style style:name="co6" style:family="table-column">
      <style:table-column-properties fo:break-before="auto" style:column-width="15.38mm"/>
    </style:style>
    <style:style style:name="co7" style:family="table-column">
      <style:table-column-properties fo:break-before="auto" style:column-width="15.9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57mm"/>
    </style:style>
    <style:style style:name="co10" style:family="table-column">
      <style:table-column-properties fo:break-before="auto" style:column-width="15.4mm"/>
    </style:style>
    <style:style style:name="co11" style:family="table-column">
      <style:table-column-properties fo:break-before="auto" style:column-width="19.03mm"/>
    </style:style>
    <style:style style:name="co12" style:family="table-column">
      <style:table-column-properties fo:break-before="auto" style:column-width="13.55mm"/>
    </style:style>
    <style:style style:name="co13" style:family="table-column">
      <style:table-column-properties fo:break-before="auto" style:column-width="16mm"/>
    </style:style>
    <style:style style:name="co14" style:family="table-column">
      <style:table-column-properties fo:break-before="auto" style:column-width="5.87mm"/>
    </style:style>
    <style:style style:name="co15" style:family="table-column">
      <style:table-column-properties fo:break-before="auto" style:column-width="6.16mm"/>
    </style:style>
    <style:style style:name="co16" style:family="table-column">
      <style:table-column-properties fo:break-before="auto" style:column-width="5.54mm"/>
    </style:style>
    <style:style style:name="co17" style:family="table-column">
      <style:table-column-properties fo:break-before="auto" style:column-width="4.82mm"/>
    </style:style>
    <style:style style:name="co18" style:family="table-column">
      <style:table-column-properties fo:break-before="auto" style:column-width="6.03mm"/>
    </style:style>
    <style:style style:name="co19" style:family="table-column">
      <style:table-column-properties fo:break-before="auto" style:column-width="6.7mm"/>
    </style:style>
    <style:style style:name="co20" style:family="table-column">
      <style:table-column-properties fo:break-before="auto" style:column-width="5.13mm"/>
    </style:style>
    <style:style style:name="co21" style:family="table-column">
      <style:table-column-properties fo:break-before="auto" style:column-width="5.94mm"/>
    </style:style>
    <style:style style:name="co22" style:family="table-column">
      <style:table-column-properties fo:break-before="auto" style:column-width="6.47mm"/>
    </style:style>
    <style:style style:name="co23" style:family="table-column">
      <style:table-column-properties fo:break-before="auto" style:column-width="5.57mm"/>
    </style:style>
    <style:style style:name="co24" style:family="table-column">
      <style:table-column-properties fo:break-before="auto" style:column-width="6.93mm"/>
    </style:style>
    <style:style style:name="co25" style:family="table-column">
      <style:table-column-properties fo:break-before="auto" style:column-width="6.26mm"/>
    </style:style>
    <style:style style:name="co26" style:family="table-column">
      <style:table-column-properties fo:break-before="auto" style:column-width="6.56mm"/>
    </style:style>
    <style:style style:name="co27" style:family="table-column">
      <style:table-column-properties fo:break-before="auto" style:column-width="6.51mm"/>
    </style:style>
    <style:style style:name="co28" style:family="table-column">
      <style:table-column-properties fo:break-before="auto" style:column-width="6.28mm"/>
    </style:style>
    <style:style style:name="co29" style:family="table-column">
      <style:table-column-properties fo:break-before="auto" style:column-width="6.74mm"/>
    </style:style>
    <style:style style:name="co30" style:family="table-column">
      <style:table-column-properties fo:break-before="auto" style:column-width="5.84mm"/>
    </style:style>
    <style:style style:name="co31" style:family="table-column">
      <style:table-column-properties fo:break-before="auto" style:column-width="5.61mm"/>
    </style:style>
    <style:style style:name="co32" style:family="table-column">
      <style:table-column-properties fo:break-before="auto" style:column-width="7.64mm"/>
    </style:style>
    <style:style style:name="co33" style:family="table-column">
      <style:table-column-properties fo:break-before="auto" style:column-width="7.41mm"/>
    </style:style>
    <style:style style:name="co34" style:family="table-column">
      <style:table-column-properties fo:break-before="auto" style:column-width="4.48mm"/>
    </style:style>
    <style:style style:name="co35" style:family="table-column">
      <style:table-column-properties fo:break-before="auto" style:column-width="5.17mm"/>
    </style:style>
    <style:style style:name="co36" style:family="table-column">
      <style:table-column-properties fo:break-before="auto" style:column-width="4.04mm"/>
    </style:style>
    <style:style style:name="co37" style:family="table-column">
      <style:table-column-properties fo:break-before="auto" style:column-width="3.76mm"/>
    </style:style>
    <style:style style:name="co38" style:family="table-column">
      <style:table-column-properties fo:break-before="auto" style:column-width="4.71mm"/>
    </style:style>
    <style:style style:name="co39" style:family="table-column">
      <style:table-column-properties fo:break-before="auto" style:column-width="5.19mm"/>
    </style:style>
    <style:style style:name="co40" style:family="table-column">
      <style:table-column-properties fo:break-before="auto" style:column-width="17.64mm"/>
    </style:style>
    <style:style style:name="co41" style:family="table-column">
      <style:table-column-properties fo:break-before="auto" style:column-width="22.58mm"/>
    </style:style>
    <style:style style:name="co42" style:family="table-column">
      <style:table-column-properties fo:break-before="auto" style:column-width="32.76mm"/>
    </style:style>
    <style:style style:name="co43" style:family="table-column">
      <style:table-column-properties fo:break-before="auto" style:column-width="30.8mm"/>
    </style:style>
    <style:style style:name="co44" style:family="table-column">
      <style:table-column-properties fo:break-before="auto" style:column-width="17.11mm"/>
    </style:style>
    <style:style style:name="co45" style:family="table-column">
      <style:table-column-properties fo:break-before="auto" style:column-width="29.69mm"/>
    </style:style>
    <style:style style:name="co46" style:family="table-column">
      <style:table-column-properties fo:break-before="auto" style:column-width="8.2mm"/>
    </style:style>
    <style:style style:name="co47" style:family="table-column">
      <style:table-column-properties fo:break-before="auto" style:column-width="15.5mm"/>
    </style:style>
    <style:style style:name="co48" style:family="table-column">
      <style:table-column-properties fo:break-before="auto" style:column-width="11.45mm"/>
    </style:style>
    <style:style style:name="co49" style:family="table-column">
      <style:table-column-properties fo:break-before="auto" style:column-width="12.44mm"/>
    </style:style>
    <style:style style:name="co50" style:family="table-column">
      <style:table-column-properties fo:break-before="auto" style:column-width="13.56mm"/>
    </style:style>
    <style:style style:name="ro1" style:family="table-row">
      <style:table-row-properties style:row-height="5.63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87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2.77mm" fo:break-before="auto" style:use-optimal-row-height="false"/>
    </style:style>
    <style:style style:name="ro7" style:family="table-row">
      <style:table-row-properties style:row-height="8.64mm" fo:break-before="auto" style:use-optimal-row-height="false"/>
    </style:style>
    <style:style style:name="ro8" style:family="table-row">
      <style:table-row-properties style:row-height="8.17mm" fo:break-before="auto" style:use-optimal-row-height="false"/>
    </style:style>
    <style:style style:name="ro9" style:family="table-row">
      <style:table-row-properties style:row-height="7.21mm" fo:break-before="auto" style:use-optimal-row-height="false"/>
    </style:style>
    <style:style style:name="ro10" style:family="table-row">
      <style:table-row-properties style:row-height="6.72mm" fo:break-before="auto" style:use-optimal-row-height="false"/>
    </style:style>
    <style:style style:name="ro11" style:family="table-row">
      <style:table-row-properties style:row-height="6.24mm" fo:break-before="auto" style:use-optimal-row-height="false"/>
    </style:style>
    <style:style style:name="ro12" style:family="table-row">
      <style:table-row-properties style:row-height="7.94mm" fo:break-before="auto" style:use-optimal-row-height="false"/>
    </style:style>
    <style:style style:name="ro13" style:family="table-row">
      <style:table-row-properties style:row-height="6.49mm" fo:break-before="auto" style:use-optimal-row-height="false"/>
    </style:style>
    <style:style style:name="ta1" style:family="table" style:master-page-name="PageStyle_5f_Schedule_20_Plan">
      <style:table-properties table:display="true" style:writing-mode="lr-tb"/>
    </style:style>
    <style:style style:name="ta2" style:family="table" style:master-page-name="PageStyle_5f_Non-Working_20_Days">
      <style:table-properties table:display="false" style:writing-mode="lr-tb"/>
    </style:style>
    <style:style style:name="ta3" style:family="table" style:master-page-name="PageStyle_5f_Sheet3">
      <style:table-properties table:display="fals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4f81bd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" style:family="table-cell" style:parent-style-name="Default">
      <style:table-cell-properties fo:border-bottom="none" fo:background-color="#4f81bd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4f81bd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Excel_20_Built-in_20_Percent">
      <style:table-cell-properties fo:background-color="#4f81bd"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7" style:family="table-cell" style:parent-style-name="Excel_20_Built-in_20_Percent">
      <style:table-cell-properties fo:border-bottom="none" fo:background-color="#4f81bd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8" style:family="table-cell" style:parent-style-name="Excel_20_Built-in_20_Percent">
      <style:table-cell-properties fo:border-bottom="1.76pt solid #000000" fo:background-color="#4f81bd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166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81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82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0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1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2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3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4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5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6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7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8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9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30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83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84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33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85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86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36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87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88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89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90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91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92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95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00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01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02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03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99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49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04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05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06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07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08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09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10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11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90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12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13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14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15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16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97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17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18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00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19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20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21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22" style:family="table-cell" style:parent-style-name="Excel_20_Built-in_20_Percen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52" style:family="table-cell" style:parent-style-name="Excel_20_Built-in_20_Percen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5" style:family="table-cell" style:parent-style-name="Default">
      <style:table-cell-properties fo:border-bottom="1.76pt solid #000000" fo:background-color="#4f81bd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54" style:family="table-cell" style:parent-style-name="Default">
      <style:table-cell-properties fo:border-bottom="none" fo:background-color="#4f81bd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55" style:family="table-cell" style:parent-style-name="Default">
      <style:table-cell-properties fo:border-bottom="1.76pt solid #000000" fo:background-color="#4f81bd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96" style:family="table-cell" style:parent-style-name="Default">
      <style:table-cell-properties fo:background-color="#d99694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language="none" fo:country="none" fo:font-style="normal" fo:text-shadow="none" style:text-underline-style="none" fo:font-weight="normal" style:font-name-asian="Cordia New" style:font-size-asian="7pt" style:language-asian="none" style:country-asian="none" style:font-style-asian="normal" style:font-weight-asian="normal" style:font-name-complex="Arial1" style:font-size-complex="7pt" style:language-complex="en" style:country-complex="US" style:font-style-complex="normal" style:font-weight-complex="normal"/>
    </style:style>
    <style:style style:name="ce57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name-asian="Microsoft YaHei" style:font-size-asian="7pt" style:font-style-asian="normal" style:font-weight-asian="normal" style:font-name-complex="Arial1" style:font-size-complex="7pt" style:font-style-complex="normal" style:font-weight-complex="normal"/>
    </style:style>
    <style:style style:name="ce56" style:family="table-cell" style:parent-style-name="Default">
      <style:table-cell-properties fo:background-color="#d99694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language="none" fo:country="none" fo:font-style="normal" fo:text-shadow="none" style:text-underline-style="none" fo:font-weight="normal" style:font-name-asian="Cordia New" style:font-size-asian="20pt" style:language-asian="none" style:country-asian="none" style:font-style-asian="normal" style:font-weight-asian="normal" style:font-name-complex="Arial1" style:font-size-complex="7pt" style:language-complex="en" style:country-complex="US" style:font-style-complex="normal" style:font-weight-complex="normal"/>
    </style:style>
    <style:style style:name="ce58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2" style:family="table-cell" style:parent-style-name="Default">
      <style:table-cell-properties fo:background-color="#4f81bd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60" style:family="table-cell" style:parent-style-name="Default">
      <style:table-cell-properties fo:border-bottom="none" fo:background-color="#4f81bd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61" style:family="table-cell" style:parent-style-name="Default">
      <style:table-cell-properties fo:border-bottom="1.76pt solid #000000" fo:background-color="#4f81bd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6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1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name-asian="Microsoft YaHei" style:font-size-asian="7pt" style:font-style-asian="normal" style:font-weight-asian="normal" style:font-name-complex="Arial1" style:font-size-complex="7pt" style:font-style-complex="normal" style:font-weight-complex="normal"/>
    </style:style>
    <style:style style:name="ce64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5" style:family="table-cell" style:parent-style-name="Default" style:data-style-name="N36">
      <style:table-cell-properties fo:border-bottom="1.76pt solid #000000" fo:background-color="#4f81bd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66" style:family="table-cell" style:parent-style-name="Default" style:data-style-name="N36">
      <style:table-cell-properties fo:border-bottom="1.76pt solid #000000" fo:background-color="#4f81bd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67" style:family="table-cell" style:parent-style-name="Default" style:data-style-name="N36">
      <style:table-cell-properties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09" style:family="table-cell" style:parent-style-name="Default" style:data-style-name="N36">
      <style:table-cell-properties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68" style:family="table-cell" style:parent-style-name="Default" style:data-style-name="N3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4f81b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70" style:family="table-cell" style:parent-style-name="Default" style:data-style-name="N36">
      <style:table-cell-properties fo:border-bottom="1.76pt solid #000000" fo:background-color="#4f81bd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71" style:family="table-cell" style:parent-style-name="Default" style:data-style-name="N36">
      <style:table-cell-properties fo:border-bottom="1.76pt solid #000000" fo:background-color="#4f81bd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72" style:family="table-cell" style:parent-style-name="Excel_20_Built-in_20_Comma">
      <style:table-cell-properties fo:border-bottom="none" fo:background-color="#4f81bd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73" style:family="table-cell" style:parent-style-name="Excel_20_Built-in_20_Comma">
      <style:table-cell-properties fo:border-bottom="1.76pt solid #000000" fo:background-color="#4f81bd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74" style:family="table-cell" style:parent-style-name="Excel_20_Built-in_20_Comma" style:data-style-name="N155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75" style:family="table-cell" style:parent-style-name="Excel_20_Built-in_20_Comma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6" style:family="table-cell" style:parent-style-name="Default">
      <style:table-cell-properties fo:border-bottom="1.76pt solid #000000" fo:background-color="#4f81bd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77" style:family="table-cell" style:parent-style-name="Default">
      <style:table-cell-properties fo:border-bottom="1.76pt solid #000000" fo:background-color="#4f81bd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78" style:family="table-cell" style:parent-style-name="Excel_20_Built-in_20_Comma" style:data-style-name="N155">
      <style:table-cell-properties fo:background-color="#d9d9d9"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79" style:family="table-cell" style:parent-style-name="Default">
      <style:table-cell-properties fo:border-bottom="1.76pt solid #000000" fo:background-color="#4f81bd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80" style:family="table-cell" style:parent-style-name="Excel_20_Built-in_20_Comma">
      <style:table-cell-properties fo:border-bottom="1.76pt solid #000000" fo:background-color="#4f81bd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81" style:family="table-cell" style:parent-style-name="Excel_20_Built-in_20_Comma">
      <style:table-cell-properties fo:border-bottom="1.76pt solid #000000" fo:background-color="#4f81bd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82" style:family="table-cell" style:parent-style-name="Excel_20_Built-in_20_Comma" style:data-style-name="N36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83" style:family="table-cell" style:parent-style-name="Excel_20_Built-in_20_Comma">
      <style:table-cell-properties fo:background-color="#4f81bd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84" style:family="table-cell" style:parent-style-name="Excel_20_Built-in_20_Comma">
      <style:table-cell-properties fo:background-color="#4f81bd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85" style:family="table-cell" style:parent-style-name="Excel_20_Built-in_20_Comma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29" style:family="table-cell" style:parent-style-name="Excel_20_Built-in_20_Percent">
      <style:table-cell-properties fo:background-color="#4f81bd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259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60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61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62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63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64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65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66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67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70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71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72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73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74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75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76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77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78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79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24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25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26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27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68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69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30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70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71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72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73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74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75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76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38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77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78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79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82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83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84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85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89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90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91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92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93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94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95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53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96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97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98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99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300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301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302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319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303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304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305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306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324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326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307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328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308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309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310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311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312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313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335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336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314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338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315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316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341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342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343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344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45" style:family="table-cell" style:parent-style-name="Excel_20_Built-in_20_Percen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6" style:family="table-cell" style:parent-style-name="Default">
      <style:table-cell-properties fo:background-color="#4f81bd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147" style:family="table-cell" style:parent-style-name="Excel_20_Built-in_20_Percent">
      <style:table-cell-properties fo:background-color="#4f81bd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148" style:family="table-cell" style:parent-style-name="Excel_20_Built-in_20_Percen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49" style:family="table-cell" style:parent-style-name="Excel_20_Built-in_20_Percen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6" style:family="table-cell" style:parent-style-name="Default">
      <style:table-cell-properties fo:background-color="#4f81bd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151" style:family="table-cell" style:parent-style-name="Default" style:data-style-name="N152">
      <style:table-cell-properties fo:background-color="#4f81bd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152" style:family="table-cell" style:parent-style-name="Default" style:data-style-name="N20122">
      <style:table-cell-properties fo:background-color="#4f81bd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399" style:family="table-cell" style:parent-style-name="Default" style:data-style-name="N0">
      <style:table-cell-properties fo:background-color="#f2f2f2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5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Arial1" fo:font-size="8pt" style:font-size-asian="8pt" style:font-name-complex="Arial1" style:font-size-complex="8pt"/>
    </style:style>
    <style:style style:name="ce155" style:family="table-cell" style:parent-style-name="Default" style:data-style-name="N0">
      <style:table-cell-properties fo:background-color="#d3d3d4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402" style:family="table-cell" style:parent-style-name="Default">
      <style:table-cell-properties fo:background-color="#4f81bd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57" style:family="table-cell" style:parent-style-name="Default" style:data-style-name="N152">
      <style:table-cell-properties fo:background-color="#4f81bd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size="6pt" fo:font-style="normal" fo:text-shadow="none" style:text-underline-style="none" fo:font-weight="bold" style:font-name-asian="Microsoft YaHei" style:font-size-asian="6pt" style:font-style-asian="normal" style:font-weight-asian="bold" style:font-name-complex="Arial1" style:font-size-complex="6pt" style:font-style-complex="normal" style:font-weight-complex="bold"/>
    </style:style>
    <style:style style:name="ce158" style:family="table-cell" style:parent-style-name="Default" style:data-style-name="N20122">
      <style:table-cell-properties fo:background-color="#4f81bd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size="6pt" fo:font-style="normal" fo:text-shadow="none" style:text-underline-style="none" fo:font-weight="bold" style:font-name-asian="Microsoft YaHei" style:font-size-asian="6pt" style:font-style-asian="normal" style:font-weight-asian="bold" style:font-name-complex="Arial1" style:font-size-complex="6pt" style:font-style-complex="normal" style:font-weight-complex="bold"/>
    </style:style>
    <style:style style:name="ce325" style:family="table-cell" style:parent-style-name="Default" style:data-style-name="N0">
      <style:table-cell-properties fo:background-color="#f2f2f2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2" style:family="table-cell" style:parent-style-name="Default" style:data-style-name="N0">
      <style:table-cell-properties fo:background-color="#669933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0" style:family="table-cell" style:parent-style-name="Default">
      <style:table-cell-properties fo:background-color="#4f81bd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6pt" fo:font-style="normal" fo:text-shadow="none" style:text-underline-style="none" fo:font-weight="bold" style:font-size-asian="6pt" style:font-style-asian="normal" style:font-weight-asian="bold" style:font-name-complex="Arial1" style:font-size-complex="6pt" style:font-style-complex="normal" style:font-weight-complex="bold"/>
    </style:style>
    <style:style style:name="ce161" style:family="table-cell" style:parent-style-name="Default" style:data-style-name="N0">
      <style:table-cell-properties fo:background-color="#d3d3d4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4" style:family="table-cell" style:parent-style-name="Default">
      <style:table-cell-properties fo:background-color="#4f81bd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size="6pt" fo:font-style="normal" fo:text-shadow="none" style:text-underline-style="none" fo:font-weight="bold" style:font-size-asian="6pt" style:font-style-asian="normal" style:font-weight-asian="bold" style:font-name-complex="Arial1" style:font-size-complex="6pt" style:font-style-complex="normal" style:font-weight-complex="bold"/>
    </style:style>
    <style:style style:name="ce410" style:family="table-cell" style:parent-style-name="Default">
      <style:table-cell-properties fo:background-color="#4f81bd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11" style:family="table-cell" style:parent-style-name="Default">
      <style:table-cell-properties fo:background-color="#4f81bd" style:cell-protect="protected" style:print-content="tru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69" style:family="table-cell" style:parent-style-name="Default">
      <style:table-cell-properties fo:background-color="#4f81bd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4" style:family="table-cell" style:parent-style-name="Default" style:data-style-name="N10145">
      <style:table-cell-properties style:rotation-align="none"/>
    </style:style>
    <style:style style:name="ce4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6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1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36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18" style:family="table-cell" style:parent-style-name="Default">
      <style:table-cell-properties style:text-align-source="value-type" style:repeat-content="false"/>
      <style:paragraph-properties fo:margin-left="0mm"/>
    </style:style>
    <style:style style:name="ce37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37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372" style:family="table-cell" style:parent-style-name="Default">
      <style:table-cell-properties fo:background-color="#999999" style:text-align-source="value-type" style:repeat-content="false" fo:border="0.06pt solid #000000"/>
      <style:paragraph-properties fo:margin-left="0mm"/>
      <style:text-properties fo:font-size="14pt" style:font-size-asian="14pt" style:font-size-complex="14pt"/>
    </style:style>
    <style:style style:name="ce373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37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375" style:family="table-cell" style:parent-style-name="Default" style:data-style-name="N36">
      <style:table-cell-properties style:text-align-source="fix" style:repeat-content="false" fo:border="0.06pt solid #000000" style:vertical-align="middle"/>
      <style:paragraph-properties fo:text-align="center"/>
    </style:style>
    <style:style style:name="ce376" style:family="table-cell" style:parent-style-name="Default" style:data-style-name="N36">
      <style:table-cell-properties style:text-align-source="fix" style:repeat-content="false" fo:border="0.06pt solid #000000" style:vertical-align="middle"/>
      <style:paragraph-properties fo:text-align="center"/>
      <style:text-properties fo:color="#ed1c24"/>
    </style:style>
    <style:style style:name="ce377" style:family="table-cell" style:parent-style-name="Default">
      <style:table-cell-properties fo:background-color="#999999" fo:border="0.06pt solid #000000"/>
      <style:text-properties fo:font-size="14pt" style:font-size-asian="14pt" style:font-size-complex="14pt"/>
    </style:style>
    <style:style style:name="ce378" style:family="table-cell" style:parent-style-name="Default">
      <style:table-cell-properties fo:border="0.06pt solid #000000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23.41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th" style:country-complex="TH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th" style:country-complex="TH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th" style:country-complex="TH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th" style:country-complex="TH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letter-kerning="true" fo:language="none" fo:country="none" style:language-asian="none" style:country-asian="none" style:font-name-asian="Cordia New" style:font-size-asian="20pt"/>
    </style:style>
    <style:style style:name="T4" style:family="text">
      <style:text-properties style:letter-kerning="true" fo:language="none" fo:country="none" style:language-asian="none" style:country-asian="none" style:font-name-asian="Cordia New" style:font-size-asian="20pt" fo:font-weight="bold"/>
    </style:style>
    <style:style style:name="T5" style:family="text">
      <style:text-properties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th" style:country-complex="TH" style:font-name-asian="Microsoft YaHei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th" style:country-complex="TH" style:font-name-asian="Microsoft YaHei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base-cell-address="YUPINACTIONPLAN.G4">
          <table:help-message table:display="true"/>
          <table:error-message table:message-type="stop" table:title="Calculated Fields" table:display="true">
            <text:p>Do not enter data here... these are calculated fields</text:p>
          </table:error-message>
        </table:content-validation>
        <table:content-validation table:name="val2" table:condition="of:cell-content-is-in-list(&quot;never enter data&quot;)" table:allow-empty-cell="true" table:display-list="unsorted" table:base-cell-address="YUPINACTIONPLAN.BE4">
          <table:help-message table:display="true"/>
          <table:error-message table:message-type="stop" table:title="Don't Enter Data" table:display="true">
            <text:p>This area is for displaying the gantt chart... you do not need to enter data here.</text:p>
          </table:error-message>
        </table:content-validation>
      </table:content-validations>
      <table:table table:name="YUPINACTIONPLAN" table:style-name="ta1">
        <office:forms form:automatic-focus="false" form:apply-design-mode="false"/>
        <table:table-column table:style-name="co1" table:visibility="collapse" table:default-cell-style-name="ce5"/>
        <table:table-column table:style-name="co2" table:default-cell-style-name="ce52"/>
        <table:table-column table:style-name="co3" table:default-cell-style-name="ce58"/>
        <table:table-column table:style-name="co4" table:default-cell-style-name="ce64"/>
        <table:table-column table:style-name="co5" table:default-cell-style-name="ce68"/>
        <table:table-column table:style-name="co6" table:default-cell-style-name="ce68"/>
        <table:table-column table:style-name="co7" table:visibility="collapse" table:default-cell-style-name="ce75"/>
        <table:table-column table:style-name="co8" table:visibility="collapse" table:default-cell-style-name="ce75"/>
        <table:table-column table:style-name="co9" table:visibility="collapse" table:default-cell-style-name="ce75"/>
        <table:table-column table:style-name="co1" table:visibility="collapse" table:default-cell-style-name="ce75"/>
        <table:table-column table:style-name="co7" table:visibility="collapse" table:default-cell-style-name="ce75"/>
        <table:table-column table:style-name="co9" table:visibility="collapse" table:default-cell-style-name="ce75"/>
        <table:table-column table:style-name="co10" table:visibility="collapse" table:default-cell-style-name="ce75"/>
        <table:table-column table:style-name="co11" table:visibility="collapse" table:default-cell-style-name="ce75"/>
        <table:table-column table:style-name="co9" table:visibility="collapse" table:default-cell-style-name="ce75"/>
        <table:table-column table:style-name="co8" table:visibility="collapse" table:default-cell-style-name="ce75"/>
        <table:table-column table:style-name="co12" table:default-cell-style-name="ce75"/>
        <table:table-column table:style-name="co13" table:default-cell-style-name="ce145"/>
        <table:table-column table:style-name="co8" table:visibility="collapse" table:default-cell-style-name="ce149"/>
        <table:table-column table:style-name="co14" table:visibility="collapse" table:number-columns-repeated="31" table:default-cell-style-name="ce154"/>
        <table:table-column table:style-name="co15" table:visibility="collapse" table:number-columns-repeated="277" table:default-cell-style-name="ce154"/>
        <table:table-column table:style-name="co16" table:default-cell-style-name="ce154"/>
        <table:table-column table:style-name="co17" table:default-cell-style-name="ce154"/>
        <table:table-column table:style-name="co18" table:default-cell-style-name="ce154"/>
        <table:table-column table:style-name="co19" table:default-cell-style-name="ce154"/>
        <table:table-column table:style-name="co17" table:number-columns-repeated="2" table:default-cell-style-name="ce154"/>
        <table:table-column table:style-name="co16" table:number-columns-repeated="2" table:default-cell-style-name="ce154"/>
        <table:table-column table:style-name="co17" table:default-cell-style-name="ce154"/>
        <table:table-column table:style-name="co18" table:default-cell-style-name="ce154"/>
        <table:table-column table:style-name="co19" table:default-cell-style-name="ce154"/>
        <table:table-column table:style-name="co20" table:number-columns-repeated="5" table:default-cell-style-name="ce154"/>
        <table:table-column table:style-name="co18" table:default-cell-style-name="ce154"/>
        <table:table-column table:style-name="co19" table:default-cell-style-name="ce154"/>
        <table:table-column table:style-name="co20" table:number-columns-repeated="2" table:default-cell-style-name="ce154"/>
        <table:table-column table:style-name="co21" table:default-cell-style-name="ce154"/>
        <table:table-column table:style-name="co22" table:default-cell-style-name="ce154"/>
        <table:table-column table:style-name="co23" table:default-cell-style-name="ce154"/>
        <table:table-column table:style-name="co18" table:default-cell-style-name="ce154"/>
        <table:table-column table:style-name="co19" table:default-cell-style-name="ce154"/>
        <table:table-column table:style-name="co24" table:default-cell-style-name="ce154"/>
        <table:table-column table:style-name="co25" table:default-cell-style-name="ce154"/>
        <table:table-column table:style-name="co26" table:default-cell-style-name="ce154"/>
        <table:table-column table:style-name="co22" table:default-cell-style-name="ce154"/>
        <table:table-column table:style-name="co23" table:default-cell-style-name="ce154"/>
        <table:table-column table:style-name="co18" table:default-cell-style-name="ce154"/>
        <table:table-column table:style-name="co19" table:default-cell-style-name="ce154"/>
        <table:table-column table:style-name="co20" table:number-columns-repeated="2" table:default-cell-style-name="ce154"/>
        <table:table-column table:style-name="co27" table:default-cell-style-name="ce154"/>
        <table:table-column table:style-name="co22" table:default-cell-style-name="ce154"/>
        <table:table-column table:style-name="co28" table:default-cell-style-name="ce154"/>
        <table:table-column table:style-name="co18" table:default-cell-style-name="ce154"/>
        <table:table-column table:style-name="co19" table:default-cell-style-name="ce154"/>
        <table:table-column table:style-name="co20" table:number-columns-repeated="5" table:default-cell-style-name="ce154"/>
        <table:table-column table:style-name="co28" table:default-cell-style-name="ce154"/>
        <table:table-column table:style-name="co29" table:default-cell-style-name="ce154"/>
        <table:table-column table:style-name="co20" table:number-columns-repeated="5" table:default-cell-style-name="ce154"/>
        <table:table-column table:style-name="co30" table:default-cell-style-name="ce154"/>
        <table:table-column table:style-name="co31" table:default-cell-style-name="ce154"/>
        <table:table-column table:style-name="co20" table:number-columns-repeated="2" table:default-cell-style-name="ce154"/>
        <table:table-column table:style-name="co29" table:default-cell-style-name="ce154"/>
        <table:table-column table:style-name="co22" table:default-cell-style-name="ce154"/>
        <table:table-column table:style-name="co23" table:default-cell-style-name="ce154"/>
        <table:table-column table:style-name="co32" table:default-cell-style-name="ce154"/>
        <table:table-column table:style-name="co28" table:default-cell-style-name="ce154"/>
        <table:table-column table:style-name="co24" table:default-cell-style-name="ce154"/>
        <table:table-column table:style-name="co20" table:number-columns-repeated="4" table:default-cell-style-name="ce154"/>
        <table:table-column table:style-name="co33" table:default-cell-style-name="ce154"/>
        <table:table-column table:style-name="co28" table:default-cell-style-name="ce154"/>
        <table:table-column table:style-name="co20" table:number-columns-repeated="5" table:default-cell-style-name="ce154"/>
        <table:table-column table:style-name="co34" table:default-cell-style-name="ce154"/>
        <table:table-column table:style-name="co35" table:default-cell-style-name="ce154"/>
        <table:table-column table:style-name="co20" table:number-columns-repeated="5" table:default-cell-style-name="ce154"/>
        <table:table-column table:style-name="co36" table:default-cell-style-name="ce154"/>
        <table:table-column table:style-name="co37" table:default-cell-style-name="ce154"/>
        <table:table-column table:style-name="co20" table:number-columns-repeated="4" table:default-cell-style-name="ce154"/>
        <table:table-column table:style-name="co38" table:default-cell-style-name="ce154"/>
        <table:table-column table:style-name="co36" table:default-cell-style-name="ce154"/>
        <table:table-column table:style-name="co37" table:default-cell-style-name="ce154"/>
        <table:table-column table:style-name="co29" table:default-cell-style-name="ce154"/>
        <table:table-column table:style-name="co28" table:default-cell-style-name="ce154"/>
        <table:table-column table:style-name="co29" table:default-cell-style-name="ce154"/>
        <table:table-column table:style-name="co39" table:number-columns-repeated="2" table:default-cell-style-name="ce154"/>
        <table:table-column table:style-name="co36" table:number-columns-repeated="2" table:default-cell-style-name="ce154"/>
        <table:table-column table:style-name="co39" table:number-columns-repeated="5" table:default-cell-style-name="ce154"/>
        <table:table-column table:style-name="co36" table:number-columns-repeated="2" table:default-cell-style-name="ce154"/>
        <table:table-column table:style-name="co39" table:number-columns-repeated="5" table:default-cell-style-name="ce154"/>
        <table:table-column table:style-name="co36" table:number-columns-repeated="2" table:default-cell-style-name="ce154"/>
        <table:table-column table:style-name="co39" table:number-columns-repeated="5" table:default-cell-style-name="ce154"/>
        <table:table-column table:style-name="co36" table:number-columns-repeated="2" table:default-cell-style-name="ce154"/>
        <table:table-column table:style-name="co39" table:number-columns-repeated="5" table:default-cell-style-name="ce154"/>
        <table:table-column table:style-name="co36" table:default-cell-style-name="ce154"/>
        <table:table-column table:style-name="co40" table:number-columns-repeated="97" table:default-cell-style-name="ce154"/>
        <table:table-column table:style-name="co40" table:number-columns-repeated="448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NO</text:p>
          </table:table-cell>
          <table:table-cell table:style-name="ce6" office:value-type="string" calcext:value-type="string" table:number-columns-spanned="1" table:number-rows-spanned="3">
            <text:p><text:s/>No</text:p>
          </table:table-cell>
          <table:table-cell table:style-name="ce125" office:value-type="string" calcext:value-type="string" table:number-columns-spanned="1" table:number-rows-spanned="3">
            <text:p>Task Name</text:p>
          </table:table-cell>
          <table:table-cell table:style-name="ce132" office:value-type="string" calcext:value-type="string" table:number-columns-spanned="1" table:number-rows-spanned="3">
            <office:annotation draw:style-name="gr1" draw:text-style-name="P2" svg:width="65.04mm" svg:height="25.41mm" svg:x="120.62mm" svg:y="0.1mm" draw:caption-point-x="0mm" draw:caption-point-y="0mm">
              <dc:date>2016-01-08T00:00:00</dc:date>
              <text:p text:style-name="P1"><text:span text:style-name="T1">Nawin Minthaisong:</text:span></text:p>
              <text:p text:style-name="P1"><text:span text:style-name="T2">BW = Betterway</text:span></text:p>
              <text:p text:style-name="P1"><text:span text:style-name="T2">SS <text:s/>= <text:s/>Soft square</text:span></text:p>
              <text:p text:style-name="P1"><text:span text:style-name="T2">PS <text:s/>= <text:s/>Prosoft</text:span></text:p>
            </office:annotation>
            <text:p>Respon</text:p>
            <text:p>Sibility</text:p>
          </table:table-cell>
          <table:table-cell table:style-name="ce132" office:value-type="string" calcext:value-type="string" table:number-columns-spanned="2" table:number-rows-spanned="1">
            <text:p>Schedule plan</text:p>
          </table:table-cell>
          <table:covered-table-cell table:style-name="ce69"/>
          <table:table-cell table:style-name="ce125"/>
          <table:table-cell table:style-name="ce76" office:value-type="string" calcext:value-type="string">
            <text:p>Revise 1</text:p>
          </table:table-cell>
          <table:table-cell table:style-name="ce77"/>
          <table:table-cell table:style-name="ce79"/>
          <table:table-cell table:style-name="ce76" office:value-type="string" calcext:value-type="string">
            <text:p>Revise 2</text:p>
          </table:table-cell>
          <table:table-cell table:style-name="ce77"/>
          <table:table-cell table:style-name="ce76"/>
          <table:table-cell table:style-name="ce76" office:value-type="string" calcext:value-type="string">
            <text:p>Revise 3</text:p>
          </table:table-cell>
          <table:table-cell table:style-name="ce76"/>
          <table:table-cell table:style-name="ce132" office:value-type="string" calcext:value-type="string">
            <text:p>Actual Plan</text:p>
          </table:table-cell>
          <table:table-cell table:style-name="ce83" office:value-type="string" office:string-value="Progress" calcext:value-type="string" table:number-columns-spanned="1" table:number-rows-spanned="3">
            <text:p>Progress </text:p>
          </table:table-cell>
          <table:table-cell table:style-name="ce229" office:value-type="string" calcext:value-type="string" table:number-columns-spanned="1" table:number-rows-spanned="3">
            <text:p>%</text:p>
          </table:table-cell>
          <table:table-cell table:style-name="ce146"/>
          <table:table-cell table:style-name="ce396" office:value-type="string" calcext:value-type="string" table:number-columns-spanned="31" table:number-rows-spanned="1">
            <text:p>January</text:p>
          </table:table-cell>
          <table:covered-table-cell table:number-columns-repeated="30" table:style-name="ce396"/>
          <table:table-cell table:style-name="ce396" office:value-type="string" calcext:value-type="string" table:number-columns-spanned="31" table:number-rows-spanned="1">
            <text:p>January</text:p>
          </table:table-cell>
          <table:covered-table-cell table:number-columns-repeated="30" table:style-name="ce396"/>
          <table:table-cell table:style-name="ce396" office:value-type="string" calcext:value-type="string" table:number-columns-spanned="29" table:number-rows-spanned="1">
            <text:p>February</text:p>
          </table:table-cell>
          <table:covered-table-cell table:number-columns-repeated="28" table:style-name="ce396"/>
          <table:table-cell table:style-name="ce396" office:value-type="string" calcext:value-type="string" table:number-columns-spanned="31" table:number-rows-spanned="1">
            <text:p>March</text:p>
          </table:table-cell>
          <table:covered-table-cell table:number-columns-repeated="30" table:style-name="ce396"/>
          <table:table-cell table:style-name="ce396" office:value-type="string" calcext:value-type="string" table:number-columns-spanned="30" table:number-rows-spanned="1">
            <text:p>Aprirl</text:p>
          </table:table-cell>
          <table:covered-table-cell table:number-columns-repeated="29" table:style-name="ce396"/>
          <table:table-cell table:style-name="ce396" office:value-type="string" calcext:value-type="string" table:number-columns-spanned="31" table:number-rows-spanned="1">
            <text:p>May</text:p>
          </table:table-cell>
          <table:covered-table-cell table:number-columns-repeated="30" table:style-name="ce396"/>
          <table:table-cell table:style-name="ce396" office:value-type="string" calcext:value-type="string" table:number-columns-spanned="30" table:number-rows-spanned="1">
            <text:p>June</text:p>
          </table:table-cell>
          <table:covered-table-cell table:number-columns-repeated="29" table:style-name="ce396"/>
          <table:table-cell table:style-name="ce396" office:value-type="string" calcext:value-type="string" table:number-columns-spanned="31" table:number-rows-spanned="1">
            <text:p>July</text:p>
          </table:table-cell>
          <table:covered-table-cell table:number-columns-repeated="30" table:style-name="ce396"/>
          <table:table-cell table:style-name="ce396" office:value-type="string" calcext:value-type="string" table:number-columns-spanned="31" table:number-rows-spanned="1">
            <text:p>August</text:p>
          </table:table-cell>
          <table:covered-table-cell table:number-columns-repeated="30" table:style-name="ce396"/>
          <table:table-cell table:style-name="ce396" office:value-type="string" calcext:value-type="string" table:number-columns-spanned="30" table:number-rows-spanned="1">
            <text:p>September</text:p>
          </table:table-cell>
          <table:covered-table-cell table:number-columns-repeated="29" table:style-name="ce396"/>
          <table:table-cell table:style-name="ce396" office:value-type="string" calcext:value-type="string">
            <text:p>October</text:p>
          </table:table-cell>
          <table:table-cell table:style-name="ce396" table:number-columns-repeated="2"/>
          <table:table-cell table:style-name="ce402" office:value-type="string" calcext:value-type="string" table:number-columns-spanned="30" table:number-rows-spanned="1">
            <text:p>11/2018</text:p>
          </table:table-cell>
          <table:covered-table-cell table:number-columns-repeated="3" table:style-name="ce160"/>
          <table:covered-table-cell table:number-columns-repeated="3" table:style-name="ce164"/>
          <table:covered-table-cell table:number-columns-repeated="4" table:style-name="ce160"/>
          <table:covered-table-cell table:number-columns-repeated="5" table:style-name="ce410"/>
          <table:covered-table-cell table:number-columns-repeated="2" table:style-name="ce160"/>
          <table:covered-table-cell table:number-columns-repeated="5" table:style-name="ce410"/>
          <table:covered-table-cell table:number-columns-repeated="2" table:style-name="ce160"/>
          <table:covered-table-cell table:number-columns-repeated="5" table:style-name="ce410"/>
          <table:table-cell table:style-name="ce402" office:value-type="string" calcext:value-type="string" table:number-columns-spanned="31" table:number-rows-spanned="1">
            <text:p>12/2018</text:p>
          </table:table-cell>
          <table:covered-table-cell table:style-name="ce160"/>
          <table:covered-table-cell table:number-columns-repeated="5" table:style-name="ce410"/>
          <table:covered-table-cell table:number-columns-repeated="2" table:style-name="ce160"/>
          <table:covered-table-cell table:number-columns-repeated="5" table:style-name="ce410"/>
          <table:covered-table-cell table:number-columns-repeated="2" table:style-name="ce160"/>
          <table:covered-table-cell table:number-columns-repeated="5" table:style-name="ce410"/>
          <table:covered-table-cell table:number-columns-repeated="2" table:style-name="ce160"/>
          <table:covered-table-cell table:number-columns-repeated="5" table:style-name="ce410"/>
          <table:covered-table-cell table:number-columns-repeated="2" table:style-name="ce160"/>
          <table:covered-table-cell table:style-name="ce410"/>
          <table:table-cell table:style-name="ce411" office:value-type="string" calcext:value-type="string" table:number-columns-spanned="30" table:number-rows-spanned="1">
            <text:p>01/2019</text:p>
          </table:table-cell>
          <table:covered-table-cell table:number-columns-repeated="3" table:style-name="ce410"/>
          <table:covered-table-cell table:number-columns-repeated="2" table:style-name="ce160" office:value-type="string" calcext:value-type="string">
            <text:p>c</text:p>
          </table:covered-table-cell>
          <table:covered-table-cell table:number-columns-repeated="5" table:style-name="ce410"/>
          <table:covered-table-cell table:number-columns-repeated="2" table:style-name="ce160" office:value-type="string" calcext:value-type="string">
            <text:p>c</text:p>
          </table:covered-table-cell>
          <table:covered-table-cell table:number-columns-repeated="5" table:style-name="ce410"/>
          <table:covered-table-cell table:number-columns-repeated="2" table:style-name="ce160" office:value-type="string" calcext:value-type="string">
            <text:p>c</text:p>
          </table:covered-table-cell>
          <table:covered-table-cell table:number-columns-repeated="5" table:style-name="ce410"/>
          <table:covered-table-cell table:number-columns-repeated="2" table:style-name="ce160" office:value-type="string" calcext:value-type="string">
            <text:p>c</text:p>
          </table:covered-table-cell>
          <table:covered-table-cell table:number-columns-repeated="3" table:style-name="ce410"/>
          <table:table-cell table:style-name="ce411" office:value-type="string" calcext:value-type="string" table:number-columns-spanned="31" table:number-rows-spanned="1">
            <text:p>02/2019 <text:s/></text:p>
          </table:table-cell>
          <table:covered-table-cell table:style-name="ce410"/>
          <table:covered-table-cell table:number-columns-repeated="2" table:style-name="ce160"/>
          <table:covered-table-cell table:number-columns-repeated="5" table:style-name="ce410"/>
          <table:covered-table-cell table:number-columns-repeated="2" table:style-name="ce160"/>
          <table:covered-table-cell table:number-columns-repeated="5" table:style-name="ce410"/>
          <table:covered-table-cell table:number-columns-repeated="2" table:style-name="ce160"/>
          <table:covered-table-cell table:number-columns-repeated="5" table:style-name="ce410"/>
          <table:covered-table-cell table:number-columns-repeated="2" table:style-name="ce160"/>
          <table:covered-table-cell table:number-columns-repeated="5" table:style-name="ce410"/>
          <table:covered-table-cell table:style-name="ce160"/>
          <table:table-cell table:style-name="ce410" table:number-columns-repeated="97"/>
          <table:table-cell table:number-columns-repeated="448"/>
        </table:table-row>
        <table:table-row table:style-name="ro1">
          <table:covered-table-cell table:style-name="ce2"/>
          <table:covered-table-cell table:style-name="ce7"/>
          <table:covered-table-cell table:style-name="ce54"/>
          <table:covered-table-cell table:style-name="ce60"/>
          <table:table-cell table:style-name="ce65" office:value-type="string" calcext:value-type="string" table:number-columns-spanned="1" table:number-rows-spanned="2">
            <text:p>Start</text:p>
          </table:table-cell>
          <table:table-cell table:style-name="ce70" office:value-type="string" calcext:value-type="string" table:number-columns-spanned="1" table:number-rows-spanned="2">
            <text:p>End</text:p>
          </table:table-cell>
          <table:table-cell table:style-name="ce72" table:number-columns-repeated="9"/>
          <table:table-cell table:style-name="ce80" office:value-type="string" office:string-value="Start" calcext:value-type="string" table:number-columns-spanned="1" table:number-rows-spanned="2">
            <text:p>Start </text:p>
          </table:table-cell>
          <table:covered-table-cell table:style-name="ce84"/>
          <table:covered-table-cell table:style-name="ce229"/>
          <table:table-cell table:style-name="ce147"/>
          <table:table-cell table:style-name="ce151" office:value-type="date" office:date-value="2015-01-01" calcext:value-type="date">
            <text:p>01</text:p>
          </table:table-cell>
          <table:table-cell table:style-name="ce151" office:value-type="date" office:date-value="2015-01-02" calcext:value-type="date">
            <text:p>02</text:p>
          </table:table-cell>
          <table:table-cell table:style-name="ce151" office:value-type="date" office:date-value="2015-01-03" calcext:value-type="date">
            <text:p>03</text:p>
          </table:table-cell>
          <table:table-cell table:style-name="ce151" office:value-type="date" office:date-value="2015-01-04" calcext:value-type="date">
            <text:p>04</text:p>
          </table:table-cell>
          <table:table-cell table:style-name="ce151" office:value-type="date" office:date-value="2015-01-05" calcext:value-type="date">
            <text:p>05</text:p>
          </table:table-cell>
          <table:table-cell table:style-name="ce151" office:value-type="date" office:date-value="2015-01-06" calcext:value-type="date">
            <text:p>06</text:p>
          </table:table-cell>
          <table:table-cell table:style-name="ce151" office:value-type="date" office:date-value="2015-01-07" calcext:value-type="date">
            <text:p>07</text:p>
          </table:table-cell>
          <table:table-cell table:style-name="ce151" office:value-type="date" office:date-value="2015-01-08" calcext:value-type="date">
            <text:p>08</text:p>
          </table:table-cell>
          <table:table-cell table:style-name="ce151" office:value-type="date" office:date-value="2015-01-09" calcext:value-type="date">
            <text:p>09</text:p>
          </table:table-cell>
          <table:table-cell table:style-name="ce151" office:value-type="date" office:date-value="2015-01-10" calcext:value-type="date">
            <text:p>10</text:p>
          </table:table-cell>
          <table:table-cell table:style-name="ce151" office:value-type="date" office:date-value="2015-01-11" calcext:value-type="date">
            <text:p>11</text:p>
          </table:table-cell>
          <table:table-cell table:style-name="ce151" office:value-type="date" office:date-value="2015-01-12" calcext:value-type="date">
            <text:p>12</text:p>
          </table:table-cell>
          <table:table-cell table:style-name="ce151" office:value-type="date" office:date-value="2015-01-13" calcext:value-type="date">
            <text:p>13</text:p>
          </table:table-cell>
          <table:table-cell table:style-name="ce151" office:value-type="date" office:date-value="2015-01-14" calcext:value-type="date">
            <text:p>14</text:p>
          </table:table-cell>
          <table:table-cell table:style-name="ce151" office:value-type="date" office:date-value="2015-01-15" calcext:value-type="date">
            <text:p>15</text:p>
          </table:table-cell>
          <table:table-cell table:style-name="ce151" office:value-type="date" office:date-value="2015-01-16" calcext:value-type="date">
            <text:p>16</text:p>
          </table:table-cell>
          <table:table-cell table:style-name="ce151" office:value-type="date" office:date-value="2015-01-17" calcext:value-type="date">
            <text:p>17</text:p>
          </table:table-cell>
          <table:table-cell table:style-name="ce151" office:value-type="date" office:date-value="2015-01-18" calcext:value-type="date">
            <text:p>18</text:p>
          </table:table-cell>
          <table:table-cell table:style-name="ce151" office:value-type="date" office:date-value="2015-01-19" calcext:value-type="date">
            <text:p>19</text:p>
          </table:table-cell>
          <table:table-cell table:style-name="ce151" office:value-type="date" office:date-value="2015-01-20" calcext:value-type="date">
            <text:p>20</text:p>
          </table:table-cell>
          <table:table-cell table:style-name="ce151" office:value-type="date" office:date-value="2015-01-21" calcext:value-type="date">
            <text:p>21</text:p>
          </table:table-cell>
          <table:table-cell table:style-name="ce151" office:value-type="date" office:date-value="2015-01-22" calcext:value-type="date">
            <text:p>22</text:p>
          </table:table-cell>
          <table:table-cell table:style-name="ce151" office:value-type="date" office:date-value="2015-01-23" calcext:value-type="date">
            <text:p>23</text:p>
          </table:table-cell>
          <table:table-cell table:style-name="ce151" office:value-type="date" office:date-value="2015-01-24" calcext:value-type="date">
            <text:p>24</text:p>
          </table:table-cell>
          <table:table-cell table:style-name="ce151" office:value-type="date" office:date-value="2015-01-25" calcext:value-type="date">
            <text:p>25</text:p>
          </table:table-cell>
          <table:table-cell table:style-name="ce151" office:value-type="date" office:date-value="2015-01-26" calcext:value-type="date">
            <text:p>26</text:p>
          </table:table-cell>
          <table:table-cell table:style-name="ce151" office:value-type="date" office:date-value="2015-01-27" calcext:value-type="date">
            <text:p>27</text:p>
          </table:table-cell>
          <table:table-cell table:style-name="ce151" office:value-type="date" office:date-value="2015-01-28" calcext:value-type="date">
            <text:p>28</text:p>
          </table:table-cell>
          <table:table-cell table:style-name="ce151" office:value-type="date" office:date-value="2015-01-29" calcext:value-type="date">
            <text:p>29</text:p>
          </table:table-cell>
          <table:table-cell table:style-name="ce151" office:value-type="date" office:date-value="2015-01-30" calcext:value-type="date">
            <text:p>30</text:p>
          </table:table-cell>
          <table:table-cell table:style-name="ce151" office:value-type="date" office:date-value="2015-01-31" calcext:value-type="date">
            <text:p>31</text:p>
          </table:table-cell>
          <table:table-cell table:style-name="ce151" office:value-type="date" office:date-value="2016-01-01" calcext:value-type="date">
            <text:p>01</text:p>
          </table:table-cell>
          <table:table-cell table:style-name="ce151" office:value-type="date" office:date-value="2016-01-02" calcext:value-type="date">
            <text:p>02</text:p>
          </table:table-cell>
          <table:table-cell table:style-name="ce151" office:value-type="date" office:date-value="2016-01-03" calcext:value-type="date">
            <text:p>03</text:p>
          </table:table-cell>
          <table:table-cell table:style-name="ce151" office:value-type="date" office:date-value="2016-01-04" calcext:value-type="date">
            <text:p>04</text:p>
          </table:table-cell>
          <table:table-cell table:style-name="ce151" office:value-type="date" office:date-value="2016-01-05" calcext:value-type="date">
            <text:p>05</text:p>
          </table:table-cell>
          <table:table-cell table:style-name="ce151" office:value-type="date" office:date-value="2016-01-06" calcext:value-type="date">
            <text:p>06</text:p>
          </table:table-cell>
          <table:table-cell table:style-name="ce151" office:value-type="date" office:date-value="2016-01-07" calcext:value-type="date">
            <text:p>07</text:p>
          </table:table-cell>
          <table:table-cell table:style-name="ce151" office:value-type="date" office:date-value="2016-01-08" calcext:value-type="date">
            <text:p>08</text:p>
          </table:table-cell>
          <table:table-cell table:style-name="ce151" office:value-type="date" office:date-value="2016-01-09" calcext:value-type="date">
            <text:p>09</text:p>
          </table:table-cell>
          <table:table-cell table:style-name="ce151" office:value-type="date" office:date-value="2016-01-10" calcext:value-type="date">
            <text:p>10</text:p>
          </table:table-cell>
          <table:table-cell table:style-name="ce151" office:value-type="date" office:date-value="2016-01-11" calcext:value-type="date">
            <text:p>11</text:p>
          </table:table-cell>
          <table:table-cell table:style-name="ce151" office:value-type="date" office:date-value="2016-01-12" calcext:value-type="date">
            <text:p>12</text:p>
          </table:table-cell>
          <table:table-cell table:style-name="ce151" office:value-type="date" office:date-value="2016-01-13" calcext:value-type="date">
            <text:p>13</text:p>
          </table:table-cell>
          <table:table-cell table:style-name="ce151" office:value-type="date" office:date-value="2016-01-14" calcext:value-type="date">
            <text:p>14</text:p>
          </table:table-cell>
          <table:table-cell table:style-name="ce151" office:value-type="date" office:date-value="2016-01-15" calcext:value-type="date">
            <text:p>15</text:p>
          </table:table-cell>
          <table:table-cell table:style-name="ce151" office:value-type="date" office:date-value="2016-01-16" calcext:value-type="date">
            <text:p>16</text:p>
          </table:table-cell>
          <table:table-cell table:style-name="ce151" office:value-type="date" office:date-value="2016-01-17" calcext:value-type="date">
            <text:p>17</text:p>
          </table:table-cell>
          <table:table-cell table:style-name="ce151" office:value-type="date" office:date-value="2016-01-18" calcext:value-type="date">
            <text:p>18</text:p>
          </table:table-cell>
          <table:table-cell table:style-name="ce151" office:value-type="date" office:date-value="2016-01-19" calcext:value-type="date">
            <text:p>19</text:p>
          </table:table-cell>
          <table:table-cell table:style-name="ce151" office:value-type="date" office:date-value="2016-01-20" calcext:value-type="date">
            <text:p>20</text:p>
          </table:table-cell>
          <table:table-cell table:style-name="ce151" office:value-type="date" office:date-value="2016-01-21" calcext:value-type="date">
            <text:p>21</text:p>
          </table:table-cell>
          <table:table-cell table:style-name="ce151" office:value-type="date" office:date-value="2016-01-22" calcext:value-type="date">
            <text:p>22</text:p>
          </table:table-cell>
          <table:table-cell table:style-name="ce151" office:value-type="date" office:date-value="2016-01-23" calcext:value-type="date">
            <text:p>23</text:p>
          </table:table-cell>
          <table:table-cell table:style-name="ce151" office:value-type="date" office:date-value="2016-01-24" calcext:value-type="date">
            <text:p>24</text:p>
          </table:table-cell>
          <table:table-cell table:style-name="ce151" office:value-type="date" office:date-value="2016-01-25" calcext:value-type="date">
            <text:p>25</text:p>
          </table:table-cell>
          <table:table-cell table:style-name="ce151" office:value-type="date" office:date-value="2016-01-26" calcext:value-type="date">
            <text:p>26</text:p>
          </table:table-cell>
          <table:table-cell table:style-name="ce151" office:value-type="date" office:date-value="2016-01-27" calcext:value-type="date">
            <text:p>27</text:p>
          </table:table-cell>
          <table:table-cell table:style-name="ce151" office:value-type="date" office:date-value="2016-01-28" calcext:value-type="date">
            <text:p>28</text:p>
          </table:table-cell>
          <table:table-cell table:style-name="ce151" office:value-type="date" office:date-value="2016-01-29" calcext:value-type="date">
            <text:p>29</text:p>
          </table:table-cell>
          <table:table-cell table:style-name="ce151" office:value-type="date" office:date-value="2016-01-30" calcext:value-type="date">
            <text:p>30</text:p>
          </table:table-cell>
          <table:table-cell table:style-name="ce151" office:value-type="date" office:date-value="2016-01-31" calcext:value-type="date">
            <text:p>31</text:p>
          </table:table-cell>
          <table:table-cell table:style-name="ce151" office:value-type="date" office:date-value="2016-02-01" calcext:value-type="date">
            <text:p>01</text:p>
          </table:table-cell>
          <table:table-cell table:style-name="ce151" office:value-type="date" office:date-value="2016-02-02" calcext:value-type="date">
            <text:p>02</text:p>
          </table:table-cell>
          <table:table-cell table:style-name="ce151" office:value-type="date" office:date-value="2016-02-03" calcext:value-type="date">
            <text:p>03</text:p>
          </table:table-cell>
          <table:table-cell table:style-name="ce151" office:value-type="date" office:date-value="2016-02-04" calcext:value-type="date">
            <text:p>04</text:p>
          </table:table-cell>
          <table:table-cell table:style-name="ce151" office:value-type="date" office:date-value="2016-02-05" calcext:value-type="date">
            <text:p>05</text:p>
          </table:table-cell>
          <table:table-cell table:style-name="ce151" office:value-type="date" office:date-value="2016-02-06" calcext:value-type="date">
            <text:p>06</text:p>
          </table:table-cell>
          <table:table-cell table:style-name="ce151" office:value-type="date" office:date-value="2016-02-07" calcext:value-type="date">
            <text:p>07</text:p>
          </table:table-cell>
          <table:table-cell table:style-name="ce151" office:value-type="date" office:date-value="2016-02-08" calcext:value-type="date">
            <text:p>08</text:p>
          </table:table-cell>
          <table:table-cell table:style-name="ce151" office:value-type="date" office:date-value="2016-02-09" calcext:value-type="date">
            <text:p>09</text:p>
          </table:table-cell>
          <table:table-cell table:style-name="ce151" office:value-type="date" office:date-value="2016-02-10" calcext:value-type="date">
            <text:p>10</text:p>
          </table:table-cell>
          <table:table-cell table:style-name="ce151" office:value-type="date" office:date-value="2016-02-11" calcext:value-type="date">
            <text:p>11</text:p>
          </table:table-cell>
          <table:table-cell table:style-name="ce151" office:value-type="date" office:date-value="2016-02-12" calcext:value-type="date">
            <text:p>12</text:p>
          </table:table-cell>
          <table:table-cell table:style-name="ce151" office:value-type="date" office:date-value="2016-02-13" calcext:value-type="date">
            <text:p>13</text:p>
          </table:table-cell>
          <table:table-cell table:style-name="ce151" office:value-type="date" office:date-value="2016-02-14" calcext:value-type="date">
            <text:p>14</text:p>
          </table:table-cell>
          <table:table-cell table:style-name="ce151" office:value-type="date" office:date-value="2016-02-15" calcext:value-type="date">
            <text:p>15</text:p>
          </table:table-cell>
          <table:table-cell table:style-name="ce151" office:value-type="date" office:date-value="2016-02-16" calcext:value-type="date">
            <text:p>16</text:p>
          </table:table-cell>
          <table:table-cell table:style-name="ce151" office:value-type="date" office:date-value="2016-02-17" calcext:value-type="date">
            <text:p>17</text:p>
          </table:table-cell>
          <table:table-cell table:style-name="ce151" office:value-type="date" office:date-value="2016-02-18" calcext:value-type="date">
            <text:p>18</text:p>
          </table:table-cell>
          <table:table-cell table:style-name="ce151" office:value-type="date" office:date-value="2016-02-19" calcext:value-type="date">
            <text:p>19</text:p>
          </table:table-cell>
          <table:table-cell table:style-name="ce151" office:value-type="date" office:date-value="2016-02-20" calcext:value-type="date">
            <text:p>20</text:p>
          </table:table-cell>
          <table:table-cell table:style-name="ce151" office:value-type="date" office:date-value="2016-02-21" calcext:value-type="date">
            <text:p>21</text:p>
          </table:table-cell>
          <table:table-cell table:style-name="ce151" office:value-type="date" office:date-value="2016-02-22" calcext:value-type="date">
            <text:p>22</text:p>
          </table:table-cell>
          <table:table-cell table:style-name="ce151" office:value-type="date" office:date-value="2016-02-23" calcext:value-type="date">
            <text:p>23</text:p>
          </table:table-cell>
          <table:table-cell table:style-name="ce151" office:value-type="date" office:date-value="2016-02-24" calcext:value-type="date">
            <text:p>24</text:p>
          </table:table-cell>
          <table:table-cell table:style-name="ce151" office:value-type="date" office:date-value="2016-02-25" calcext:value-type="date">
            <text:p>25</text:p>
          </table:table-cell>
          <table:table-cell table:style-name="ce151" office:value-type="date" office:date-value="2016-02-26" calcext:value-type="date">
            <text:p>26</text:p>
          </table:table-cell>
          <table:table-cell table:style-name="ce151" office:value-type="date" office:date-value="2016-02-27" calcext:value-type="date">
            <text:p>27</text:p>
          </table:table-cell>
          <table:table-cell table:style-name="ce151" office:value-type="date" office:date-value="2016-02-28" calcext:value-type="date">
            <text:p>28</text:p>
          </table:table-cell>
          <table:table-cell table:style-name="ce151" office:value-type="date" office:date-value="2016-02-29" calcext:value-type="date">
            <text:p>29</text:p>
          </table:table-cell>
          <table:table-cell table:style-name="ce151" office:value-type="date" office:date-value="2016-03-01" calcext:value-type="date">
            <text:p>01</text:p>
          </table:table-cell>
          <table:table-cell table:style-name="ce151" office:value-type="date" office:date-value="2016-03-02" calcext:value-type="date">
            <text:p>02</text:p>
          </table:table-cell>
          <table:table-cell table:style-name="ce151" office:value-type="date" office:date-value="2016-03-03" calcext:value-type="date">
            <text:p>03</text:p>
          </table:table-cell>
          <table:table-cell table:style-name="ce151" office:value-type="date" office:date-value="2016-03-04" calcext:value-type="date">
            <text:p>04</text:p>
          </table:table-cell>
          <table:table-cell table:style-name="ce151" office:value-type="date" office:date-value="2016-03-05" calcext:value-type="date">
            <text:p>05</text:p>
          </table:table-cell>
          <table:table-cell table:style-name="ce151" office:value-type="date" office:date-value="2016-03-06" calcext:value-type="date">
            <text:p>06</text:p>
          </table:table-cell>
          <table:table-cell table:style-name="ce151" office:value-type="date" office:date-value="2016-03-07" calcext:value-type="date">
            <text:p>07</text:p>
          </table:table-cell>
          <table:table-cell table:style-name="ce151" office:value-type="date" office:date-value="2016-03-08" calcext:value-type="date">
            <text:p>08</text:p>
          </table:table-cell>
          <table:table-cell table:style-name="ce151" office:value-type="date" office:date-value="2016-03-09" calcext:value-type="date">
            <text:p>09</text:p>
          </table:table-cell>
          <table:table-cell table:style-name="ce151" office:value-type="date" office:date-value="2016-03-10" calcext:value-type="date">
            <text:p>10</text:p>
          </table:table-cell>
          <table:table-cell table:style-name="ce151" office:value-type="date" office:date-value="2016-03-11" calcext:value-type="date">
            <text:p>11</text:p>
          </table:table-cell>
          <table:table-cell table:style-name="ce151" office:value-type="date" office:date-value="2016-03-12" calcext:value-type="date">
            <text:p>12</text:p>
          </table:table-cell>
          <table:table-cell table:style-name="ce151" office:value-type="date" office:date-value="2016-03-13" calcext:value-type="date">
            <text:p>13</text:p>
          </table:table-cell>
          <table:table-cell table:style-name="ce151" office:value-type="date" office:date-value="2016-03-14" calcext:value-type="date">
            <text:p>14</text:p>
          </table:table-cell>
          <table:table-cell table:style-name="ce151" office:value-type="date" office:date-value="2016-03-15" calcext:value-type="date">
            <text:p>15</text:p>
          </table:table-cell>
          <table:table-cell table:style-name="ce151" office:value-type="date" office:date-value="2016-03-16" calcext:value-type="date">
            <text:p>16</text:p>
          </table:table-cell>
          <table:table-cell table:style-name="ce151" office:value-type="date" office:date-value="2016-03-17" calcext:value-type="date">
            <text:p>17</text:p>
          </table:table-cell>
          <table:table-cell table:style-name="ce151" office:value-type="date" office:date-value="2016-03-18" calcext:value-type="date">
            <text:p>18</text:p>
          </table:table-cell>
          <table:table-cell table:style-name="ce151" office:value-type="date" office:date-value="2016-03-19" calcext:value-type="date">
            <text:p>19</text:p>
          </table:table-cell>
          <table:table-cell table:style-name="ce151" office:value-type="date" office:date-value="2016-03-20" calcext:value-type="date">
            <text:p>20</text:p>
          </table:table-cell>
          <table:table-cell table:style-name="ce151" office:value-type="date" office:date-value="2016-03-21" calcext:value-type="date">
            <text:p>21</text:p>
          </table:table-cell>
          <table:table-cell table:style-name="ce151" office:value-type="date" office:date-value="2016-03-22" calcext:value-type="date">
            <text:p>22</text:p>
          </table:table-cell>
          <table:table-cell table:style-name="ce151" office:value-type="date" office:date-value="2016-03-23" calcext:value-type="date">
            <text:p>23</text:p>
          </table:table-cell>
          <table:table-cell table:style-name="ce151" office:value-type="date" office:date-value="2016-03-24" calcext:value-type="date">
            <text:p>24</text:p>
          </table:table-cell>
          <table:table-cell table:style-name="ce151" office:value-type="date" office:date-value="2016-03-25" calcext:value-type="date">
            <text:p>25</text:p>
          </table:table-cell>
          <table:table-cell table:style-name="ce151" office:value-type="date" office:date-value="2016-03-26" calcext:value-type="date">
            <text:p>26</text:p>
          </table:table-cell>
          <table:table-cell table:style-name="ce151" office:value-type="date" office:date-value="2016-03-27" calcext:value-type="date">
            <text:p>27</text:p>
          </table:table-cell>
          <table:table-cell table:style-name="ce151" office:value-type="date" office:date-value="2016-03-28" calcext:value-type="date">
            <text:p>28</text:p>
          </table:table-cell>
          <table:table-cell table:style-name="ce151" office:value-type="date" office:date-value="2016-03-29" calcext:value-type="date">
            <text:p>29</text:p>
          </table:table-cell>
          <table:table-cell table:style-name="ce151" office:value-type="date" office:date-value="2016-03-30" calcext:value-type="date">
            <text:p>30</text:p>
          </table:table-cell>
          <table:table-cell table:style-name="ce151" office:value-type="date" office:date-value="2016-03-31" calcext:value-type="date">
            <text:p>31</text:p>
          </table:table-cell>
          <table:table-cell table:style-name="ce151" office:value-type="date" office:date-value="2016-04-01" calcext:value-type="date">
            <text:p>01</text:p>
          </table:table-cell>
          <table:table-cell table:style-name="ce151" office:value-type="date" office:date-value="2016-04-02" calcext:value-type="date">
            <text:p>02</text:p>
          </table:table-cell>
          <table:table-cell table:style-name="ce151" office:value-type="date" office:date-value="2016-04-03" calcext:value-type="date">
            <text:p>03</text:p>
          </table:table-cell>
          <table:table-cell table:style-name="ce151" office:value-type="date" office:date-value="2016-04-04" calcext:value-type="date">
            <text:p>04</text:p>
          </table:table-cell>
          <table:table-cell table:style-name="ce151" office:value-type="date" office:date-value="2016-04-05" calcext:value-type="date">
            <text:p>05</text:p>
          </table:table-cell>
          <table:table-cell table:style-name="ce151" office:value-type="date" office:date-value="2016-04-06" calcext:value-type="date">
            <text:p>06</text:p>
          </table:table-cell>
          <table:table-cell table:style-name="ce151" office:value-type="date" office:date-value="2016-04-07" calcext:value-type="date">
            <text:p>07</text:p>
          </table:table-cell>
          <table:table-cell table:style-name="ce151" office:value-type="date" office:date-value="2016-04-08" calcext:value-type="date">
            <text:p>08</text:p>
          </table:table-cell>
          <table:table-cell table:style-name="ce151" office:value-type="date" office:date-value="2016-04-09" calcext:value-type="date">
            <text:p>09</text:p>
          </table:table-cell>
          <table:table-cell table:style-name="ce151" office:value-type="date" office:date-value="2016-04-10" calcext:value-type="date">
            <text:p>10</text:p>
          </table:table-cell>
          <table:table-cell table:style-name="ce151" office:value-type="date" office:date-value="2016-04-11" calcext:value-type="date">
            <text:p>11</text:p>
          </table:table-cell>
          <table:table-cell table:style-name="ce151" office:value-type="date" office:date-value="2016-04-12" calcext:value-type="date">
            <text:p>12</text:p>
          </table:table-cell>
          <table:table-cell table:style-name="ce151" office:value-type="date" office:date-value="2016-04-13" calcext:value-type="date">
            <text:p>13</text:p>
          </table:table-cell>
          <table:table-cell table:style-name="ce151" office:value-type="date" office:date-value="2016-04-14" calcext:value-type="date">
            <text:p>14</text:p>
          </table:table-cell>
          <table:table-cell table:style-name="ce151" office:value-type="date" office:date-value="2016-04-15" calcext:value-type="date">
            <text:p>15</text:p>
          </table:table-cell>
          <table:table-cell table:style-name="ce151" office:value-type="date" office:date-value="2016-04-16" calcext:value-type="date">
            <text:p>16</text:p>
          </table:table-cell>
          <table:table-cell table:style-name="ce151" office:value-type="date" office:date-value="2016-04-17" calcext:value-type="date">
            <text:p>17</text:p>
          </table:table-cell>
          <table:table-cell table:style-name="ce151" office:value-type="date" office:date-value="2016-04-18" calcext:value-type="date">
            <text:p>18</text:p>
          </table:table-cell>
          <table:table-cell table:style-name="ce151" office:value-type="date" office:date-value="2016-04-19" calcext:value-type="date">
            <text:p>19</text:p>
          </table:table-cell>
          <table:table-cell table:style-name="ce151" office:value-type="date" office:date-value="2016-04-20" calcext:value-type="date">
            <text:p>20</text:p>
          </table:table-cell>
          <table:table-cell table:style-name="ce151" office:value-type="date" office:date-value="2016-04-21" calcext:value-type="date">
            <text:p>21</text:p>
          </table:table-cell>
          <table:table-cell table:style-name="ce151" office:value-type="date" office:date-value="2016-04-22" calcext:value-type="date">
            <text:p>22</text:p>
          </table:table-cell>
          <table:table-cell table:style-name="ce151" office:value-type="date" office:date-value="2016-04-23" calcext:value-type="date">
            <text:p>23</text:p>
          </table:table-cell>
          <table:table-cell table:style-name="ce151" office:value-type="date" office:date-value="2016-04-24" calcext:value-type="date">
            <text:p>24</text:p>
          </table:table-cell>
          <table:table-cell table:style-name="ce151" office:value-type="date" office:date-value="2016-04-25" calcext:value-type="date">
            <text:p>25</text:p>
          </table:table-cell>
          <table:table-cell table:style-name="ce151" office:value-type="date" office:date-value="2016-04-26" calcext:value-type="date">
            <text:p>26</text:p>
          </table:table-cell>
          <table:table-cell table:style-name="ce151" office:value-type="date" office:date-value="2016-04-27" calcext:value-type="date">
            <text:p>27</text:p>
          </table:table-cell>
          <table:table-cell table:style-name="ce151" office:value-type="date" office:date-value="2016-04-28" calcext:value-type="date">
            <text:p>28</text:p>
          </table:table-cell>
          <table:table-cell table:style-name="ce151" office:value-type="date" office:date-value="2016-04-29" calcext:value-type="date">
            <text:p>29</text:p>
          </table:table-cell>
          <table:table-cell table:style-name="ce151" office:value-type="date" office:date-value="2016-04-30" calcext:value-type="date">
            <text:p>30</text:p>
          </table:table-cell>
          <table:table-cell table:style-name="ce151" office:value-type="date" office:date-value="2016-05-01" calcext:value-type="date">
            <text:p>01</text:p>
          </table:table-cell>
          <table:table-cell table:style-name="ce151" office:value-type="date" office:date-value="2016-05-02" calcext:value-type="date">
            <text:p>02</text:p>
          </table:table-cell>
          <table:table-cell table:style-name="ce151" office:value-type="date" office:date-value="2016-05-03" calcext:value-type="date">
            <text:p>03</text:p>
          </table:table-cell>
          <table:table-cell table:style-name="ce151" office:value-type="date" office:date-value="2016-05-04" calcext:value-type="date">
            <text:p>04</text:p>
          </table:table-cell>
          <table:table-cell table:style-name="ce151" office:value-type="date" office:date-value="2016-05-05" calcext:value-type="date">
            <text:p>05</text:p>
          </table:table-cell>
          <table:table-cell table:style-name="ce151" office:value-type="date" office:date-value="2016-05-06" calcext:value-type="date">
            <text:p>06</text:p>
          </table:table-cell>
          <table:table-cell table:style-name="ce151" office:value-type="date" office:date-value="2016-05-07" calcext:value-type="date">
            <text:p>07</text:p>
          </table:table-cell>
          <table:table-cell table:style-name="ce151" office:value-type="date" office:date-value="2016-05-08" calcext:value-type="date">
            <text:p>08</text:p>
          </table:table-cell>
          <table:table-cell table:style-name="ce151" office:value-type="date" office:date-value="2016-05-09" calcext:value-type="date">
            <text:p>09</text:p>
          </table:table-cell>
          <table:table-cell table:style-name="ce151" office:value-type="date" office:date-value="2016-05-10" calcext:value-type="date">
            <text:p>10</text:p>
          </table:table-cell>
          <table:table-cell table:style-name="ce151" office:value-type="date" office:date-value="2016-05-11" calcext:value-type="date">
            <text:p>11</text:p>
          </table:table-cell>
          <table:table-cell table:style-name="ce151" office:value-type="date" office:date-value="2016-05-12" calcext:value-type="date">
            <text:p>12</text:p>
          </table:table-cell>
          <table:table-cell table:style-name="ce151" office:value-type="date" office:date-value="2016-05-13" calcext:value-type="date">
            <text:p>13</text:p>
          </table:table-cell>
          <table:table-cell table:style-name="ce151" office:value-type="date" office:date-value="2016-05-14" calcext:value-type="date">
            <text:p>14</text:p>
          </table:table-cell>
          <table:table-cell table:style-name="ce151" office:value-type="date" office:date-value="2016-05-15" calcext:value-type="date">
            <text:p>15</text:p>
          </table:table-cell>
          <table:table-cell table:style-name="ce151" office:value-type="date" office:date-value="2016-05-16" calcext:value-type="date">
            <text:p>16</text:p>
          </table:table-cell>
          <table:table-cell table:style-name="ce151" office:value-type="date" office:date-value="2016-05-17" calcext:value-type="date">
            <text:p>17</text:p>
          </table:table-cell>
          <table:table-cell table:style-name="ce151" office:value-type="date" office:date-value="2016-05-18" calcext:value-type="date">
            <text:p>18</text:p>
          </table:table-cell>
          <table:table-cell table:style-name="ce151" office:value-type="date" office:date-value="2016-05-19" calcext:value-type="date">
            <text:p>19</text:p>
          </table:table-cell>
          <table:table-cell table:style-name="ce151" office:value-type="date" office:date-value="2016-05-20" calcext:value-type="date">
            <text:p>20</text:p>
          </table:table-cell>
          <table:table-cell table:style-name="ce151" office:value-type="date" office:date-value="2016-05-21" calcext:value-type="date">
            <text:p>21</text:p>
          </table:table-cell>
          <table:table-cell table:style-name="ce151" office:value-type="date" office:date-value="2016-05-22" calcext:value-type="date">
            <text:p>22</text:p>
          </table:table-cell>
          <table:table-cell table:style-name="ce151" office:value-type="date" office:date-value="2016-05-23" calcext:value-type="date">
            <text:p>23</text:p>
          </table:table-cell>
          <table:table-cell table:style-name="ce151" office:value-type="date" office:date-value="2016-05-24" calcext:value-type="date">
            <text:p>24</text:p>
          </table:table-cell>
          <table:table-cell table:style-name="ce151" office:value-type="date" office:date-value="2016-05-25" calcext:value-type="date">
            <text:p>25</text:p>
          </table:table-cell>
          <table:table-cell table:style-name="ce151" office:value-type="date" office:date-value="2016-05-26" calcext:value-type="date">
            <text:p>26</text:p>
          </table:table-cell>
          <table:table-cell table:style-name="ce151" office:value-type="date" office:date-value="2016-05-27" calcext:value-type="date">
            <text:p>27</text:p>
          </table:table-cell>
          <table:table-cell table:style-name="ce151" office:value-type="date" office:date-value="2016-05-28" calcext:value-type="date">
            <text:p>28</text:p>
          </table:table-cell>
          <table:table-cell table:style-name="ce151" office:value-type="date" office:date-value="2016-05-29" calcext:value-type="date">
            <text:p>29</text:p>
          </table:table-cell>
          <table:table-cell table:style-name="ce151" office:value-type="date" office:date-value="2016-05-30" calcext:value-type="date">
            <text:p>30</text:p>
          </table:table-cell>
          <table:table-cell table:style-name="ce151" office:value-type="date" office:date-value="2016-05-31" calcext:value-type="date">
            <text:p>31</text:p>
          </table:table-cell>
          <table:table-cell table:style-name="ce151" office:value-type="date" office:date-value="2016-06-01" calcext:value-type="date">
            <text:p>01</text:p>
          </table:table-cell>
          <table:table-cell table:style-name="ce151" office:value-type="date" office:date-value="2016-06-02" calcext:value-type="date">
            <text:p>02</text:p>
          </table:table-cell>
          <table:table-cell table:style-name="ce151" office:value-type="date" office:date-value="2016-06-03" calcext:value-type="date">
            <text:p>03</text:p>
          </table:table-cell>
          <table:table-cell table:style-name="ce151" office:value-type="date" office:date-value="2016-06-04" calcext:value-type="date">
            <text:p>04</text:p>
          </table:table-cell>
          <table:table-cell table:style-name="ce151" office:value-type="date" office:date-value="2016-06-05" calcext:value-type="date">
            <text:p>05</text:p>
          </table:table-cell>
          <table:table-cell table:style-name="ce151" office:value-type="date" office:date-value="2016-06-06" calcext:value-type="date">
            <text:p>06</text:p>
          </table:table-cell>
          <table:table-cell table:style-name="ce151" office:value-type="date" office:date-value="2016-06-07" calcext:value-type="date">
            <text:p>07</text:p>
          </table:table-cell>
          <table:table-cell table:style-name="ce151" office:value-type="date" office:date-value="2016-06-08" calcext:value-type="date">
            <text:p>08</text:p>
          </table:table-cell>
          <table:table-cell table:style-name="ce151" office:value-type="date" office:date-value="2016-06-09" calcext:value-type="date">
            <text:p>09</text:p>
          </table:table-cell>
          <table:table-cell table:style-name="ce151" office:value-type="date" office:date-value="2016-06-10" calcext:value-type="date">
            <text:p>10</text:p>
          </table:table-cell>
          <table:table-cell table:style-name="ce151" office:value-type="date" office:date-value="2016-06-11" calcext:value-type="date">
            <text:p>11</text:p>
          </table:table-cell>
          <table:table-cell table:style-name="ce151" office:value-type="date" office:date-value="2016-06-12" calcext:value-type="date">
            <text:p>12</text:p>
          </table:table-cell>
          <table:table-cell table:style-name="ce151" office:value-type="date" office:date-value="2016-06-13" calcext:value-type="date">
            <text:p>13</text:p>
          </table:table-cell>
          <table:table-cell table:style-name="ce151" office:value-type="date" office:date-value="2016-06-14" calcext:value-type="date">
            <text:p>14</text:p>
          </table:table-cell>
          <table:table-cell table:style-name="ce151" office:value-type="date" office:date-value="2016-06-15" calcext:value-type="date">
            <text:p>15</text:p>
          </table:table-cell>
          <table:table-cell table:style-name="ce151" office:value-type="date" office:date-value="2016-06-16" calcext:value-type="date">
            <text:p>16</text:p>
          </table:table-cell>
          <table:table-cell table:style-name="ce151" office:value-type="date" office:date-value="2016-06-17" calcext:value-type="date">
            <text:p>17</text:p>
          </table:table-cell>
          <table:table-cell table:style-name="ce151" office:value-type="date" office:date-value="2016-06-18" calcext:value-type="date">
            <text:p>18</text:p>
          </table:table-cell>
          <table:table-cell table:style-name="ce151" office:value-type="date" office:date-value="2016-06-19" calcext:value-type="date">
            <text:p>19</text:p>
          </table:table-cell>
          <table:table-cell table:style-name="ce151" office:value-type="date" office:date-value="2016-06-20" calcext:value-type="date">
            <text:p>20</text:p>
          </table:table-cell>
          <table:table-cell table:style-name="ce151" office:value-type="date" office:date-value="2016-06-21" calcext:value-type="date">
            <text:p>21</text:p>
          </table:table-cell>
          <table:table-cell table:style-name="ce151" office:value-type="date" office:date-value="2016-06-22" calcext:value-type="date">
            <text:p>22</text:p>
          </table:table-cell>
          <table:table-cell table:style-name="ce151" office:value-type="date" office:date-value="2016-06-23" calcext:value-type="date">
            <text:p>23</text:p>
          </table:table-cell>
          <table:table-cell table:style-name="ce151" office:value-type="date" office:date-value="2016-06-24" calcext:value-type="date">
            <text:p>24</text:p>
          </table:table-cell>
          <table:table-cell table:style-name="ce151" office:value-type="date" office:date-value="2016-06-25" calcext:value-type="date">
            <text:p>25</text:p>
          </table:table-cell>
          <table:table-cell table:style-name="ce151" office:value-type="date" office:date-value="2016-06-26" calcext:value-type="date">
            <text:p>26</text:p>
          </table:table-cell>
          <table:table-cell table:style-name="ce151" office:value-type="date" office:date-value="2016-06-27" calcext:value-type="date">
            <text:p>27</text:p>
          </table:table-cell>
          <table:table-cell table:style-name="ce151" office:value-type="date" office:date-value="2016-06-28" calcext:value-type="date">
            <text:p>28</text:p>
          </table:table-cell>
          <table:table-cell table:style-name="ce151" office:value-type="date" office:date-value="2016-06-29" calcext:value-type="date">
            <text:p>29</text:p>
          </table:table-cell>
          <table:table-cell table:style-name="ce151" office:value-type="date" office:date-value="2016-06-30" calcext:value-type="date">
            <text:p>30</text:p>
          </table:table-cell>
          <table:table-cell table:style-name="ce151" office:value-type="date" office:date-value="2016-07-01" calcext:value-type="date">
            <text:p>01</text:p>
          </table:table-cell>
          <table:table-cell table:style-name="ce151" office:value-type="date" office:date-value="2016-07-02" calcext:value-type="date">
            <text:p>02</text:p>
          </table:table-cell>
          <table:table-cell table:style-name="ce151" office:value-type="date" office:date-value="2016-07-03" calcext:value-type="date">
            <text:p>03</text:p>
          </table:table-cell>
          <table:table-cell table:style-name="ce151" office:value-type="date" office:date-value="2016-07-04" calcext:value-type="date">
            <text:p>04</text:p>
          </table:table-cell>
          <table:table-cell table:style-name="ce151" office:value-type="date" office:date-value="2016-07-05" calcext:value-type="date">
            <text:p>05</text:p>
          </table:table-cell>
          <table:table-cell table:style-name="ce151" office:value-type="date" office:date-value="2016-07-06" calcext:value-type="date">
            <text:p>06</text:p>
          </table:table-cell>
          <table:table-cell table:style-name="ce151" office:value-type="date" office:date-value="2016-07-07" calcext:value-type="date">
            <text:p>07</text:p>
          </table:table-cell>
          <table:table-cell table:style-name="ce151" office:value-type="date" office:date-value="2016-07-08" calcext:value-type="date">
            <text:p>08</text:p>
          </table:table-cell>
          <table:table-cell table:style-name="ce151" office:value-type="date" office:date-value="2016-07-09" calcext:value-type="date">
            <text:p>09</text:p>
          </table:table-cell>
          <table:table-cell table:style-name="ce151" office:value-type="date" office:date-value="2016-07-10" calcext:value-type="date">
            <text:p>10</text:p>
          </table:table-cell>
          <table:table-cell table:style-name="ce151" office:value-type="date" office:date-value="2016-07-11" calcext:value-type="date">
            <text:p>11</text:p>
          </table:table-cell>
          <table:table-cell table:style-name="ce151" office:value-type="date" office:date-value="2016-07-12" calcext:value-type="date">
            <text:p>12</text:p>
          </table:table-cell>
          <table:table-cell table:style-name="ce151" office:value-type="date" office:date-value="2016-07-13" calcext:value-type="date">
            <text:p>13</text:p>
          </table:table-cell>
          <table:table-cell table:style-name="ce151" office:value-type="date" office:date-value="2016-07-14" calcext:value-type="date">
            <text:p>14</text:p>
          </table:table-cell>
          <table:table-cell table:style-name="ce151" office:value-type="date" office:date-value="2016-07-15" calcext:value-type="date">
            <text:p>15</text:p>
          </table:table-cell>
          <table:table-cell table:style-name="ce151" office:value-type="date" office:date-value="2016-07-16" calcext:value-type="date">
            <text:p>16</text:p>
          </table:table-cell>
          <table:table-cell table:style-name="ce151" office:value-type="date" office:date-value="2016-07-17" calcext:value-type="date">
            <text:p>17</text:p>
          </table:table-cell>
          <table:table-cell table:style-name="ce151" office:value-type="date" office:date-value="2016-07-18" calcext:value-type="date">
            <text:p>18</text:p>
          </table:table-cell>
          <table:table-cell table:style-name="ce151" office:value-type="date" office:date-value="2016-07-19" calcext:value-type="date">
            <text:p>19</text:p>
          </table:table-cell>
          <table:table-cell table:style-name="ce151" office:value-type="date" office:date-value="2016-07-20" calcext:value-type="date">
            <text:p>20</text:p>
          </table:table-cell>
          <table:table-cell table:style-name="ce151" office:value-type="date" office:date-value="2016-07-21" calcext:value-type="date">
            <text:p>21</text:p>
          </table:table-cell>
          <table:table-cell table:style-name="ce151" office:value-type="date" office:date-value="2016-07-22" calcext:value-type="date">
            <text:p>22</text:p>
          </table:table-cell>
          <table:table-cell table:style-name="ce151" office:value-type="date" office:date-value="2016-07-23" calcext:value-type="date">
            <text:p>23</text:p>
          </table:table-cell>
          <table:table-cell table:style-name="ce151" office:value-type="date" office:date-value="2016-07-24" calcext:value-type="date">
            <text:p>24</text:p>
          </table:table-cell>
          <table:table-cell table:style-name="ce151" office:value-type="date" office:date-value="2016-07-25" calcext:value-type="date">
            <text:p>25</text:p>
          </table:table-cell>
          <table:table-cell table:style-name="ce151" office:value-type="date" office:date-value="2016-07-26" calcext:value-type="date">
            <text:p>26</text:p>
          </table:table-cell>
          <table:table-cell table:style-name="ce151" office:value-type="date" office:date-value="2016-07-27" calcext:value-type="date">
            <text:p>27</text:p>
          </table:table-cell>
          <table:table-cell table:style-name="ce151" office:value-type="date" office:date-value="2016-07-28" calcext:value-type="date">
            <text:p>28</text:p>
          </table:table-cell>
          <table:table-cell table:style-name="ce151" office:value-type="date" office:date-value="2016-07-29" calcext:value-type="date">
            <text:p>29</text:p>
          </table:table-cell>
          <table:table-cell table:style-name="ce151" office:value-type="date" office:date-value="2016-07-30" calcext:value-type="date">
            <text:p>30</text:p>
          </table:table-cell>
          <table:table-cell table:style-name="ce151" office:value-type="date" office:date-value="2016-07-31" calcext:value-type="date">
            <text:p>31</text:p>
          </table:table-cell>
          <table:table-cell table:style-name="ce151" office:value-type="date" office:date-value="2016-08-01" calcext:value-type="date">
            <text:p>01</text:p>
          </table:table-cell>
          <table:table-cell table:style-name="ce151" office:value-type="date" office:date-value="2016-08-02" calcext:value-type="date">
            <text:p>02</text:p>
          </table:table-cell>
          <table:table-cell table:style-name="ce151" office:value-type="date" office:date-value="2016-08-03" calcext:value-type="date">
            <text:p>03</text:p>
          </table:table-cell>
          <table:table-cell table:style-name="ce151" office:value-type="date" office:date-value="2016-08-04" calcext:value-type="date">
            <text:p>04</text:p>
          </table:table-cell>
          <table:table-cell table:style-name="ce151" office:value-type="date" office:date-value="2016-08-05" calcext:value-type="date">
            <text:p>05</text:p>
          </table:table-cell>
          <table:table-cell table:style-name="ce151" office:value-type="date" office:date-value="2016-08-06" calcext:value-type="date">
            <text:p>06</text:p>
          </table:table-cell>
          <table:table-cell table:style-name="ce151" office:value-type="date" office:date-value="2016-08-07" calcext:value-type="date">
            <text:p>07</text:p>
          </table:table-cell>
          <table:table-cell table:style-name="ce151" office:value-type="date" office:date-value="2016-08-08" calcext:value-type="date">
            <text:p>08</text:p>
          </table:table-cell>
          <table:table-cell table:style-name="ce151" office:value-type="date" office:date-value="2016-08-09" calcext:value-type="date">
            <text:p>09</text:p>
          </table:table-cell>
          <table:table-cell table:style-name="ce151" office:value-type="date" office:date-value="2016-08-10" calcext:value-type="date">
            <text:p>10</text:p>
          </table:table-cell>
          <table:table-cell table:style-name="ce151" office:value-type="date" office:date-value="2016-08-11" calcext:value-type="date">
            <text:p>11</text:p>
          </table:table-cell>
          <table:table-cell table:style-name="ce151" office:value-type="date" office:date-value="2016-08-12" calcext:value-type="date">
            <text:p>12</text:p>
          </table:table-cell>
          <table:table-cell table:style-name="ce151" office:value-type="date" office:date-value="2016-08-13" calcext:value-type="date">
            <text:p>13</text:p>
          </table:table-cell>
          <table:table-cell table:style-name="ce151" office:value-type="date" office:date-value="2016-08-14" calcext:value-type="date">
            <text:p>14</text:p>
          </table:table-cell>
          <table:table-cell table:style-name="ce151" office:value-type="date" office:date-value="2016-08-15" calcext:value-type="date">
            <text:p>15</text:p>
          </table:table-cell>
          <table:table-cell table:style-name="ce151" office:value-type="date" office:date-value="2016-08-16" calcext:value-type="date">
            <text:p>16</text:p>
          </table:table-cell>
          <table:table-cell table:style-name="ce151" office:value-type="date" office:date-value="2016-08-17" calcext:value-type="date">
            <text:p>17</text:p>
          </table:table-cell>
          <table:table-cell table:style-name="ce151" office:value-type="date" office:date-value="2016-08-18" calcext:value-type="date">
            <text:p>18</text:p>
          </table:table-cell>
          <table:table-cell table:style-name="ce151" office:value-type="date" office:date-value="2016-08-19" calcext:value-type="date">
            <text:p>19</text:p>
          </table:table-cell>
          <table:table-cell table:style-name="ce151" office:value-type="date" office:date-value="2016-08-20" calcext:value-type="date">
            <text:p>20</text:p>
          </table:table-cell>
          <table:table-cell table:style-name="ce151" office:value-type="date" office:date-value="2016-08-21" calcext:value-type="date">
            <text:p>21</text:p>
          </table:table-cell>
          <table:table-cell table:style-name="ce151" office:value-type="date" office:date-value="2016-08-22" calcext:value-type="date">
            <text:p>22</text:p>
          </table:table-cell>
          <table:table-cell table:style-name="ce151" office:value-type="date" office:date-value="2016-08-23" calcext:value-type="date">
            <text:p>23</text:p>
          </table:table-cell>
          <table:table-cell table:style-name="ce151" office:value-type="date" office:date-value="2016-08-24" calcext:value-type="date">
            <text:p>24</text:p>
          </table:table-cell>
          <table:table-cell table:style-name="ce151" office:value-type="date" office:date-value="2016-08-25" calcext:value-type="date">
            <text:p>25</text:p>
          </table:table-cell>
          <table:table-cell table:style-name="ce151" office:value-type="date" office:date-value="2016-08-26" calcext:value-type="date">
            <text:p>26</text:p>
          </table:table-cell>
          <table:table-cell table:style-name="ce151" office:value-type="date" office:date-value="2016-08-27" calcext:value-type="date">
            <text:p>27</text:p>
          </table:table-cell>
          <table:table-cell table:style-name="ce151" office:value-type="date" office:date-value="2016-08-28" calcext:value-type="date">
            <text:p>28</text:p>
          </table:table-cell>
          <table:table-cell table:style-name="ce151" office:value-type="date" office:date-value="2016-08-29" calcext:value-type="date">
            <text:p>29</text:p>
          </table:table-cell>
          <table:table-cell table:style-name="ce151" office:value-type="date" office:date-value="2016-08-30" calcext:value-type="date">
            <text:p>30</text:p>
          </table:table-cell>
          <table:table-cell table:style-name="ce151" office:value-type="date" office:date-value="2016-08-31" calcext:value-type="date">
            <text:p>31</text:p>
          </table:table-cell>
          <table:table-cell table:style-name="ce151" office:value-type="date" office:date-value="2016-09-01" calcext:value-type="date">
            <text:p>01</text:p>
          </table:table-cell>
          <table:table-cell table:style-name="ce151" office:value-type="date" office:date-value="2016-09-02" calcext:value-type="date">
            <text:p>02</text:p>
          </table:table-cell>
          <table:table-cell table:style-name="ce151" office:value-type="date" office:date-value="2016-09-03" calcext:value-type="date">
            <text:p>03</text:p>
          </table:table-cell>
          <table:table-cell table:style-name="ce151" office:value-type="date" office:date-value="2016-09-04" calcext:value-type="date">
            <text:p>04</text:p>
          </table:table-cell>
          <table:table-cell table:style-name="ce151" office:value-type="date" office:date-value="2016-09-05" calcext:value-type="date">
            <text:p>05</text:p>
          </table:table-cell>
          <table:table-cell table:style-name="ce151" office:value-type="date" office:date-value="2016-09-06" calcext:value-type="date">
            <text:p>06</text:p>
          </table:table-cell>
          <table:table-cell table:style-name="ce151" office:value-type="date" office:date-value="2016-09-07" calcext:value-type="date">
            <text:p>07</text:p>
          </table:table-cell>
          <table:table-cell table:style-name="ce151" office:value-type="date" office:date-value="2016-09-08" calcext:value-type="date">
            <text:p>08</text:p>
          </table:table-cell>
          <table:table-cell table:style-name="ce151" office:value-type="date" office:date-value="2016-09-09" calcext:value-type="date">
            <text:p>09</text:p>
          </table:table-cell>
          <table:table-cell table:style-name="ce151" office:value-type="date" office:date-value="2016-09-10" calcext:value-type="date">
            <text:p>10</text:p>
          </table:table-cell>
          <table:table-cell table:style-name="ce151" office:value-type="date" office:date-value="2016-09-11" calcext:value-type="date">
            <text:p>11</text:p>
          </table:table-cell>
          <table:table-cell table:style-name="ce151" office:value-type="date" office:date-value="2016-09-12" calcext:value-type="date">
            <text:p>12</text:p>
          </table:table-cell>
          <table:table-cell table:style-name="ce151" office:value-type="date" office:date-value="2016-09-13" calcext:value-type="date">
            <text:p>13</text:p>
          </table:table-cell>
          <table:table-cell table:style-name="ce151" office:value-type="date" office:date-value="2016-09-14" calcext:value-type="date">
            <text:p>14</text:p>
          </table:table-cell>
          <table:table-cell table:style-name="ce151" office:value-type="date" office:date-value="2016-09-15" calcext:value-type="date">
            <text:p>15</text:p>
          </table:table-cell>
          <table:table-cell table:style-name="ce151" office:value-type="date" office:date-value="2016-09-16" calcext:value-type="date">
            <text:p>16</text:p>
          </table:table-cell>
          <table:table-cell table:style-name="ce151" office:value-type="date" office:date-value="2016-09-17" calcext:value-type="date">
            <text:p>17</text:p>
          </table:table-cell>
          <table:table-cell table:style-name="ce151" office:value-type="date" office:date-value="2016-09-18" calcext:value-type="date">
            <text:p>18</text:p>
          </table:table-cell>
          <table:table-cell table:style-name="ce151" office:value-type="date" office:date-value="2016-09-19" calcext:value-type="date">
            <text:p>19</text:p>
          </table:table-cell>
          <table:table-cell table:style-name="ce151" office:value-type="date" office:date-value="2016-09-20" calcext:value-type="date">
            <text:p>20</text:p>
          </table:table-cell>
          <table:table-cell table:style-name="ce151" office:value-type="date" office:date-value="2016-09-21" calcext:value-type="date">
            <text:p>21</text:p>
          </table:table-cell>
          <table:table-cell table:style-name="ce151" office:value-type="date" office:date-value="2016-09-22" calcext:value-type="date">
            <text:p>22</text:p>
          </table:table-cell>
          <table:table-cell table:style-name="ce151" office:value-type="date" office:date-value="2016-09-23" calcext:value-type="date">
            <text:p>23</text:p>
          </table:table-cell>
          <table:table-cell table:style-name="ce151" office:value-type="date" office:date-value="2016-09-24" calcext:value-type="date">
            <text:p>24</text:p>
          </table:table-cell>
          <table:table-cell table:style-name="ce151" office:value-type="date" office:date-value="2016-09-25" calcext:value-type="date">
            <text:p>25</text:p>
          </table:table-cell>
          <table:table-cell table:style-name="ce151" office:value-type="date" office:date-value="2016-09-26" calcext:value-type="date">
            <text:p>26</text:p>
          </table:table-cell>
          <table:table-cell table:style-name="ce151" office:value-type="date" office:date-value="2016-09-27" calcext:value-type="date">
            <text:p>27</text:p>
          </table:table-cell>
          <table:table-cell table:style-name="ce151" office:value-type="date" office:date-value="2016-09-28" calcext:value-type="date">
            <text:p>28</text:p>
          </table:table-cell>
          <table:table-cell table:style-name="ce151" office:value-type="date" office:date-value="2016-09-29" calcext:value-type="date">
            <text:p>29</text:p>
          </table:table-cell>
          <table:table-cell table:style-name="ce151" office:value-type="date" office:date-value="2016-09-30" calcext:value-type="date">
            <text:p>30</text:p>
          </table:table-cell>
          <table:table-cell table:style-name="ce151" office:value-type="date" office:date-value="2016-10-01" calcext:value-type="date">
            <text:p>01</text:p>
          </table:table-cell>
          <table:table-cell table:style-name="ce151" office:value-type="date" office:date-value="2016-10-02" calcext:value-type="date">
            <text:p>02</text:p>
          </table:table-cell>
          <table:table-cell table:style-name="ce151" office:value-type="date" office:date-value="2018-05-22" calcext:value-type="date">
            <text:p>22</text:p>
          </table:table-cell>
          <table:table-cell table:style-name="ce157" office:value-type="date" office:date-value="2018-09-01" calcext:value-type="date">
            <text:p>01</text:p>
          </table:table-cell>
          <table:table-cell table:style-name="ce157" office:value-type="date" office:date-value="2018-09-02" calcext:value-type="date">
            <text:p>02</text:p>
          </table:table-cell>
          <table:table-cell table:style-name="ce157" office:value-type="date" office:date-value="2018-09-03" calcext:value-type="date">
            <text:p>03</text:p>
          </table:table-cell>
          <table:table-cell table:style-name="ce157" office:value-type="date" office:date-value="2018-09-04" calcext:value-type="date">
            <text:p>04</text:p>
          </table:table-cell>
          <table:table-cell table:style-name="ce157" office:value-type="date" office:date-value="2018-09-05" calcext:value-type="date">
            <text:p>05</text:p>
          </table:table-cell>
          <table:table-cell table:style-name="ce157" office:value-type="date" office:date-value="2018-09-06" calcext:value-type="date">
            <text:p>06</text:p>
          </table:table-cell>
          <table:table-cell table:style-name="ce157" office:value-type="date" office:date-value="2018-09-07" calcext:value-type="date">
            <text:p>07</text:p>
          </table:table-cell>
          <table:table-cell table:style-name="ce157" office:value-type="date" office:date-value="2018-09-08" calcext:value-type="date">
            <text:p>08</text:p>
          </table:table-cell>
          <table:table-cell table:style-name="ce157" office:value-type="date" office:date-value="2018-09-09" calcext:value-type="date">
            <text:p>09</text:p>
          </table:table-cell>
          <table:table-cell table:style-name="ce157" office:value-type="date" office:date-value="2018-09-10" calcext:value-type="date">
            <text:p>10</text:p>
          </table:table-cell>
          <table:table-cell table:style-name="ce157" office:value-type="date" office:date-value="2018-09-11" calcext:value-type="date">
            <text:p>11</text:p>
          </table:table-cell>
          <table:table-cell table:style-name="ce157" office:value-type="date" office:date-value="2018-09-12" calcext:value-type="date">
            <text:p>12</text:p>
          </table:table-cell>
          <table:table-cell table:style-name="ce157" office:value-type="date" office:date-value="2018-09-13" calcext:value-type="date">
            <text:p>13</text:p>
          </table:table-cell>
          <table:table-cell table:style-name="ce157" office:value-type="date" office:date-value="2018-09-14" calcext:value-type="date">
            <text:p>14</text:p>
          </table:table-cell>
          <table:table-cell table:style-name="ce157" office:value-type="date" office:date-value="2018-09-15" calcext:value-type="date">
            <text:p>15</text:p>
          </table:table-cell>
          <table:table-cell table:style-name="ce157" office:value-type="date" office:date-value="2018-09-16" calcext:value-type="date">
            <text:p>16</text:p>
          </table:table-cell>
          <table:table-cell table:style-name="ce157" office:value-type="date" office:date-value="2018-09-17" calcext:value-type="date">
            <text:p>17</text:p>
          </table:table-cell>
          <table:table-cell table:style-name="ce157" office:value-type="date" office:date-value="2018-09-18" calcext:value-type="date">
            <text:p>18</text:p>
          </table:table-cell>
          <table:table-cell table:style-name="ce157" office:value-type="date" office:date-value="2018-09-19" calcext:value-type="date">
            <text:p>19</text:p>
          </table:table-cell>
          <table:table-cell table:style-name="ce157" office:value-type="date" office:date-value="2018-09-20" calcext:value-type="date">
            <text:p>20</text:p>
          </table:table-cell>
          <table:table-cell table:style-name="ce157" office:value-type="date" office:date-value="2018-09-21" calcext:value-type="date">
            <text:p>21</text:p>
          </table:table-cell>
          <table:table-cell table:style-name="ce157" office:value-type="date" office:date-value="2018-09-22" calcext:value-type="date">
            <text:p>22</text:p>
          </table:table-cell>
          <table:table-cell table:style-name="ce157" office:value-type="date" office:date-value="2018-09-23" calcext:value-type="date">
            <text:p>23</text:p>
          </table:table-cell>
          <table:table-cell table:style-name="ce157" office:value-type="date" office:date-value="2018-09-24" calcext:value-type="date">
            <text:p>24</text:p>
          </table:table-cell>
          <table:table-cell table:style-name="ce157" office:value-type="date" office:date-value="2018-09-25" calcext:value-type="date">
            <text:p>25</text:p>
          </table:table-cell>
          <table:table-cell table:style-name="ce157" office:value-type="date" office:date-value="2018-09-26" calcext:value-type="date">
            <text:p>26</text:p>
          </table:table-cell>
          <table:table-cell table:style-name="ce157" office:value-type="date" office:date-value="2018-09-27" calcext:value-type="date">
            <text:p>27</text:p>
          </table:table-cell>
          <table:table-cell table:style-name="ce157" office:value-type="date" office:date-value="2018-09-28" calcext:value-type="date">
            <text:p>28</text:p>
          </table:table-cell>
          <table:table-cell table:style-name="ce157" office:value-type="date" office:date-value="2018-09-29" calcext:value-type="date">
            <text:p>29</text:p>
          </table:table-cell>
          <table:table-cell table:style-name="ce157" office:value-type="date" office:date-value="2018-09-30" calcext:value-type="date">
            <text:p>30</text:p>
          </table:table-cell>
          <table:table-cell table:style-name="ce157" office:value-type="date" office:date-value="2018-10-01" calcext:value-type="date">
            <text:p>01</text:p>
          </table:table-cell>
          <table:table-cell table:style-name="ce157" office:value-type="date" office:date-value="2018-10-02" calcext:value-type="date">
            <text:p>02</text:p>
          </table:table-cell>
          <table:table-cell table:style-name="ce157" office:value-type="date" office:date-value="2018-10-03" calcext:value-type="date">
            <text:p>03</text:p>
          </table:table-cell>
          <table:table-cell table:style-name="ce157" office:value-type="date" office:date-value="2018-10-04" calcext:value-type="date">
            <text:p>04</text:p>
          </table:table-cell>
          <table:table-cell table:style-name="ce157" office:value-type="date" office:date-value="2018-10-05" calcext:value-type="date">
            <text:p>05</text:p>
          </table:table-cell>
          <table:table-cell table:style-name="ce157" office:value-type="date" office:date-value="2018-10-06" calcext:value-type="date">
            <text:p>06</text:p>
          </table:table-cell>
          <table:table-cell table:style-name="ce157" office:value-type="date" office:date-value="2018-10-07" calcext:value-type="date">
            <text:p>07</text:p>
          </table:table-cell>
          <table:table-cell table:style-name="ce157" office:value-type="date" office:date-value="2018-10-08" calcext:value-type="date">
            <text:p>08</text:p>
          </table:table-cell>
          <table:table-cell table:style-name="ce157" office:value-type="date" office:date-value="2018-10-09" calcext:value-type="date">
            <text:p>09</text:p>
          </table:table-cell>
          <table:table-cell table:style-name="ce157" office:value-type="date" office:date-value="2018-10-10" calcext:value-type="date">
            <text:p>10</text:p>
          </table:table-cell>
          <table:table-cell table:style-name="ce157" office:value-type="date" office:date-value="2018-10-11" calcext:value-type="date">
            <text:p>11</text:p>
          </table:table-cell>
          <table:table-cell table:style-name="ce157" office:value-type="date" office:date-value="2018-10-12" calcext:value-type="date">
            <text:p>12</text:p>
          </table:table-cell>
          <table:table-cell table:style-name="ce157" office:value-type="date" office:date-value="2018-10-13" calcext:value-type="date">
            <text:p>13</text:p>
          </table:table-cell>
          <table:table-cell table:style-name="ce157" office:value-type="date" office:date-value="2018-10-14" calcext:value-type="date">
            <text:p>14</text:p>
          </table:table-cell>
          <table:table-cell table:style-name="ce157" office:value-type="date" office:date-value="2018-10-15" calcext:value-type="date">
            <text:p>15</text:p>
          </table:table-cell>
          <table:table-cell table:style-name="ce157" office:value-type="date" office:date-value="2018-10-16" calcext:value-type="date">
            <text:p>16</text:p>
          </table:table-cell>
          <table:table-cell table:style-name="ce157" office:value-type="date" office:date-value="2018-10-17" calcext:value-type="date">
            <text:p>17</text:p>
          </table:table-cell>
          <table:table-cell table:style-name="ce157" office:value-type="date" office:date-value="2018-10-18" calcext:value-type="date">
            <text:p>18</text:p>
          </table:table-cell>
          <table:table-cell table:style-name="ce157" office:value-type="date" office:date-value="2018-10-19" calcext:value-type="date">
            <text:p>19</text:p>
          </table:table-cell>
          <table:table-cell table:style-name="ce157" office:value-type="date" office:date-value="2018-10-20" calcext:value-type="date">
            <text:p>20</text:p>
          </table:table-cell>
          <table:table-cell table:style-name="ce157" office:value-type="date" office:date-value="2018-10-21" calcext:value-type="date">
            <text:p>21</text:p>
          </table:table-cell>
          <table:table-cell table:style-name="ce157" office:value-type="date" office:date-value="2018-10-22" calcext:value-type="date">
            <text:p>22</text:p>
          </table:table-cell>
          <table:table-cell table:style-name="ce157" office:value-type="date" office:date-value="2018-10-23" calcext:value-type="date">
            <text:p>23</text:p>
          </table:table-cell>
          <table:table-cell table:style-name="ce157" office:value-type="date" office:date-value="2018-10-24" calcext:value-type="date">
            <text:p>24</text:p>
          </table:table-cell>
          <table:table-cell table:style-name="ce157" office:value-type="date" office:date-value="2018-10-25" calcext:value-type="date">
            <text:p>25</text:p>
          </table:table-cell>
          <table:table-cell table:style-name="ce157" office:value-type="date" office:date-value="2018-10-26" calcext:value-type="date">
            <text:p>26</text:p>
          </table:table-cell>
          <table:table-cell table:style-name="ce157" office:value-type="date" office:date-value="2018-10-27" calcext:value-type="date">
            <text:p>27</text:p>
          </table:table-cell>
          <table:table-cell table:style-name="ce157" office:value-type="date" office:date-value="2018-10-28" calcext:value-type="date">
            <text:p>28</text:p>
          </table:table-cell>
          <table:table-cell table:style-name="ce157" office:value-type="date" office:date-value="2018-10-29" calcext:value-type="date">
            <text:p>29</text:p>
          </table:table-cell>
          <table:table-cell table:style-name="ce157" office:value-type="date" office:date-value="2018-10-30" calcext:value-type="date">
            <text:p>30</text:p>
          </table:table-cell>
          <table:table-cell table:style-name="ce157" office:value-type="date" office:date-value="2018-10-31" calcext:value-type="date">
            <text:p>31</text:p>
          </table:table-cell>
          <table:table-cell table:style-name="ce157" office:value-type="date" office:date-value="2018-11-01" calcext:value-type="date">
            <text:p>01</text:p>
          </table:table-cell>
          <table:table-cell table:style-name="ce157" office:value-type="date" office:date-value="2018-11-02" calcext:value-type="date">
            <text:p>02</text:p>
          </table:table-cell>
          <table:table-cell table:style-name="ce157" office:value-type="date" office:date-value="2018-11-03" calcext:value-type="date">
            <text:p>03</text:p>
          </table:table-cell>
          <table:table-cell table:style-name="ce157" office:value-type="date" office:date-value="2018-11-04" calcext:value-type="date">
            <text:p>04</text:p>
          </table:table-cell>
          <table:table-cell table:style-name="ce157" office:value-type="date" office:date-value="2018-11-05" calcext:value-type="date">
            <text:p>05</text:p>
          </table:table-cell>
          <table:table-cell table:style-name="ce157" office:value-type="date" office:date-value="2018-11-06" calcext:value-type="date">
            <text:p>06</text:p>
          </table:table-cell>
          <table:table-cell table:style-name="ce157" office:value-type="date" office:date-value="2018-11-07" calcext:value-type="date">
            <text:p>07</text:p>
          </table:table-cell>
          <table:table-cell table:style-name="ce157" office:value-type="date" office:date-value="2018-11-08" calcext:value-type="date">
            <text:p>08</text:p>
          </table:table-cell>
          <table:table-cell table:style-name="ce157" office:value-type="date" office:date-value="2018-11-09" calcext:value-type="date">
            <text:p>09</text:p>
          </table:table-cell>
          <table:table-cell table:style-name="ce157" office:value-type="date" office:date-value="2018-11-10" calcext:value-type="date">
            <text:p>10</text:p>
          </table:table-cell>
          <table:table-cell table:style-name="ce157" office:value-type="date" office:date-value="2018-11-11" calcext:value-type="date">
            <text:p>11</text:p>
          </table:table-cell>
          <table:table-cell table:style-name="ce157" office:value-type="date" office:date-value="2018-11-12" calcext:value-type="date">
            <text:p>12</text:p>
          </table:table-cell>
          <table:table-cell table:style-name="ce157" office:value-type="date" office:date-value="2018-11-13" calcext:value-type="date">
            <text:p>13</text:p>
          </table:table-cell>
          <table:table-cell table:style-name="ce157" office:value-type="date" office:date-value="2018-11-14" calcext:value-type="date">
            <text:p>14</text:p>
          </table:table-cell>
          <table:table-cell table:style-name="ce157" office:value-type="date" office:date-value="2018-11-15" calcext:value-type="date">
            <text:p>15</text:p>
          </table:table-cell>
          <table:table-cell table:style-name="ce157" office:value-type="date" office:date-value="2018-11-16" calcext:value-type="date">
            <text:p>16</text:p>
          </table:table-cell>
          <table:table-cell table:style-name="ce157" office:value-type="date" office:date-value="2018-11-17" calcext:value-type="date">
            <text:p>17</text:p>
          </table:table-cell>
          <table:table-cell table:style-name="ce157" office:value-type="date" office:date-value="2018-11-18" calcext:value-type="date">
            <text:p>18</text:p>
          </table:table-cell>
          <table:table-cell table:style-name="ce157" office:value-type="date" office:date-value="2018-11-19" calcext:value-type="date">
            <text:p>19</text:p>
          </table:table-cell>
          <table:table-cell table:style-name="ce157" office:value-type="date" office:date-value="2018-11-20" calcext:value-type="date">
            <text:p>20</text:p>
          </table:table-cell>
          <table:table-cell table:style-name="ce157" office:value-type="date" office:date-value="2018-11-21" calcext:value-type="date">
            <text:p>21</text:p>
          </table:table-cell>
          <table:table-cell table:style-name="ce157" office:value-type="date" office:date-value="2018-11-22" calcext:value-type="date">
            <text:p>22</text:p>
          </table:table-cell>
          <table:table-cell table:style-name="ce157" office:value-type="date" office:date-value="2018-11-23" calcext:value-type="date">
            <text:p>23</text:p>
          </table:table-cell>
          <table:table-cell table:style-name="ce157" office:value-type="date" office:date-value="2018-11-24" calcext:value-type="date">
            <text:p>24</text:p>
          </table:table-cell>
          <table:table-cell table:style-name="ce157" office:value-type="date" office:date-value="2018-11-25" calcext:value-type="date">
            <text:p>25</text:p>
          </table:table-cell>
          <table:table-cell table:style-name="ce157" office:value-type="date" office:date-value="2018-11-26" calcext:value-type="date">
            <text:p>26</text:p>
          </table:table-cell>
          <table:table-cell table:style-name="ce157" office:value-type="date" office:date-value="2018-11-27" calcext:value-type="date">
            <text:p>27</text:p>
          </table:table-cell>
          <table:table-cell table:style-name="ce157" office:value-type="date" office:date-value="2018-11-28" calcext:value-type="date">
            <text:p>28</text:p>
          </table:table-cell>
          <table:table-cell table:style-name="ce157" office:value-type="date" office:date-value="2018-11-29" calcext:value-type="date">
            <text:p>29</text:p>
          </table:table-cell>
          <table:table-cell table:style-name="ce157" office:value-type="date" office:date-value="2018-11-30" calcext:value-type="date">
            <text:p>30</text:p>
          </table:table-cell>
          <table:table-cell table:style-name="ce157" office:value-type="date" office:date-value="2018-12-01" calcext:value-type="date">
            <text:p>01</text:p>
          </table:table-cell>
          <table:table-cell table:style-name="ce157" office:value-type="date" office:date-value="2018-12-02" calcext:value-type="date">
            <text:p>02</text:p>
          </table:table-cell>
          <table:table-cell table:style-name="ce157" office:value-type="date" office:date-value="2018-12-03" calcext:value-type="date">
            <text:p>03</text:p>
          </table:table-cell>
          <table:table-cell table:style-name="ce157" office:value-type="date" office:date-value="2018-12-04" calcext:value-type="date">
            <text:p>04</text:p>
          </table:table-cell>
          <table:table-cell table:style-name="ce157" office:value-type="date" office:date-value="2018-12-05" calcext:value-type="date">
            <text:p>05</text:p>
          </table:table-cell>
          <table:table-cell table:style-name="ce157" office:value-type="date" office:date-value="2018-12-06" calcext:value-type="date">
            <text:p>06</text:p>
          </table:table-cell>
          <table:table-cell table:style-name="ce157" office:value-type="date" office:date-value="2018-12-07" calcext:value-type="date">
            <text:p>07</text:p>
          </table:table-cell>
          <table:table-cell table:style-name="ce157" office:value-type="date" office:date-value="2018-12-08" calcext:value-type="date">
            <text:p>08</text:p>
          </table:table-cell>
          <table:table-cell table:style-name="ce157" office:value-type="date" office:date-value="2018-12-09" calcext:value-type="date">
            <text:p>09</text:p>
          </table:table-cell>
          <table:table-cell table:style-name="ce157" office:value-type="date" office:date-value="2018-12-10" calcext:value-type="date">
            <text:p>10</text:p>
          </table:table-cell>
          <table:table-cell table:style-name="ce157" office:value-type="date" office:date-value="2018-12-11" calcext:value-type="date">
            <text:p>11</text:p>
          </table:table-cell>
          <table:table-cell table:style-name="ce157" office:value-type="date" office:date-value="2018-12-12" calcext:value-type="date">
            <text:p>12</text:p>
          </table:table-cell>
          <table:table-cell table:style-name="ce157" office:value-type="date" office:date-value="2018-12-13" calcext:value-type="date">
            <text:p>13</text:p>
          </table:table-cell>
          <table:table-cell table:style-name="ce157" office:value-type="date" office:date-value="2018-12-14" calcext:value-type="date">
            <text:p>14</text:p>
          </table:table-cell>
          <table:table-cell table:style-name="ce157" office:value-type="date" office:date-value="2018-12-15" calcext:value-type="date">
            <text:p>15</text:p>
          </table:table-cell>
          <table:table-cell table:style-name="ce157" office:value-type="date" office:date-value="2018-12-16" calcext:value-type="date">
            <text:p>16</text:p>
          </table:table-cell>
          <table:table-cell table:style-name="ce157" office:value-type="date" office:date-value="2018-12-17" calcext:value-type="date">
            <text:p>17</text:p>
          </table:table-cell>
          <table:table-cell table:style-name="ce157" office:value-type="date" office:date-value="2018-12-18" calcext:value-type="date">
            <text:p>18</text:p>
          </table:table-cell>
          <table:table-cell table:style-name="ce157" office:value-type="date" office:date-value="2018-12-19" calcext:value-type="date">
            <text:p>19</text:p>
          </table:table-cell>
          <table:table-cell table:style-name="ce157" office:value-type="date" office:date-value="2018-12-20" calcext:value-type="date">
            <text:p>20</text:p>
          </table:table-cell>
          <table:table-cell table:style-name="ce157" office:value-type="date" office:date-value="2018-12-21" calcext:value-type="date">
            <text:p>21</text:p>
          </table:table-cell>
          <table:table-cell table:style-name="ce157" office:value-type="date" office:date-value="2018-12-22" calcext:value-type="date">
            <text:p>22</text:p>
          </table:table-cell>
          <table:table-cell table:style-name="ce157" office:value-type="date" office:date-value="2018-12-23" calcext:value-type="date">
            <text:p>23</text:p>
          </table:table-cell>
          <table:table-cell table:style-name="ce157" office:value-type="date" office:date-value="2018-12-24" calcext:value-type="date">
            <text:p>24</text:p>
          </table:table-cell>
          <table:table-cell table:style-name="ce157" office:value-type="date" office:date-value="2018-12-25" calcext:value-type="date">
            <text:p>25</text:p>
          </table:table-cell>
          <table:table-cell table:style-name="ce157" office:value-type="date" office:date-value="2018-12-26" calcext:value-type="date">
            <text:p>26</text:p>
          </table:table-cell>
          <table:table-cell table:style-name="ce157" office:value-type="date" office:date-value="2018-12-27" calcext:value-type="date">
            <text:p>27</text:p>
          </table:table-cell>
          <table:table-cell table:style-name="ce157" office:value-type="date" office:date-value="2018-12-28" calcext:value-type="date">
            <text:p>28</text:p>
          </table:table-cell>
          <table:table-cell table:style-name="ce157" office:value-type="date" office:date-value="2018-12-29" calcext:value-type="date">
            <text:p>29</text:p>
          </table:table-cell>
          <table:table-cell table:style-name="ce157" office:value-type="date" office:date-value="2018-12-30" calcext:value-type="date">
            <text:p>30</text:p>
          </table:table-cell>
          <table:table-cell table:style-name="ce157" office:value-type="date" office:date-value="2018-12-31" calcext:value-type="date">
            <text:p>31</text:p>
          </table:table-cell>
          <table:table-cell table:style-name="ce169" table:number-columns-repeated="97"/>
          <table:table-cell table:number-columns-repeated="448"/>
        </table:table-row>
        <table:table-row table:style-name="ro1">
          <table:covered-table-cell table:style-name="ce3"/>
          <table:covered-table-cell table:style-name="ce8"/>
          <table:covered-table-cell table:style-name="ce55"/>
          <table:covered-table-cell table:style-name="ce61"/>
          <table:covered-table-cell table:style-name="ce66"/>
          <table:covered-table-cell table:style-name="ce71"/>
          <table:table-cell table:style-name="ce73" table:number-columns-repeated="9"/>
          <table:covered-table-cell table:style-name="ce81"/>
          <table:covered-table-cell table:style-name="ce84"/>
          <table:covered-table-cell table:style-name="ce229"/>
          <table:table-cell table:style-name="ce147"/>
          <table:table-cell table:style-name="ce152" office:value-type="string" calcext:value-type="string">
            <text:p>Thu</text:p>
          </table:table-cell>
          <table:table-cell table:style-name="ce152" office:value-type="string" calcext:value-type="string">
            <text:p>Fri</text:p>
          </table:table-cell>
          <table:table-cell table:style-name="ce152" office:value-type="string" calcext:value-type="string">
            <text:p>Sat</text:p>
          </table:table-cell>
          <table:table-cell table:style-name="ce152" office:value-type="string" calcext:value-type="string">
            <text:p>Sun</text:p>
          </table:table-cell>
          <table:table-cell table:style-name="ce152" office:value-type="string" calcext:value-type="string">
            <text:p>Mon</text:p>
          </table:table-cell>
          <table:table-cell table:style-name="ce152" office:value-type="string" calcext:value-type="string">
            <text:p>Tue</text:p>
          </table:table-cell>
          <table:table-cell table:style-name="ce152" office:value-type="string" calcext:value-type="string">
            <text:p>Wed</text:p>
          </table:table-cell>
          <table:table-cell table:style-name="ce152" office:value-type="string" calcext:value-type="string">
            <text:p>Thu</text:p>
          </table:table-cell>
          <table:table-cell table:style-name="ce152" office:value-type="string" calcext:value-type="string">
            <text:p>Fri</text:p>
          </table:table-cell>
          <table:table-cell table:style-name="ce152" office:value-type="string" calcext:value-type="string">
            <text:p>Sat</text:p>
          </table:table-cell>
          <table:table-cell table:style-name="ce152" office:value-type="string" calcext:value-type="string">
            <text:p>Sun</text:p>
          </table:table-cell>
          <table:table-cell table:style-name="ce152" office:value-type="string" calcext:value-type="string">
            <text:p>Mon</text:p>
          </table:table-cell>
          <table:table-cell table:style-name="ce152" office:value-type="string" calcext:value-type="string">
            <text:p>Tue</text:p>
          </table:table-cell>
          <table:table-cell table:style-name="ce152" office:value-type="string" calcext:value-type="string">
            <text:p>Wed</text:p>
          </table:table-cell>
          <table:table-cell table:style-name="ce152" office:value-type="string" calcext:value-type="string">
            <text:p>Thu</text:p>
          </table:table-cell>
          <table:table-cell table:style-name="ce152" office:value-type="string" calcext:value-type="string">
            <text:p>Fri</text:p>
          </table:table-cell>
          <table:table-cell table:style-name="ce152" office:value-type="string" calcext:value-type="string">
            <text:p>Sat</text:p>
          </table:table-cell>
          <table:table-cell table:style-name="ce152" office:value-type="string" calcext:value-type="string">
            <text:p>Sun</text:p>
          </table:table-cell>
          <table:table-cell table:style-name="ce152" office:value-type="string" calcext:value-type="string">
            <text:p>Mon</text:p>
          </table:table-cell>
          <table:table-cell table:style-name="ce152" office:value-type="string" calcext:value-type="string">
            <text:p>Tue</text:p>
          </table:table-cell>
          <table:table-cell table:style-name="ce152" office:value-type="string" calcext:value-type="string">
            <text:p>Wed</text:p>
          </table:table-cell>
          <table:table-cell table:style-name="ce152" office:value-type="string" calcext:value-type="string">
            <text:p>Thu</text:p>
          </table:table-cell>
          <table:table-cell table:style-name="ce152" office:value-type="string" calcext:value-type="string">
            <text:p>Fri</text:p>
          </table:table-cell>
          <table:table-cell table:style-name="ce152" office:value-type="string" calcext:value-type="string">
            <text:p>Sat</text:p>
          </table:table-cell>
          <table:table-cell table:style-name="ce152" office:value-type="string" calcext:value-type="string">
            <text:p>Sun</text:p>
          </table:table-cell>
          <table:table-cell table:style-name="ce152" office:value-type="string" calcext:value-type="string">
            <text:p>Mon</text:p>
          </table:table-cell>
          <table:table-cell table:style-name="ce152" office:value-type="string" calcext:value-type="string">
            <text:p>Tue</text:p>
          </table:table-cell>
          <table:table-cell table:style-name="ce152" office:value-type="string" calcext:value-type="string">
            <text:p>Wed</text:p>
          </table:table-cell>
          <table:table-cell table:style-name="ce152" office:value-type="string" calcext:value-type="string">
            <text:p>Thu</text:p>
          </table:table-cell>
          <table:table-cell table:style-name="ce152" office:value-type="string" calcext:value-type="string">
            <text:p>Fri</text:p>
          </table:table-cell>
          <table:table-cell table:style-name="ce152" office:value-type="string" calcext:value-type="string">
            <text:p>Sat</text:p>
          </table:table-cell>
          <table:table-cell table:style-name="ce152" office:value-type="string" calcext:value-type="string">
            <text:p>Fri</text:p>
          </table:table-cell>
          <table:table-cell table:style-name="ce152" office:value-type="string" calcext:value-type="string">
            <text:p>Sat</text:p>
          </table:table-cell>
          <table:table-cell table:style-name="ce152" office:value-type="string" calcext:value-type="string">
            <text:p>Sun</text:p>
          </table:table-cell>
          <table:table-cell table:style-name="ce152" office:value-type="string" calcext:value-type="string">
            <text:p>Mon</text:p>
          </table:table-cell>
          <table:table-cell table:style-name="ce152" office:value-type="string" calcext:value-type="string">
            <text:p>Tue</text:p>
          </table:table-cell>
          <table:table-cell table:style-name="ce152" office:value-type="string" calcext:value-type="string">
            <text:p>Wed</text:p>
          </table:table-cell>
          <table:table-cell table:style-name="ce152" office:value-type="string" calcext:value-type="string">
            <text:p>Thu</text:p>
          </table:table-cell>
          <table:table-cell table:style-name="ce152" office:value-type="string" calcext:value-type="string">
            <text:p>Fri</text:p>
          </table:table-cell>
          <table:table-cell table:style-name="ce152" office:value-type="string" calcext:value-type="string">
            <text:p>Sat</text:p>
          </table:table-cell>
          <table:table-cell table:style-name="ce152" office:value-type="string" calcext:value-type="string">
            <text:p>Sun</text:p>
          </table:table-cell>
          <table:table-cell table:style-name="ce152" office:value-type="string" calcext:value-type="string">
            <text:p>Mon</text:p>
          </table:table-cell>
          <table:table-cell table:style-name="ce152" office:value-type="string" calcext:value-type="string">
            <text:p>Tue</text:p>
          </table:table-cell>
          <table:table-cell table:style-name="ce152" office:value-type="string" calcext:value-type="string">
            <text:p>Wed</text:p>
          </table:table-cell>
          <table:table-cell table:style-name="ce152" office:value-type="string" calcext:value-type="string">
            <text:p>Thu</text:p>
          </table:table-cell>
          <table:table-cell table:style-name="ce152" office:value-type="string" calcext:value-type="string">
            <text:p>Fri</text:p>
          </table:table-cell>
          <table:table-cell table:style-name="ce152" office:value-type="string" calcext:value-type="string">
            <text:p>Sat</text:p>
          </table:table-cell>
          <table:table-cell table:style-name="ce152" office:value-type="string" calcext:value-type="string">
            <text:p>Sun</text:p>
          </table:table-cell>
          <table:table-cell table:style-name="ce152" office:value-type="string" calcext:value-type="string">
            <text:p>Mon</text:p>
          </table:table-cell>
          <table:table-cell table:style-name="ce152" office:value-type="string" calcext:value-type="string">
            <text:p>Tue</text:p>
          </table:table-cell>
          <table:table-cell table:style-name="ce152" office:value-type="string" calcext:value-type="string">
            <text:p>Wed</text:p>
          </table:table-cell>
          <table:table-cell table:style-name="ce152" office:value-type="string" calcext:value-type="string">
            <text:p>Thu</text:p>
          </table:table-cell>
          <table:table-cell table:style-name="ce152" office:value-type="string" calcext:value-type="string">
            <text:p>Fri</text:p>
          </table:table-cell>
          <table:table-cell table:style-name="ce152" office:value-type="string" calcext:value-type="string">
            <text:p>Sat</text:p>
          </table:table-cell>
          <table:table-cell table:style-name="ce152" office:value-type="string" calcext:value-type="string">
            <text:p>Sun</text:p>
          </table:table-cell>
          <table:table-cell table:style-name="ce152" office:value-type="string" calcext:value-type="string">
            <text:p>Mon</text:p>
          </table:table-cell>
          <table:table-cell table:style-name="ce152" office:value-type="string" calcext:value-type="string">
            <text:p>Tue</text:p>
          </table:table-cell>
          <table:table-cell table:style-name="ce152" office:value-type="string" calcext:value-type="string">
            <text:p>Wed</text:p>
          </table:table-cell>
          <table:table-cell table:style-name="ce152" office:value-type="string" calcext:value-type="string">
            <text:p>Thu</text:p>
          </table:table-cell>
          <table:table-cell table:style-name="ce152" office:value-type="string" calcext:value-type="string">
            <text:p>Fri</text:p>
          </table:table-cell>
          <table:table-cell table:style-name="ce152" office:value-type="string" calcext:value-type="string">
            <text:p>Sat</text:p>
          </table:table-cell>
          <table:table-cell table:style-name="ce152" office:value-type="string" calcext:value-type="string">
            <text:p>Sun</text:p>
          </table:table-cell>
          <table:table-cell table:style-name="ce152" office:value-type="string" calcext:value-type="string">
            <text:p>Mon</text:p>
          </table:table-cell>
          <table:table-cell table:style-name="ce152" office:value-type="string" calcext:value-type="string">
            <text:p>Tue</text:p>
          </table:table-cell>
          <table:table-cell table:style-name="ce152" office:value-type="string" calcext:value-type="string">
            <text:p>Wed</text:p>
          </table:table-cell>
          <table:table-cell table:style-name="ce152" office:value-type="string" calcext:value-type="string">
            <text:p>Thu</text:p>
          </table:table-cell>
          <table:table-cell table:style-name="ce152" office:value-type="string" calcext:value-type="string">
            <text:p>Fri</text:p>
          </table:table-cell>
          <table:table-cell table:style-name="ce152" office:value-type="string" calcext:value-type="string">
            <text:p>Sat</text:p>
          </table:table-cell>
          <table:table-cell table:style-name="ce152" office:value-type="string" calcext:value-type="string">
            <text:p>Sun</text:p>
          </table:table-cell>
          <table:table-cell table:style-name="ce152" office:value-type="string" calcext:value-type="string">
            <text:p>Mon</text:p>
          </table:table-cell>
          <table:table-cell table:style-name="ce152" office:value-type="string" calcext:value-type="string">
            <text:p>Tue</text:p>
          </table:table-cell>
          <table:table-cell table:style-name="ce152" office:value-type="string" calcext:value-type="string">
            <text:p>Wed</text:p>
          </table:table-cell>
          <table:table-cell table:style-name="ce152" office:value-type="string" calcext:value-type="string">
            <text:p>Thu</text:p>
          </table:table-cell>
          <table:table-cell table:style-name="ce152" office:value-type="string" calcext:value-type="string">
            <text:p>Fri</text:p>
          </table:table-cell>
          <table:table-cell table:style-name="ce152" office:value-type="string" calcext:value-type="string">
            <text:p>Sat</text:p>
          </table:table-cell>
          <table:table-cell table:style-name="ce152" office:value-type="string" calcext:value-type="string">
            <text:p>Sun</text:p>
          </table:table-cell>
          <table:table-cell table:style-name="ce152" office:value-type="string" calcext:value-type="string">
            <text:p>Mon</text:p>
          </table:table-cell>
          <table:table-cell table:style-name="ce152" office:value-type="string" calcext:value-type="string">
            <text:p>Tue</text:p>
          </table:table-cell>
          <table:table-cell table:style-name="ce152" office:value-type="string" calcext:value-type="string">
            <text:p>Wed</text:p>
          </table:table-cell>
          <table:table-cell table:style-name="ce152" office:value-type="string" calcext:value-type="string">
            <text:p>Thu</text:p>
          </table:table-cell>
          <table:table-cell table:style-name="ce152" office:value-type="string" calcext:value-type="string">
            <text:p>Fri</text:p>
          </table:table-cell>
          <table:table-cell table:style-name="ce152" office:value-type="string" calcext:value-type="string">
            <text:p>Sat</text:p>
          </table:table-cell>
          <table:table-cell table:style-name="ce152" office:value-type="string" calcext:value-type="string">
            <text:p>Sun</text:p>
          </table:table-cell>
          <table:table-cell table:style-name="ce152" office:value-type="string" calcext:value-type="string">
            <text:p>Mon</text:p>
          </table:table-cell>
          <table:table-cell table:style-name="ce152" office:value-type="string" calcext:value-type="string">
            <text:p>Tue</text:p>
          </table:table-cell>
          <table:table-cell table:style-name="ce152" office:value-type="string" calcext:value-type="string">
            <text:p>Wed</text:p>
          </table:table-cell>
          <table:table-cell table:style-name="ce152" office:value-type="string" calcext:value-type="string">
            <text:p>Thu</text:p>
          </table:table-cell>
          <table:table-cell table:style-name="ce152" office:value-type="string" calcext:value-type="string">
            <text:p>Fri</text:p>
          </table:table-cell>
          <table:table-cell table:style-name="ce152" office:value-type="string" calcext:value-type="string">
            <text:p>Sat</text:p>
          </table:table-cell>
          <table:table-cell table:style-name="ce152" office:value-type="string" calcext:value-type="string">
            <text:p>Sun</text:p>
          </table:table-cell>
          <table:table-cell table:style-name="ce152" office:value-type="string" calcext:value-type="string">
            <text:p>Mon</text:p>
          </table:table-cell>
          <table:table-cell table:style-name="ce152" office:value-type="string" calcext:value-type="string">
            <text:p>Tue</text:p>
          </table:table-cell>
          <table:table-cell table:style-name="ce152" office:value-type="string" calcext:value-type="string">
            <text:p>Wed</text:p>
          </table:table-cell>
          <table:table-cell table:style-name="ce152" office:value-type="string" calcext:value-type="string">
            <text:p>Thu</text:p>
          </table:table-cell>
          <table:table-cell table:style-name="ce152" office:value-type="string" calcext:value-type="string">
            <text:p>Fri</text:p>
          </table:table-cell>
          <table:table-cell table:style-name="ce152" office:value-type="string" calcext:value-type="string">
            <text:p>Sat</text:p>
          </table:table-cell>
          <table:table-cell table:style-name="ce152" office:value-type="string" calcext:value-type="string">
            <text:p>Sun</text:p>
          </table:table-cell>
          <table:table-cell table:style-name="ce152" office:value-type="string" calcext:value-type="string">
            <text:p>Mon</text:p>
          </table:table-cell>
          <table:table-cell table:style-name="ce152" office:value-type="string" calcext:value-type="string">
            <text:p>Tue</text:p>
          </table:table-cell>
          <table:table-cell table:style-name="ce152" office:value-type="string" calcext:value-type="string">
            <text:p>Wed</text:p>
          </table:table-cell>
          <table:table-cell table:style-name="ce152" office:value-type="string" calcext:value-type="string">
            <text:p>Thu</text:p>
          </table:table-cell>
          <table:table-cell table:style-name="ce152" office:value-type="string" calcext:value-type="string">
            <text:p>Fri</text:p>
          </table:table-cell>
          <table:table-cell table:style-name="ce152" office:value-type="string" calcext:value-type="string">
            <text:p>Sat</text:p>
          </table:table-cell>
          <table:table-cell table:style-name="ce152" office:value-type="string" calcext:value-type="string">
            <text:p>Sun</text:p>
          </table:table-cell>
          <table:table-cell table:style-name="ce152" office:value-type="string" calcext:value-type="string">
            <text:p>Mon</text:p>
          </table:table-cell>
          <table:table-cell table:style-name="ce152" office:value-type="string" calcext:value-type="string">
            <text:p>Tue</text:p>
          </table:table-cell>
          <table:table-cell table:style-name="ce152" office:value-type="string" calcext:value-type="string">
            <text:p>Wed</text:p>
          </table:table-cell>
          <table:table-cell table:style-name="ce152" office:value-type="string" calcext:value-type="string">
            <text:p>Thu</text:p>
          </table:table-cell>
          <table:table-cell table:style-name="ce152" office:value-type="string" calcext:value-type="string">
            <text:p>Fri</text:p>
          </table:table-cell>
          <table:table-cell table:style-name="ce152" office:value-type="string" calcext:value-type="string">
            <text:p>Sat</text:p>
          </table:table-cell>
          <table:table-cell table:style-name="ce152" office:value-type="string" calcext:value-type="string">
            <text:p>Sun</text:p>
          </table:table-cell>
          <table:table-cell table:style-name="ce152" office:value-type="string" calcext:value-type="string">
            <text:p>Mon</text:p>
          </table:table-cell>
          <table:table-cell table:style-name="ce152" office:value-type="string" calcext:value-type="string">
            <text:p>Tue</text:p>
          </table:table-cell>
          <table:table-cell table:style-name="ce152" office:value-type="string" calcext:value-type="string">
            <text:p>Wed</text:p>
          </table:table-cell>
          <table:table-cell table:style-name="ce152" office:value-type="string" calcext:value-type="string">
            <text:p>Thu</text:p>
          </table:table-cell>
          <table:table-cell table:style-name="ce152" office:value-type="string" calcext:value-type="string">
            <text:p>Fri</text:p>
          </table:table-cell>
          <table:table-cell table:style-name="ce152" office:value-type="string" calcext:value-type="string">
            <text:p>Sat</text:p>
          </table:table-cell>
          <table:table-cell table:style-name="ce152" office:value-type="string" calcext:value-type="string">
            <text:p>Sun</text:p>
          </table:table-cell>
          <table:table-cell table:style-name="ce152" office:value-type="string" calcext:value-type="string">
            <text:p>Mon</text:p>
          </table:table-cell>
          <table:table-cell table:style-name="ce152" office:value-type="string" calcext:value-type="string">
            <text:p>Tue</text:p>
          </table:table-cell>
          <table:table-cell table:style-name="ce152" office:value-type="string" calcext:value-type="string">
            <text:p>Wed</text:p>
          </table:table-cell>
          <table:table-cell table:style-name="ce152" office:value-type="string" calcext:value-type="string">
            <text:p>Thu</text:p>
          </table:table-cell>
          <table:table-cell table:style-name="ce152" office:value-type="string" calcext:value-type="string">
            <text:p>Fri</text:p>
          </table:table-cell>
          <table:table-cell table:style-name="ce152" office:value-type="string" calcext:value-type="string">
            <text:p>Sat</text:p>
          </table:table-cell>
          <table:table-cell table:style-name="ce152" office:value-type="string" calcext:value-type="string">
            <text:p>Sun</text:p>
          </table:table-cell>
          <table:table-cell table:style-name="ce152" office:value-type="string" calcext:value-type="string">
            <text:p>Mon</text:p>
          </table:table-cell>
          <table:table-cell table:style-name="ce152" office:value-type="string" calcext:value-type="string">
            <text:p>Tue</text:p>
          </table:table-cell>
          <table:table-cell table:style-name="ce152" office:value-type="string" calcext:value-type="string">
            <text:p>Wed</text:p>
          </table:table-cell>
          <table:table-cell table:style-name="ce152" office:value-type="string" calcext:value-type="string">
            <text:p>Thu</text:p>
          </table:table-cell>
          <table:table-cell table:style-name="ce152" office:value-type="string" calcext:value-type="string">
            <text:p>Fri</text:p>
          </table:table-cell>
          <table:table-cell table:style-name="ce152" office:value-type="string" calcext:value-type="string">
            <text:p>Sat</text:p>
          </table:table-cell>
          <table:table-cell table:style-name="ce152" office:value-type="string" calcext:value-type="string">
            <text:p>Sun</text:p>
          </table:table-cell>
          <table:table-cell table:style-name="ce152" office:value-type="string" calcext:value-type="string">
            <text:p>Mon</text:p>
          </table:table-cell>
          <table:table-cell table:style-name="ce152" office:value-type="string" calcext:value-type="string">
            <text:p>Tue</text:p>
          </table:table-cell>
          <table:table-cell table:style-name="ce152" office:value-type="string" calcext:value-type="string">
            <text:p>Wed</text:p>
          </table:table-cell>
          <table:table-cell table:style-name="ce152" office:value-type="string" calcext:value-type="string">
            <text:p>Thu</text:p>
          </table:table-cell>
          <table:table-cell table:style-name="ce152" office:value-type="string" calcext:value-type="string">
            <text:p>Fri</text:p>
          </table:table-cell>
          <table:table-cell table:style-name="ce152" office:value-type="string" calcext:value-type="string">
            <text:p>Sat</text:p>
          </table:table-cell>
          <table:table-cell table:style-name="ce152" office:value-type="string" calcext:value-type="string">
            <text:p>Sun</text:p>
          </table:table-cell>
          <table:table-cell table:style-name="ce152" office:value-type="string" calcext:value-type="string">
            <text:p>Mon</text:p>
          </table:table-cell>
          <table:table-cell table:style-name="ce152" office:value-type="string" calcext:value-type="string">
            <text:p>Tue</text:p>
          </table:table-cell>
          <table:table-cell table:style-name="ce152" office:value-type="string" calcext:value-type="string">
            <text:p>Wed</text:p>
          </table:table-cell>
          <table:table-cell table:style-name="ce152" office:value-type="string" calcext:value-type="string">
            <text:p>Thu</text:p>
          </table:table-cell>
          <table:table-cell table:style-name="ce152" office:value-type="string" calcext:value-type="string">
            <text:p>Fri</text:p>
          </table:table-cell>
          <table:table-cell table:style-name="ce152" office:value-type="string" calcext:value-type="string">
            <text:p>Sat</text:p>
          </table:table-cell>
          <table:table-cell table:style-name="ce152" office:value-type="string" calcext:value-type="string">
            <text:p>Sun</text:p>
          </table:table-cell>
          <table:table-cell table:style-name="ce152" office:value-type="string" calcext:value-type="string">
            <text:p>Mon</text:p>
          </table:table-cell>
          <table:table-cell table:style-name="ce152" office:value-type="string" calcext:value-type="string">
            <text:p>Tue</text:p>
          </table:table-cell>
          <table:table-cell table:style-name="ce152" office:value-type="string" calcext:value-type="string">
            <text:p>Wed</text:p>
          </table:table-cell>
          <table:table-cell table:style-name="ce152" office:value-type="string" calcext:value-type="string">
            <text:p>Thu</text:p>
          </table:table-cell>
          <table:table-cell table:style-name="ce152" office:value-type="string" calcext:value-type="string">
            <text:p>Fri</text:p>
          </table:table-cell>
          <table:table-cell table:style-name="ce152" office:value-type="string" calcext:value-type="string">
            <text:p>Sat</text:p>
          </table:table-cell>
          <table:table-cell table:style-name="ce152" office:value-type="string" calcext:value-type="string">
            <text:p>Sun</text:p>
          </table:table-cell>
          <table:table-cell table:style-name="ce152" office:value-type="string" calcext:value-type="string">
            <text:p>Mon</text:p>
          </table:table-cell>
          <table:table-cell table:style-name="ce152" office:value-type="string" calcext:value-type="string">
            <text:p>Tue</text:p>
          </table:table-cell>
          <table:table-cell table:style-name="ce152" office:value-type="string" calcext:value-type="string">
            <text:p>Wed</text:p>
          </table:table-cell>
          <table:table-cell table:style-name="ce152" office:value-type="string" calcext:value-type="string">
            <text:p>Thu</text:p>
          </table:table-cell>
          <table:table-cell table:style-name="ce152" office:value-type="string" calcext:value-type="string">
            <text:p>Fri</text:p>
          </table:table-cell>
          <table:table-cell table:style-name="ce152" office:value-type="string" calcext:value-type="string">
            <text:p>Sat</text:p>
          </table:table-cell>
          <table:table-cell table:style-name="ce152" office:value-type="string" calcext:value-type="string">
            <text:p>Sun</text:p>
          </table:table-cell>
          <table:table-cell table:style-name="ce152" office:value-type="string" calcext:value-type="string">
            <text:p>Mon</text:p>
          </table:table-cell>
          <table:table-cell table:style-name="ce152" office:value-type="string" calcext:value-type="string">
            <text:p>Tue</text:p>
          </table:table-cell>
          <table:table-cell table:style-name="ce152" office:value-type="string" calcext:value-type="string">
            <text:p>Wed</text:p>
          </table:table-cell>
          <table:table-cell table:style-name="ce152" office:value-type="string" calcext:value-type="string">
            <text:p>Thu</text:p>
          </table:table-cell>
          <table:table-cell table:style-name="ce152" office:value-type="string" calcext:value-type="string">
            <text:p>Fri</text:p>
          </table:table-cell>
          <table:table-cell table:style-name="ce152" office:value-type="string" calcext:value-type="string">
            <text:p>Sat</text:p>
          </table:table-cell>
          <table:table-cell table:style-name="ce152" office:value-type="string" calcext:value-type="string">
            <text:p>Sun</text:p>
          </table:table-cell>
          <table:table-cell table:style-name="ce152" office:value-type="string" calcext:value-type="string">
            <text:p>Mon</text:p>
          </table:table-cell>
          <table:table-cell table:style-name="ce152" office:value-type="string" calcext:value-type="string">
            <text:p>Tue</text:p>
          </table:table-cell>
          <table:table-cell table:style-name="ce152" office:value-type="string" calcext:value-type="string">
            <text:p>Wed</text:p>
          </table:table-cell>
          <table:table-cell table:style-name="ce152" office:value-type="string" calcext:value-type="string">
            <text:p>Thu</text:p>
          </table:table-cell>
          <table:table-cell table:style-name="ce152" office:value-type="string" calcext:value-type="string">
            <text:p>Fri</text:p>
          </table:table-cell>
          <table:table-cell table:style-name="ce152" office:value-type="string" calcext:value-type="string">
            <text:p>Sat</text:p>
          </table:table-cell>
          <table:table-cell table:style-name="ce152" office:value-type="string" calcext:value-type="string">
            <text:p>Sun</text:p>
          </table:table-cell>
          <table:table-cell table:style-name="ce152" office:value-type="string" calcext:value-type="string">
            <text:p>Mon</text:p>
          </table:table-cell>
          <table:table-cell table:style-name="ce152" office:value-type="string" calcext:value-type="string">
            <text:p>Tue</text:p>
          </table:table-cell>
          <table:table-cell table:style-name="ce152" office:value-type="string" calcext:value-type="string">
            <text:p>Wed</text:p>
          </table:table-cell>
          <table:table-cell table:style-name="ce152" office:value-type="string" calcext:value-type="string">
            <text:p>Thu</text:p>
          </table:table-cell>
          <table:table-cell table:style-name="ce152" office:value-type="string" calcext:value-type="string">
            <text:p>Fri</text:p>
          </table:table-cell>
          <table:table-cell table:style-name="ce152" office:value-type="string" calcext:value-type="string">
            <text:p>Sat</text:p>
          </table:table-cell>
          <table:table-cell table:style-name="ce152" office:value-type="string" calcext:value-type="string">
            <text:p>Sun</text:p>
          </table:table-cell>
          <table:table-cell table:style-name="ce152" office:value-type="string" calcext:value-type="string">
            <text:p>Mon</text:p>
          </table:table-cell>
          <table:table-cell table:style-name="ce152" office:value-type="string" calcext:value-type="string">
            <text:p>Tue</text:p>
          </table:table-cell>
          <table:table-cell table:style-name="ce152" office:value-type="string" calcext:value-type="string">
            <text:p>Wed</text:p>
          </table:table-cell>
          <table:table-cell table:style-name="ce152" office:value-type="string" calcext:value-type="string">
            <text:p>Thu</text:p>
          </table:table-cell>
          <table:table-cell table:style-name="ce152" office:value-type="string" calcext:value-type="string">
            <text:p>Fri</text:p>
          </table:table-cell>
          <table:table-cell table:style-name="ce152" office:value-type="string" calcext:value-type="string">
            <text:p>Sat</text:p>
          </table:table-cell>
          <table:table-cell table:style-name="ce152" office:value-type="string" calcext:value-type="string">
            <text:p>Sun</text:p>
          </table:table-cell>
          <table:table-cell table:style-name="ce152" office:value-type="string" calcext:value-type="string">
            <text:p>Mon</text:p>
          </table:table-cell>
          <table:table-cell table:style-name="ce152" office:value-type="string" calcext:value-type="string">
            <text:p>Tue</text:p>
          </table:table-cell>
          <table:table-cell table:style-name="ce152" office:value-type="string" calcext:value-type="string">
            <text:p>Wed</text:p>
          </table:table-cell>
          <table:table-cell table:style-name="ce152" office:value-type="string" calcext:value-type="string">
            <text:p>Thu</text:p>
          </table:table-cell>
          <table:table-cell table:style-name="ce152" office:value-type="string" calcext:value-type="string">
            <text:p>Fri</text:p>
          </table:table-cell>
          <table:table-cell table:style-name="ce152" office:value-type="string" calcext:value-type="string">
            <text:p>Sat</text:p>
          </table:table-cell>
          <table:table-cell table:style-name="ce152" office:value-type="string" calcext:value-type="string">
            <text:p>Sun</text:p>
          </table:table-cell>
          <table:table-cell table:style-name="ce152" office:value-type="string" calcext:value-type="string">
            <text:p>Mon</text:p>
          </table:table-cell>
          <table:table-cell table:style-name="ce152" office:value-type="string" calcext:value-type="string">
            <text:p>Tue</text:p>
          </table:table-cell>
          <table:table-cell table:style-name="ce152" office:value-type="string" calcext:value-type="string">
            <text:p>Wed</text:p>
          </table:table-cell>
          <table:table-cell table:style-name="ce152" office:value-type="string" calcext:value-type="string">
            <text:p>Thu</text:p>
          </table:table-cell>
          <table:table-cell table:style-name="ce152" office:value-type="string" calcext:value-type="string">
            <text:p>Fri</text:p>
          </table:table-cell>
          <table:table-cell table:style-name="ce152" office:value-type="string" calcext:value-type="string">
            <text:p>Sat</text:p>
          </table:table-cell>
          <table:table-cell table:style-name="ce152" office:value-type="string" calcext:value-type="string">
            <text:p>Sun</text:p>
          </table:table-cell>
          <table:table-cell table:style-name="ce152" office:value-type="string" calcext:value-type="string">
            <text:p>Mon</text:p>
          </table:table-cell>
          <table:table-cell table:style-name="ce152" office:value-type="string" calcext:value-type="string">
            <text:p>Tue</text:p>
          </table:table-cell>
          <table:table-cell table:style-name="ce152" office:value-type="string" calcext:value-type="string">
            <text:p>Wed</text:p>
          </table:table-cell>
          <table:table-cell table:style-name="ce152" office:value-type="string" calcext:value-type="string">
            <text:p>Thu</text:p>
          </table:table-cell>
          <table:table-cell table:style-name="ce152" office:value-type="string" calcext:value-type="string">
            <text:p>Fri</text:p>
          </table:table-cell>
          <table:table-cell table:style-name="ce152" office:value-type="string" calcext:value-type="string">
            <text:p>Sat</text:p>
          </table:table-cell>
          <table:table-cell table:style-name="ce152" office:value-type="string" calcext:value-type="string">
            <text:p>Sun</text:p>
          </table:table-cell>
          <table:table-cell table:style-name="ce152" office:value-type="string" calcext:value-type="string">
            <text:p>Mon</text:p>
          </table:table-cell>
          <table:table-cell table:style-name="ce152" office:value-type="string" calcext:value-type="string">
            <text:p>Tue</text:p>
          </table:table-cell>
          <table:table-cell table:style-name="ce152" office:value-type="string" calcext:value-type="string">
            <text:p>Wed</text:p>
          </table:table-cell>
          <table:table-cell table:style-name="ce152" office:value-type="string" calcext:value-type="string">
            <text:p>Thu</text:p>
          </table:table-cell>
          <table:table-cell table:style-name="ce152" office:value-type="string" calcext:value-type="string">
            <text:p>Fri</text:p>
          </table:table-cell>
          <table:table-cell table:style-name="ce152" office:value-type="string" calcext:value-type="string">
            <text:p>Sat</text:p>
          </table:table-cell>
          <table:table-cell table:style-name="ce152" office:value-type="string" calcext:value-type="string">
            <text:p>Sun</text:p>
          </table:table-cell>
          <table:table-cell table:style-name="ce152" office:value-type="string" calcext:value-type="string">
            <text:p>Mon</text:p>
          </table:table-cell>
          <table:table-cell table:style-name="ce152" office:value-type="string" calcext:value-type="string">
            <text:p>Tue</text:p>
          </table:table-cell>
          <table:table-cell table:style-name="ce152" office:value-type="string" calcext:value-type="string">
            <text:p>Wed</text:p>
          </table:table-cell>
          <table:table-cell table:style-name="ce152" office:value-type="string" calcext:value-type="string">
            <text:p>Thu</text:p>
          </table:table-cell>
          <table:table-cell table:style-name="ce152" office:value-type="string" calcext:value-type="string">
            <text:p>Fri</text:p>
          </table:table-cell>
          <table:table-cell table:style-name="ce152" office:value-type="string" calcext:value-type="string">
            <text:p>Sat</text:p>
          </table:table-cell>
          <table:table-cell table:style-name="ce152" office:value-type="string" calcext:value-type="string">
            <text:p>Sun</text:p>
          </table:table-cell>
          <table:table-cell table:style-name="ce152" office:value-type="string" calcext:value-type="string">
            <text:p>Mon</text:p>
          </table:table-cell>
          <table:table-cell table:style-name="ce152" office:value-type="string" calcext:value-type="string">
            <text:p>Tue</text:p>
          </table:table-cell>
          <table:table-cell table:style-name="ce152" office:value-type="string" calcext:value-type="string">
            <text:p>Wed</text:p>
          </table:table-cell>
          <table:table-cell table:style-name="ce152" office:value-type="string" calcext:value-type="string">
            <text:p>Thu</text:p>
          </table:table-cell>
          <table:table-cell table:style-name="ce152" office:value-type="string" calcext:value-type="string">
            <text:p>Fri</text:p>
          </table:table-cell>
          <table:table-cell table:style-name="ce152" office:value-type="string" calcext:value-type="string">
            <text:p>Sat</text:p>
          </table:table-cell>
          <table:table-cell table:style-name="ce152" office:value-type="string" calcext:value-type="string">
            <text:p>Sun</text:p>
          </table:table-cell>
          <table:table-cell table:style-name="ce152" office:value-type="string" calcext:value-type="string">
            <text:p>Mon</text:p>
          </table:table-cell>
          <table:table-cell table:style-name="ce152" office:value-type="string" calcext:value-type="string">
            <text:p>Tue</text:p>
          </table:table-cell>
          <table:table-cell table:style-name="ce152" office:value-type="string" calcext:value-type="string">
            <text:p>Wed</text:p>
          </table:table-cell>
          <table:table-cell table:style-name="ce152" office:value-type="string" calcext:value-type="string">
            <text:p>Thu</text:p>
          </table:table-cell>
          <table:table-cell table:style-name="ce152" office:value-type="string" calcext:value-type="string">
            <text:p>Fri</text:p>
          </table:table-cell>
          <table:table-cell table:style-name="ce152" office:value-type="string" calcext:value-type="string">
            <text:p>Sat</text:p>
          </table:table-cell>
          <table:table-cell table:style-name="ce152" office:value-type="string" calcext:value-type="string">
            <text:p>Sun</text:p>
          </table:table-cell>
          <table:table-cell table:style-name="ce152" office:value-type="string" calcext:value-type="string">
            <text:p>Mon</text:p>
          </table:table-cell>
          <table:table-cell table:style-name="ce152" office:value-type="string" calcext:value-type="string">
            <text:p>Tue</text:p>
          </table:table-cell>
          <table:table-cell table:style-name="ce152" office:value-type="string" calcext:value-type="string">
            <text:p>Wed</text:p>
          </table:table-cell>
          <table:table-cell table:style-name="ce152" office:value-type="string" calcext:value-type="string">
            <text:p>Thu</text:p>
          </table:table-cell>
          <table:table-cell table:style-name="ce152" office:value-type="string" calcext:value-type="string">
            <text:p>Fri</text:p>
          </table:table-cell>
          <table:table-cell table:style-name="ce152" office:value-type="string" calcext:value-type="string">
            <text:p>Sat</text:p>
          </table:table-cell>
          <table:table-cell table:style-name="ce152" office:value-type="string" calcext:value-type="string">
            <text:p>Sun</text:p>
          </table:table-cell>
          <table:table-cell table:style-name="ce152" office:value-type="string" calcext:value-type="string">
            <text:p>Mon</text:p>
          </table:table-cell>
          <table:table-cell table:style-name="ce152" office:value-type="string" calcext:value-type="string">
            <text:p>Tue</text:p>
          </table:table-cell>
          <table:table-cell table:style-name="ce152" office:value-type="string" calcext:value-type="string">
            <text:p>Wed</text:p>
          </table:table-cell>
          <table:table-cell table:style-name="ce152" office:value-type="string" calcext:value-type="string">
            <text:p>Thu</text:p>
          </table:table-cell>
          <table:table-cell table:style-name="ce152" office:value-type="string" calcext:value-type="string">
            <text:p>Fri</text:p>
          </table:table-cell>
          <table:table-cell table:style-name="ce152" office:value-type="string" calcext:value-type="string">
            <text:p>Sat</text:p>
          </table:table-cell>
          <table:table-cell table:style-name="ce152" office:value-type="string" calcext:value-type="string">
            <text:p>Sun</text:p>
          </table:table-cell>
          <table:table-cell table:style-name="ce152" office:value-type="string" calcext:value-type="string">
            <text:p>Mon</text:p>
          </table:table-cell>
          <table:table-cell table:style-name="ce152" office:value-type="string" calcext:value-type="string">
            <text:p>Tue</text:p>
          </table:table-cell>
          <table:table-cell table:style-name="ce152" office:value-type="string" calcext:value-type="string">
            <text:p>Wed</text:p>
          </table:table-cell>
          <table:table-cell table:style-name="ce152" office:value-type="string" calcext:value-type="string">
            <text:p>Thu</text:p>
          </table:table-cell>
          <table:table-cell table:style-name="ce152" office:value-type="string" calcext:value-type="string">
            <text:p>Fri</text:p>
          </table:table-cell>
          <table:table-cell table:style-name="ce152" office:value-type="string" calcext:value-type="string">
            <text:p>Sat</text:p>
          </table:table-cell>
          <table:table-cell table:style-name="ce152" office:value-type="string" calcext:value-type="string">
            <text:p>Sun</text:p>
          </table:table-cell>
          <table:table-cell table:style-name="ce152" office:value-type="string" calcext:value-type="string">
            <text:p>Mon</text:p>
          </table:table-cell>
          <table:table-cell table:style-name="ce152" office:value-type="string" calcext:value-type="string">
            <text:p>Tue</text:p>
          </table:table-cell>
          <table:table-cell table:style-name="ce152" office:value-type="string" calcext:value-type="string">
            <text:p>Wed</text:p>
          </table:table-cell>
          <table:table-cell table:style-name="ce152" office:value-type="string" calcext:value-type="string">
            <text:p>Thu</text:p>
          </table:table-cell>
          <table:table-cell table:style-name="ce152" office:value-type="string" calcext:value-type="string">
            <text:p>Fri</text:p>
          </table:table-cell>
          <table:table-cell table:style-name="ce152" office:value-type="string" calcext:value-type="string">
            <text:p>Sat</text:p>
          </table:table-cell>
          <table:table-cell table:style-name="ce152" office:value-type="string" calcext:value-type="string">
            <text:p>Sun</text:p>
          </table:table-cell>
          <table:table-cell table:style-name="ce152" office:value-type="string" calcext:value-type="string">
            <text:p>Mon</text:p>
          </table:table-cell>
          <table:table-cell table:style-name="ce152" office:value-type="string" calcext:value-type="string">
            <text:p>Tue</text:p>
          </table:table-cell>
          <table:table-cell table:style-name="ce152" office:value-type="string" calcext:value-type="string">
            <text:p>Wed</text:p>
          </table:table-cell>
          <table:table-cell table:style-name="ce152" office:value-type="string" calcext:value-type="string">
            <text:p>Thu</text:p>
          </table:table-cell>
          <table:table-cell table:style-name="ce152" office:value-type="string" calcext:value-type="string">
            <text:p>Fri</text:p>
          </table:table-cell>
          <table:table-cell table:style-name="ce152" office:value-type="string" calcext:value-type="string">
            <text:p>Sat</text:p>
          </table:table-cell>
          <table:table-cell table:style-name="ce152" office:value-type="string" calcext:value-type="string">
            <text:p>Sun</text:p>
          </table:table-cell>
          <table:table-cell table:style-name="ce152" office:value-type="string" calcext:value-type="string">
            <text:p>Mon</text:p>
          </table:table-cell>
          <table:table-cell table:style-name="ce152" office:value-type="string" calcext:value-type="string">
            <text:p>Tue</text:p>
          </table:table-cell>
          <table:table-cell table:style-name="ce152" office:value-type="string" calcext:value-type="string">
            <text:p>Wed</text:p>
          </table:table-cell>
          <table:table-cell table:style-name="ce152" office:value-type="string" calcext:value-type="string">
            <text:p>Thu</text:p>
          </table:table-cell>
          <table:table-cell table:style-name="ce152" office:value-type="string" calcext:value-type="string">
            <text:p>Fri</text:p>
          </table:table-cell>
          <table:table-cell table:style-name="ce152" office:value-type="string" calcext:value-type="string">
            <text:p>Sat</text:p>
          </table:table-cell>
          <table:table-cell table:style-name="ce152" office:value-type="string" calcext:value-type="string">
            <text:p>Sun</text:p>
          </table:table-cell>
          <table:table-cell table:style-name="ce152" office:value-type="string" calcext:value-type="string">
            <text:p>Mon</text:p>
          </table:table-cell>
          <table:table-cell table:style-name="ce152" office:value-type="string" calcext:value-type="string">
            <text:p>Tue</text:p>
          </table:table-cell>
          <table:table-cell table:style-name="ce152" office:value-type="string" calcext:value-type="string">
            <text:p>Wed</text:p>
          </table:table-cell>
          <table:table-cell table:style-name="ce152" office:value-type="string" calcext:value-type="string">
            <text:p>Thu</text:p>
          </table:table-cell>
          <table:table-cell table:style-name="ce152" office:value-type="string" calcext:value-type="string">
            <text:p>Fri</text:p>
          </table:table-cell>
          <table:table-cell table:style-name="ce152" office:value-type="string" calcext:value-type="string">
            <text:p>Sat</text:p>
          </table:table-cell>
          <table:table-cell table:style-name="ce152" office:value-type="string" calcext:value-type="string">
            <text:p>Sun</text:p>
          </table:table-cell>
          <table:table-cell table:style-name="ce152" office:value-type="string" calcext:value-type="string">
            <text:p>Mon</text:p>
          </table:table-cell>
          <table:table-cell table:style-name="ce152" office:value-type="string" calcext:value-type="string">
            <text:p>Tue</text:p>
          </table:table-cell>
          <table:table-cell table:style-name="ce152" office:value-type="string" calcext:value-type="string">
            <text:p>Wed</text:p>
          </table:table-cell>
          <table:table-cell table:style-name="ce152" office:value-type="string" calcext:value-type="string">
            <text:p>Thu</text:p>
          </table:table-cell>
          <table:table-cell table:style-name="ce152" office:value-type="string" calcext:value-type="string">
            <text:p>Fri</text:p>
          </table:table-cell>
          <table:table-cell table:style-name="ce152" office:value-type="string" calcext:value-type="string">
            <text:p>Sat</text:p>
          </table:table-cell>
          <table:table-cell table:style-name="ce152" office:value-type="string" calcext:value-type="string">
            <text:p>Sun</text:p>
          </table:table-cell>
          <table:table-cell table:style-name="ce152" office:value-type="string" calcext:value-type="string">
            <text:p>Mon</text:p>
          </table:table-cell>
          <table:table-cell table:style-name="ce152" office:value-type="string" calcext:value-type="string">
            <text:p>Tue</text:p>
          </table:table-cell>
          <table:table-cell table:style-name="ce152" office:value-type="string" calcext:value-type="string">
            <text:p>Wed</text:p>
          </table:table-cell>
          <table:table-cell table:style-name="ce152" office:value-type="string" calcext:value-type="string">
            <text:p>Thu</text:p>
          </table:table-cell>
          <table:table-cell table:style-name="ce152" office:value-type="string" calcext:value-type="string">
            <text:p>Fri</text:p>
          </table:table-cell>
          <table:table-cell table:style-name="ce152" office:value-type="string" calcext:value-type="string">
            <text:p>Sat</text:p>
          </table:table-cell>
          <table:table-cell table:style-name="ce152" office:value-type="string" calcext:value-type="string">
            <text:p>Sun</text:p>
          </table:table-cell>
          <table:table-cell table:style-name="ce152" office:value-type="string" calcext:value-type="string">
            <text:p>Mon</text:p>
          </table:table-cell>
          <table:table-cell table:style-name="ce152" office:value-type="string" calcext:value-type="string">
            <text:p>Tue</text:p>
          </table:table-cell>
          <table:table-cell table:style-name="ce152" office:value-type="string" calcext:value-type="string">
            <text:p>Wed</text:p>
          </table:table-cell>
          <table:table-cell table:style-name="ce152" office:value-type="string" calcext:value-type="string">
            <text:p>Thu</text:p>
          </table:table-cell>
          <table:table-cell table:style-name="ce152" office:value-type="string" calcext:value-type="string">
            <text:p>Fri</text:p>
          </table:table-cell>
          <table:table-cell table:style-name="ce152" office:value-type="string" calcext:value-type="string">
            <text:p>Sat</text:p>
          </table:table-cell>
          <table:table-cell table:style-name="ce152" office:value-type="string" calcext:value-type="string">
            <text:p>Sun</text:p>
          </table:table-cell>
          <table:table-cell table:style-name="ce152" office:value-type="string" calcext:value-type="string">
            <text:p>Mon</text:p>
          </table:table-cell>
          <table:table-cell table:style-name="ce158" office:value-type="string" calcext:value-type="string">
            <text:p>Mon</text:p>
          </table:table-cell>
          <table:table-cell table:style-name="ce158" office:value-type="string" calcext:value-type="string">
            <text:p>Tue</text:p>
          </table:table-cell>
          <table:table-cell table:style-name="ce158" office:value-type="string" calcext:value-type="string">
            <text:p>Sat</text:p>
          </table:table-cell>
          <table:table-cell table:style-name="ce158" office:value-type="string" calcext:value-type="string">
            <text:p>Sun</text:p>
          </table:table-cell>
          <table:table-cell table:style-name="ce158" office:value-type="string" calcext:value-type="string">
            <text:p>Mon</text:p>
          </table:table-cell>
          <table:table-cell table:style-name="ce158" office:value-type="string" calcext:value-type="string">
            <text:p>Tue</text:p>
          </table:table-cell>
          <table:table-cell table:style-name="ce158" office:value-type="string" calcext:value-type="string">
            <text:p>Wed</text:p>
          </table:table-cell>
          <table:table-cell table:style-name="ce158" office:value-type="string" calcext:value-type="string">
            <text:p>Mon</text:p>
          </table:table-cell>
          <table:table-cell table:style-name="ce158" office:value-type="string" calcext:value-type="string">
            <text:p>Tue</text:p>
          </table:table-cell>
          <table:table-cell table:style-name="ce158" office:value-type="string" calcext:value-type="string">
            <text:p>Sat</text:p>
          </table:table-cell>
          <table:table-cell table:style-name="ce158" office:value-type="string" calcext:value-type="string">
            <text:p>Sun</text:p>
          </table:table-cell>
          <table:table-cell table:style-name="ce158" office:value-type="string" calcext:value-type="string">
            <text:p>Mon</text:p>
          </table:table-cell>
          <table:table-cell table:style-name="ce158" office:value-type="string" calcext:value-type="string">
            <text:p>Tue</text:p>
          </table:table-cell>
          <table:table-cell table:style-name="ce158" office:value-type="string" calcext:value-type="string">
            <text:p>Wed</text:p>
          </table:table-cell>
          <table:table-cell table:style-name="ce158" office:value-type="string" calcext:value-type="string">
            <text:p>Thu</text:p>
          </table:table-cell>
          <table:table-cell table:style-name="ce158" office:value-type="string" calcext:value-type="string">
            <text:p>Fri</text:p>
          </table:table-cell>
          <table:table-cell table:style-name="ce158" office:value-type="string" calcext:value-type="string">
            <text:p>Sat</text:p>
          </table:table-cell>
          <table:table-cell table:style-name="ce158" office:value-type="string" calcext:value-type="string">
            <text:p>Sun</text:p>
          </table:table-cell>
          <table:table-cell table:style-name="ce158" office:value-type="string" calcext:value-type="string">
            <text:p>Mon</text:p>
          </table:table-cell>
          <table:table-cell table:style-name="ce158" office:value-type="string" calcext:value-type="string">
            <text:p>Tue</text:p>
          </table:table-cell>
          <table:table-cell table:style-name="ce158" office:value-type="string" calcext:value-type="string">
            <text:p>Wed</text:p>
          </table:table-cell>
          <table:table-cell table:style-name="ce158" office:value-type="string" calcext:value-type="string">
            <text:p>Thu</text:p>
          </table:table-cell>
          <table:table-cell table:style-name="ce158" office:value-type="string" calcext:value-type="string">
            <text:p>Fri</text:p>
          </table:table-cell>
          <table:table-cell table:style-name="ce158" office:value-type="string" calcext:value-type="string">
            <text:p>Sat</text:p>
          </table:table-cell>
          <table:table-cell table:style-name="ce158" office:value-type="string" calcext:value-type="string">
            <text:p>Sun</text:p>
          </table:table-cell>
          <table:table-cell table:style-name="ce158" office:value-type="string" calcext:value-type="string">
            <text:p>Mon</text:p>
          </table:table-cell>
          <table:table-cell table:style-name="ce158" office:value-type="string" calcext:value-type="string">
            <text:p>Tue</text:p>
          </table:table-cell>
          <table:table-cell table:style-name="ce158" office:value-type="string" calcext:value-type="string">
            <text:p>Wed</text:p>
          </table:table-cell>
          <table:table-cell table:style-name="ce158" office:value-type="string" calcext:value-type="string">
            <text:p>Thu</text:p>
          </table:table-cell>
          <table:table-cell table:style-name="ce158" office:value-type="string" calcext:value-type="string">
            <text:p>Fri</text:p>
          </table:table-cell>
          <table:table-cell table:style-name="ce158" office:value-type="string" calcext:value-type="string">
            <text:p>Sat</text:p>
          </table:table-cell>
          <table:table-cell table:style-name="ce158" office:value-type="string" calcext:value-type="string">
            <text:p>Sun</text:p>
          </table:table-cell>
          <table:table-cell table:style-name="ce158" office:value-type="string" calcext:value-type="string">
            <text:p>Mon</text:p>
          </table:table-cell>
          <table:table-cell table:style-name="ce158" office:value-type="string" calcext:value-type="string">
            <text:p>Tue</text:p>
          </table:table-cell>
          <table:table-cell table:style-name="ce158" office:value-type="string" calcext:value-type="string">
            <text:p>Wed</text:p>
          </table:table-cell>
          <table:table-cell table:style-name="ce158" office:value-type="string" calcext:value-type="string">
            <text:p>Thu</text:p>
          </table:table-cell>
          <table:table-cell table:style-name="ce158" office:value-type="string" calcext:value-type="string">
            <text:p>Fri</text:p>
          </table:table-cell>
          <table:table-cell table:style-name="ce158" office:value-type="string" calcext:value-type="string">
            <text:p>Sat</text:p>
          </table:table-cell>
          <table:table-cell table:style-name="ce158" office:value-type="string" calcext:value-type="string">
            <text:p>Sun</text:p>
          </table:table-cell>
          <table:table-cell table:style-name="ce158" office:value-type="string" calcext:value-type="string">
            <text:p>Mon</text:p>
          </table:table-cell>
          <table:table-cell table:style-name="ce158" office:value-type="string" calcext:value-type="string">
            <text:p>Tue</text:p>
          </table:table-cell>
          <table:table-cell table:style-name="ce158" office:value-type="string" calcext:value-type="string">
            <text:p>Wed</text:p>
          </table:table-cell>
          <table:table-cell table:style-name="ce158" office:value-type="string" calcext:value-type="string">
            <text:p>Thu</text:p>
          </table:table-cell>
          <table:table-cell table:style-name="ce158" office:value-type="string" calcext:value-type="string">
            <text:p>Fri</text:p>
          </table:table-cell>
          <table:table-cell table:style-name="ce158" office:value-type="string" calcext:value-type="string">
            <text:p>Sat</text:p>
          </table:table-cell>
          <table:table-cell table:style-name="ce158" office:value-type="string" calcext:value-type="string">
            <text:p>Sun</text:p>
          </table:table-cell>
          <table:table-cell table:style-name="ce158" office:value-type="string" calcext:value-type="string">
            <text:p>Mon</text:p>
          </table:table-cell>
          <table:table-cell table:style-name="ce158" office:value-type="string" calcext:value-type="string">
            <text:p>Tue</text:p>
          </table:table-cell>
          <table:table-cell table:style-name="ce158" office:value-type="string" calcext:value-type="string">
            <text:p>Wed</text:p>
          </table:table-cell>
          <table:table-cell table:style-name="ce158" office:value-type="string" calcext:value-type="string">
            <text:p>Thu</text:p>
          </table:table-cell>
          <table:table-cell table:style-name="ce158" office:value-type="string" calcext:value-type="string">
            <text:p>Fri</text:p>
          </table:table-cell>
          <table:table-cell table:style-name="ce158" office:value-type="string" calcext:value-type="string">
            <text:p>Sat</text:p>
          </table:table-cell>
          <table:table-cell table:style-name="ce158" office:value-type="string" calcext:value-type="string">
            <text:p>Sun</text:p>
          </table:table-cell>
          <table:table-cell table:style-name="ce158" office:value-type="string" calcext:value-type="string">
            <text:p>Mon</text:p>
          </table:table-cell>
          <table:table-cell table:style-name="ce158" office:value-type="string" calcext:value-type="string">
            <text:p>Tue</text:p>
          </table:table-cell>
          <table:table-cell table:style-name="ce158" office:value-type="string" calcext:value-type="string">
            <text:p>Wed</text:p>
          </table:table-cell>
          <table:table-cell table:style-name="ce158" office:value-type="string" calcext:value-type="string">
            <text:p>Thu</text:p>
          </table:table-cell>
          <table:table-cell table:style-name="ce158" office:value-type="string" calcext:value-type="string">
            <text:p>Fri</text:p>
          </table:table-cell>
          <table:table-cell table:style-name="ce158" office:value-type="string" calcext:value-type="string">
            <text:p>Sat</text:p>
          </table:table-cell>
          <table:table-cell table:style-name="ce158" office:value-type="string" calcext:value-type="string">
            <text:p>Sun</text:p>
          </table:table-cell>
          <table:table-cell table:style-name="ce158" office:value-type="string" calcext:value-type="string">
            <text:p>Mon</text:p>
          </table:table-cell>
          <table:table-cell table:style-name="ce158" office:value-type="string" calcext:value-type="string">
            <text:p>Tue</text:p>
          </table:table-cell>
          <table:table-cell table:style-name="ce158" office:value-type="string" calcext:value-type="string">
            <text:p>Wed</text:p>
          </table:table-cell>
          <table:table-cell table:style-name="ce158" office:value-type="string" calcext:value-type="string">
            <text:p>Thu</text:p>
          </table:table-cell>
          <table:table-cell table:style-name="ce158" office:value-type="string" calcext:value-type="string">
            <text:p>Fri</text:p>
          </table:table-cell>
          <table:table-cell table:style-name="ce158" office:value-type="string" calcext:value-type="string">
            <text:p>Sat</text:p>
          </table:table-cell>
          <table:table-cell table:style-name="ce158" office:value-type="string" calcext:value-type="string">
            <text:p>Sun</text:p>
          </table:table-cell>
          <table:table-cell table:style-name="ce158" office:value-type="string" calcext:value-type="string">
            <text:p>Mon</text:p>
          </table:table-cell>
          <table:table-cell table:style-name="ce158" office:value-type="string" calcext:value-type="string">
            <text:p>Tue</text:p>
          </table:table-cell>
          <table:table-cell table:style-name="ce158" office:value-type="string" calcext:value-type="string">
            <text:p>Wed</text:p>
          </table:table-cell>
          <table:table-cell table:style-name="ce158" office:value-type="string" calcext:value-type="string">
            <text:p>Thu</text:p>
          </table:table-cell>
          <table:table-cell table:style-name="ce158" office:value-type="string" calcext:value-type="string">
            <text:p>Fri</text:p>
          </table:table-cell>
          <table:table-cell table:style-name="ce158" office:value-type="string" calcext:value-type="string">
            <text:p>Sat</text:p>
          </table:table-cell>
          <table:table-cell table:style-name="ce158" office:value-type="string" calcext:value-type="string">
            <text:p>Sun</text:p>
          </table:table-cell>
          <table:table-cell table:style-name="ce158" office:value-type="string" calcext:value-type="string">
            <text:p>Mon</text:p>
          </table:table-cell>
          <table:table-cell table:style-name="ce158" office:value-type="string" calcext:value-type="string">
            <text:p>Tue</text:p>
          </table:table-cell>
          <table:table-cell table:style-name="ce158" office:value-type="string" calcext:value-type="string">
            <text:p>Wed</text:p>
          </table:table-cell>
          <table:table-cell table:style-name="ce158" office:value-type="string" calcext:value-type="string">
            <text:p>Thu</text:p>
          </table:table-cell>
          <table:table-cell table:style-name="ce158" office:value-type="string" calcext:value-type="string">
            <text:p>Fri</text:p>
          </table:table-cell>
          <table:table-cell table:style-name="ce158" office:value-type="string" calcext:value-type="string">
            <text:p>Sat</text:p>
          </table:table-cell>
          <table:table-cell table:style-name="ce158" office:value-type="string" calcext:value-type="string">
            <text:p>Sun</text:p>
          </table:table-cell>
          <table:table-cell table:style-name="ce158" office:value-type="string" calcext:value-type="string">
            <text:p>Mon</text:p>
          </table:table-cell>
          <table:table-cell table:style-name="ce158" office:value-type="string" calcext:value-type="string">
            <text:p>Tue</text:p>
          </table:table-cell>
          <table:table-cell table:style-name="ce158" office:value-type="string" calcext:value-type="string">
            <text:p>Wed</text:p>
          </table:table-cell>
          <table:table-cell table:style-name="ce158" office:value-type="string" calcext:value-type="string">
            <text:p>Thu</text:p>
          </table:table-cell>
          <table:table-cell table:style-name="ce158" office:value-type="string" calcext:value-type="string">
            <text:p>Fri</text:p>
          </table:table-cell>
          <table:table-cell table:style-name="ce158" office:value-type="string" calcext:value-type="string">
            <text:p>Sat</text:p>
          </table:table-cell>
          <table:table-cell table:style-name="ce158" office:value-type="string" calcext:value-type="string">
            <text:p>Sun</text:p>
          </table:table-cell>
          <table:table-cell table:style-name="ce158" office:value-type="string" calcext:value-type="string">
            <text:p>Mon</text:p>
          </table:table-cell>
          <table:table-cell table:style-name="ce158" office:value-type="string" calcext:value-type="string">
            <text:p>Tue</text:p>
          </table:table-cell>
          <table:table-cell table:style-name="ce158" office:value-type="string" calcext:value-type="string">
            <text:p>Wed</text:p>
          </table:table-cell>
          <table:table-cell table:style-name="ce158" office:value-type="string" calcext:value-type="string">
            <text:p>Thu</text:p>
          </table:table-cell>
          <table:table-cell table:style-name="ce158" office:value-type="string" calcext:value-type="string">
            <text:p>Fri</text:p>
          </table:table-cell>
          <table:table-cell table:style-name="ce158" office:value-type="string" calcext:value-type="string">
            <text:p>Sat</text:p>
          </table:table-cell>
          <table:table-cell table:style-name="ce158" office:value-type="string" calcext:value-type="string">
            <text:p>Sun</text:p>
          </table:table-cell>
          <table:table-cell table:style-name="ce158" office:value-type="string" calcext:value-type="string">
            <text:p>Mon</text:p>
          </table:table-cell>
          <table:table-cell table:style-name="ce158" office:value-type="string" calcext:value-type="string">
            <text:p>Tue</text:p>
          </table:table-cell>
          <table:table-cell table:style-name="ce158" office:value-type="string" calcext:value-type="string">
            <text:p>Wed</text:p>
          </table:table-cell>
          <table:table-cell table:style-name="ce158" office:value-type="string" calcext:value-type="string">
            <text:p>Thu</text:p>
          </table:table-cell>
          <table:table-cell table:style-name="ce158" office:value-type="string" calcext:value-type="string">
            <text:p>Fri</text:p>
          </table:table-cell>
          <table:table-cell table:style-name="ce158" office:value-type="string" calcext:value-type="string">
            <text:p>Sat</text:p>
          </table:table-cell>
          <table:table-cell table:style-name="ce158" office:value-type="string" calcext:value-type="string">
            <text:p>Sun</text:p>
          </table:table-cell>
          <table:table-cell table:style-name="ce158" office:value-type="string" calcext:value-type="string">
            <text:p>Mon</text:p>
          </table:table-cell>
          <table:table-cell table:style-name="ce158" office:value-type="string" calcext:value-type="string">
            <text:p>Tue</text:p>
          </table:table-cell>
          <table:table-cell table:style-name="ce158" office:value-type="string" calcext:value-type="string">
            <text:p>Wed</text:p>
          </table:table-cell>
          <table:table-cell table:style-name="ce158" office:value-type="string" calcext:value-type="string">
            <text:p>Thu</text:p>
          </table:table-cell>
          <table:table-cell table:style-name="ce158" office:value-type="string" calcext:value-type="string">
            <text:p>Fri</text:p>
          </table:table-cell>
          <table:table-cell table:style-name="ce158" office:value-type="string" calcext:value-type="string">
            <text:p>Sat</text:p>
          </table:table-cell>
          <table:table-cell table:style-name="ce158" office:value-type="string" calcext:value-type="string">
            <text:p>Sun</text:p>
          </table:table-cell>
          <table:table-cell table:style-name="ce158" office:value-type="string" calcext:value-type="string">
            <text:p>Mon</text:p>
          </table:table-cell>
          <table:table-cell table:style-name="ce158" office:value-type="string" calcext:value-type="string">
            <text:p>Tue</text:p>
          </table:table-cell>
          <table:table-cell table:style-name="ce158" office:value-type="string" calcext:value-type="string">
            <text:p>Wed</text:p>
          </table:table-cell>
          <table:table-cell table:style-name="ce158" office:value-type="string" calcext:value-type="string">
            <text:p>Thu</text:p>
          </table:table-cell>
          <table:table-cell table:style-name="ce158" office:value-type="string" calcext:value-type="string">
            <text:p>Fri</text:p>
          </table:table-cell>
          <table:table-cell table:style-name="ce158" office:value-type="string" calcext:value-type="string">
            <text:p>Sat</text:p>
          </table:table-cell>
          <table:table-cell table:style-name="ce158" office:value-type="string" calcext:value-type="string">
            <text:p>Sun</text:p>
          </table:table-cell>
          <table:table-cell table:style-name="ce158" office:value-type="string" calcext:value-type="string">
            <text:p>Mon</text:p>
          </table:table-cell>
          <table:table-cell table:style-name="ce158" office:value-type="string" calcext:value-type="string">
            <text:p>Tue</text:p>
          </table:table-cell>
          <table:table-cell table:style-name="ce158" office:value-type="string" calcext:value-type="string">
            <text:p>Wed</text:p>
          </table:table-cell>
          <table:table-cell table:style-name="ce158" office:value-type="string" calcext:value-type="string">
            <text:p>Thu</text:p>
          </table:table-cell>
          <table:table-cell table:style-name="ce158" office:value-type="string" calcext:value-type="string">
            <text:p>Fri</text:p>
          </table:table-cell>
          <table:table-cell table:style-name="ce158" office:value-type="string" calcext:value-type="string">
            <text:p>Sat</text:p>
          </table:table-cell>
          <table:table-cell table:style-name="ce169" table:number-columns-repeated="97"/>
          <table:table-cell table:number-columns-repeated="448"/>
        </table:table-row>
        <table:table-row table:style-name="ro2">
          <table:table-cell table:style-name="ce4"/>
          <table:table-cell table:style-name="ce166" office:value-type="float" office:value="1" calcext:value-type="float">
            <text:p>1</text:p>
          </table:table-cell>
          <table:table-cell table:style-name="ce96" office:value-type="string" calcext:value-type="string">
            <text:p><text:span text:style-name="T3">DESIGN DATABASE  ON BACKEND(ระบบหลังบ้านของยุพิน)</text:span></text:p>
          </table:table-cell>
          <table:table-cell table:style-name="ce62"/>
          <table:table-cell table:style-name="ce67" table:number-columns-repeated="2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/>
          <table:table-cell table:style-name="ce259"/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181"/>
          <table:table-cell table:style-name="ce57" office:value-type="string" calcext:value-type="string">
            <text:p>- ออกแบบระบบในส่วน <text:s/>Lay Out ของ <text:s/>Banner เพื่อลองรับ Action ต่างๆ</text:p>
          </table:table-cell>
          <table:table-cell table:style-name="ce62" office:value-type="string" calcext:value-type="string">
            <text:p>วิเชียร </text:p>
          </table:table-cell>
          <table:table-cell table:style-name="ce109" office:value-type="date" office:date-value="2018-11-01" calcext:value-type="date">
            <text:p>01/11/2018</text:p>
          </table:table-cell>
          <table:table-cell table:style-name="ce109" office:value-type="date" office:date-value="2018-11-02" calcext:value-type="date">
            <text:p>02/11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60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162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181"/>
          <table:table-cell table:style-name="ce57" office:value-type="string" calcext:value-type="string">
            <text:p>- ออกแบบระบบในส่วนของ <text:s/>Flash Sale</text:p>
          </table:table-cell>
          <table:table-cell table:style-name="ce62" office:value-type="string" calcext:value-type="string">
            <text:p>วิเชียร </text:p>
          </table:table-cell>
          <table:table-cell table:style-name="ce109" office:value-type="date" office:date-value="2018-11-02" calcext:value-type="date">
            <text:p>02/11/2018</text:p>
          </table:table-cell>
          <table:table-cell table:style-name="ce109" office:value-type="date" office:date-value="2018-11-05" calcext:value-type="date">
            <text:p>05/11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61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/>
          <table:table-cell table:style-name="ce162"/>
          <table:table-cell table:style-name="ce161" table:number-columns-repeated="2"/>
          <table:table-cell table:style-name="ce162"/>
          <table:table-cell table:style-name="ce325" table:number-columns-repeated="4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181"/>
          <table:table-cell table:style-name="ce57" office:value-type="string" calcext:value-type="string">
            <text:p>- ออกแบบระบบในส่วนของ <text:s/>YUPIN TALK</text:p>
          </table:table-cell>
          <table:table-cell table:style-name="ce62" office:value-type="string" calcext:value-type="string">
            <text:p>วิเชียร </text:p>
          </table:table-cell>
          <table:table-cell table:style-name="ce109" office:value-type="date" office:date-value="2018-11-06" calcext:value-type="date">
            <text:p>06/11/2018</text:p>
          </table:table-cell>
          <table:table-cell table:style-name="ce109" office:value-type="date" office:date-value="2018-11-07" calcext:value-type="date">
            <text:p>07/11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62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/>
          <table:table-cell table:style-name="ce162" table:number-columns-repeated="2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181"/>
          <table:table-cell table:style-name="ce57" office:value-type="string" calcext:value-type="string">
            <text:p>- ออกแบบระบบในส่วน Content &amp; Promotion <text:s/>ใบปลิวพิเศษ </text:p>
          </table:table-cell>
          <table:table-cell table:style-name="ce62" office:value-type="string" calcext:value-type="string">
            <text:p>วิเชียร </text:p>
          </table:table-cell>
          <table:table-cell table:style-name="ce109" office:value-type="date" office:date-value="2018-11-06" calcext:value-type="date">
            <text:p>06/11/2018</text:p>
          </table:table-cell>
          <table:table-cell table:style-name="ce109" office:value-type="date" office:date-value="2018-11-07" calcext:value-type="date">
            <text:p>07/11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63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/>
          <table:table-cell table:style-name="ce162" table:number-columns-repeated="2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181"/>
          <table:table-cell table:style-name="ce57" office:value-type="string" calcext:value-type="string">
            <text:p>- ออกแบบระบบในส่วนของการแสดงเอกสารของยุพิน </text:p>
          </table:table-cell>
          <table:table-cell table:style-name="ce62" office:value-type="string" calcext:value-type="string">
            <text:p>วิเชียร </text:p>
          </table:table-cell>
          <table:table-cell table:style-name="ce109" office:value-type="date" office:date-value="2018-11-08" calcext:value-type="date">
            <text:p>08/11/2018</text:p>
          </table:table-cell>
          <table:table-cell table:style-name="ce109" office:value-type="date" office:date-value="2018-11-09" calcext:value-type="date">
            <text:p>09/11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64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3"/>
          <table:table-cell table:style-name="ce162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181"/>
          <table:table-cell table:style-name="ce57" office:value-type="string" calcext:value-type="string">
            <text:p>- ออกแบบระบบ ในการแสดงรายการสินค้าตามหมวดหมู่</text:p>
          </table:table-cell>
          <table:table-cell table:style-name="ce62" office:value-type="string" calcext:value-type="string">
            <text:p>วิเชียร </text:p>
          </table:table-cell>
          <table:table-cell table:style-name="ce109" office:value-type="date" office:date-value="2018-11-08" calcext:value-type="date">
            <text:p>08/11/2018</text:p>
          </table:table-cell>
          <table:table-cell table:style-name="ce109" office:value-type="date" office:date-value="2018-11-09" calcext:value-type="date">
            <text:p>09/11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65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3"/>
          <table:table-cell table:style-name="ce162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181"/>
          <table:table-cell table:style-name="ce57" office:value-type="string" calcext:value-type="string">
            <text:p>- ออกแบบในส่วนของการ <text:s/>Payment </text:p>
          </table:table-cell>
          <table:table-cell table:style-name="ce62" office:value-type="string" calcext:value-type="string">
            <text:p><text:s/>เรวดี</text:p>
          </table:table-cell>
          <table:table-cell table:style-name="ce109" office:value-type="date" office:date-value="2018-11-05" calcext:value-type="date">
            <text:p>05/11/2018</text:p>
          </table:table-cell>
          <table:table-cell table:style-name="ce109" office:value-type="date" office:date-value="2018-11-06" calcext:value-type="date">
            <text:p>06/11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66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162" table:number-columns-repeated="2"/>
          <table:table-cell table:style-name="ce325" table:number-columns-repeated="3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181"/>
          <table:table-cell table:style-name="ce57" office:value-type="string" calcext:value-type="string">
            <text:p>- ออกแบบ Smart Search</text:p>
          </table:table-cell>
          <table:table-cell table:style-name="ce62" office:value-type="string" calcext:value-type="string">
            <text:p><text:s/>เรวดี</text:p>
          </table:table-cell>
          <table:table-cell table:style-name="ce109" office:value-type="date" office:date-value="2018-11-07" calcext:value-type="date">
            <text:p>07/11/2018</text:p>
          </table:table-cell>
          <table:table-cell table:style-name="ce109" office:value-type="date" office:date-value="2018-11-08" calcext:value-type="date">
            <text:p>08/11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65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2"/>
          <table:table-cell table:style-name="ce162" table:number-columns-repeated="2"/>
          <table:table-cell table:style-name="ce32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181"/>
          <table:table-cell table:style-name="ce57" office:value-type="string" calcext:value-type="string">
            <text:p>- ออกแบบระบบในส่วนของ POPUP CENTER (ทุก POPUP ที่ระบบแสดง)</text:p>
          </table:table-cell>
          <table:table-cell table:style-name="ce62" office:value-type="string" calcext:value-type="string">
            <text:p><text:s/>เรวดี</text:p>
          </table:table-cell>
          <table:table-cell table:style-name="ce109" office:value-type="date" office:date-value="2018-11-08" calcext:value-type="date">
            <text:p>08/11/2018</text:p>
          </table:table-cell>
          <table:table-cell table:style-name="ce109" office:value-type="date" office:date-value="2018-11-09" calcext:value-type="date">
            <text:p>09/11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66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3"/>
          <table:table-cell table:style-name="ce162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181"/>
          <table:table-cell table:style-name="ce57" office:value-type="string" calcext:value-type="string">
            <text:p>- ออกแบบระบบในส่วนของการลงทะเบียน ทั้งสมาชิก และ ส่วนของลูกค้า </text:p>
          </table:table-cell>
          <table:table-cell table:style-name="ce62" office:value-type="string" calcext:value-type="string">
            <text:p>พีรพงศ์</text:p>
          </table:table-cell>
          <table:table-cell table:style-name="ce109" office:value-type="date" office:date-value="2018-11-05" calcext:value-type="date">
            <text:p>05/11/2018</text:p>
          </table:table-cell>
          <table:table-cell table:style-name="ce109" office:value-type="date" office:date-value="2018-11-06" calcext:value-type="date">
            <text:p>06/11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65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162" table:number-columns-repeated="2"/>
          <table:table-cell table:style-name="ce325" table:number-columns-repeated="3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181"/>
          <table:table-cell table:style-name="ce57" office:value-type="string" calcext:value-type="string">
            <text:p>- ออกแบบระบบในส่วนของการสั่งซื้อ ทั้งสมาชิกและส่วนของลูกค้า</text:p>
          </table:table-cell>
          <table:table-cell table:style-name="ce62" office:value-type="string" calcext:value-type="string">
            <text:p>พีรพงศ์</text:p>
          </table:table-cell>
          <table:table-cell table:style-name="ce109" office:value-type="date" office:date-value="2018-11-07" calcext:value-type="date">
            <text:p>07/11/2018</text:p>
          </table:table-cell>
          <table:table-cell table:style-name="ce109" office:value-type="date" office:date-value="2018-11-08" calcext:value-type="date">
            <text:p>08/11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66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2"/>
          <table:table-cell table:style-name="ce162" table:number-columns-repeated="2"/>
          <table:table-cell table:style-name="ce32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181"/>
          <table:table-cell table:style-name="ce57" office:value-type="string" calcext:value-type="string">
            <text:p>- ออกแบบระบบในส่วนของข้อมูล Promotion</text:p>
          </table:table-cell>
          <table:table-cell table:style-name="ce62" office:value-type="string" calcext:value-type="string">
            <text:p>พีรพงศ์</text:p>
          </table:table-cell>
          <table:table-cell table:style-name="ce109" office:value-type="date" office:date-value="2018-11-08" calcext:value-type="date">
            <text:p>08/11/2018</text:p>
          </table:table-cell>
          <table:table-cell table:style-name="ce109" office:value-type="date" office:date-value="2018-11-09" calcext:value-type="date">
            <text:p>09/11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65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3"/>
          <table:table-cell table:style-name="ce162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182"/>
          <table:table-cell table:style-name="ce57" office:value-type="string" calcext:value-type="string">
            <text:p>- ออกแบบระบบในส่วนของข้อมูลลูกค้า </text:p>
          </table:table-cell>
          <table:table-cell table:style-name="ce62" office:value-type="string" calcext:value-type="string">
            <text:p>พีรพงศ์</text:p>
          </table:table-cell>
          <table:table-cell table:style-name="ce109" office:value-type="date" office:date-value="2018-11-08" calcext:value-type="date">
            <text:p>08/11/2018</text:p>
          </table:table-cell>
          <table:table-cell table:style-name="ce109" office:value-type="date" office:date-value="2018-11-09" calcext:value-type="date">
            <text:p>09/11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67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3"/>
          <table:table-cell table:style-name="ce162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20" office:value-type="float" office:value="2" calcext:value-type="float">
            <text:p>2</text:p>
          </table:table-cell>
          <table:table-cell table:style-name="ce56" office:value-type="string" calcext:value-type="string">
            <text:p><text:span text:style-name="T3"> MEETING DATABASE DESIGN SYSTEM </text:span></text:p>
          </table:table-cell>
          <table:table-cell table:style-name="ce62"/>
          <table:table-cell table:style-name="ce67" table:number-columns-repeated="2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table:number-columns-repeated="2"/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182"/>
          <table:table-cell table:style-name="ce57" office:value-type="string" calcext:value-type="string">
            <text:p>- ประชุมสรุปผลการออกแบบระบบในส่วน ฐานข้อมูล</text:p>
          </table:table-cell>
          <table:table-cell table:style-name="ce62" office:value-type="string" calcext:value-type="string">
            <text:p>SMART DEVICE</text:p>
          </table:table-cell>
          <table:table-cell table:number-columns-repeated="2" table:style-name="ce109" office:value-type="date" office:date-value="2018-11-12" calcext:value-type="date">
            <text:p>12/11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170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162"/>
          <table:table-cell table:style-name="ce325" table:number-columns-repeated="4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21" office:value-type="float" office:value="3" calcext:value-type="float">
            <text:p>3</text:p>
          </table:table-cell>
          <table:table-cell table:style-name="ce56" office:value-type="string" calcext:value-type="string">
            <text:p><text:span text:style-name="T3">-DATA SERVICE BACKEND</text:span><text:span text:style-name="T4">(</text:span><text:span text:style-name="T3">JSON FILE</text:span><text:span text:style-name="T4">)</text:span></text:p>
          </table:table-cell>
          <table:table-cell table:style-name="ce62"/>
          <table:table-cell table:style-name="ce67" table:number-columns-repeated="2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table:number-columns-repeated="2"/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2"/>
          <table:table-cell table:style-name="ce57" office:value-type="string" calcext:value-type="string">
            <text:p>- JSON BANNER HTMI , CATALOG , CATEGORY , PROMOTION</text:p>
          </table:table-cell>
          <table:table-cell table:style-name="ce62" office:value-type="string" calcext:value-type="string">
            <text:p>วิเชียร </text:p>
          </table:table-cell>
          <table:table-cell table:style-name="ce109" office:value-type="date" office:date-value="2018-11-12" calcext:value-type="date">
            <text:p>12/11/2018</text:p>
          </table:table-cell>
          <table:table-cell table:style-name="ce109" office:value-type="date" office:date-value="2018-11-13" calcext:value-type="date">
            <text:p>13/11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171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162" table:number-columns-repeated="2"/>
          <table:table-cell table:style-name="ce325" table:number-columns-repeated="3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3"/>
          <table:table-cell table:style-name="ce57" office:value-type="string" calcext:value-type="string">
            <text:p>- JSON FLASH SALE <text:s/>(4 ช่วงเวลา) &amp; JSON BANNER</text:p>
          </table:table-cell>
          <table:table-cell table:style-name="ce62" office:value-type="string" calcext:value-type="string">
            <text:p>วิเชียร </text:p>
          </table:table-cell>
          <table:table-cell table:style-name="ce109" office:value-type="date" office:date-value="2018-11-12" calcext:value-type="date">
            <text:p>12/11/2018</text:p>
          </table:table-cell>
          <table:table-cell table:style-name="ce109" office:value-type="date" office:date-value="2018-11-13" calcext:value-type="date">
            <text:p>13/11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172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162" table:number-columns-repeated="2"/>
          <table:table-cell table:style-name="ce325" table:number-columns-repeated="3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3"/>
          <table:table-cell table:style-name="ce57" office:value-type="string" calcext:value-type="string">
            <text:p>- JSON <text:s/>CONTENT PROMOTION <text:s/>&amp; JSON CONTENT CATEGORY</text:p>
          </table:table-cell>
          <table:table-cell table:style-name="ce62" office:value-type="string" calcext:value-type="string">
            <text:p>วิเชียร </text:p>
          </table:table-cell>
          <table:table-cell table:style-name="ce109" office:value-type="date" office:date-value="2018-11-12" calcext:value-type="date">
            <text:p>12/11/2018</text:p>
          </table:table-cell>
          <table:table-cell table:style-name="ce109" office:value-type="date" office:date-value="2018-11-13" calcext:value-type="date">
            <text:p>13/11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173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162" table:number-columns-repeated="2"/>
          <table:table-cell table:style-name="ce325" table:number-columns-repeated="3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3"/>
          <table:table-cell table:style-name="ce57" office:value-type="string" calcext:value-type="string">
            <text:p>- JSON <text:s/>CONTENT CATALOG </text:p>
          </table:table-cell>
          <table:table-cell table:style-name="ce62" office:value-type="string" calcext:value-type="string">
            <text:p>วิเชียร </text:p>
          </table:table-cell>
          <table:table-cell table:style-name="ce109" office:value-type="date" office:date-value="2018-11-14" calcext:value-type="date">
            <text:p>14/11/2018</text:p>
          </table:table-cell>
          <table:table-cell table:style-name="ce109" office:value-type="date" office:date-value="2018-11-15" calcext:value-type="date">
            <text:p>15/11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172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2"/>
          <table:table-cell table:style-name="ce162" table:number-columns-repeated="2"/>
          <table:table-cell table:style-name="ce32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3"/>
          <table:table-cell table:style-name="ce57" office:value-type="string" calcext:value-type="string">
            <text:p>- JSON <text:s/>SEARCH SUGGESTION</text:p>
          </table:table-cell>
          <table:table-cell table:style-name="ce62" office:value-type="string" calcext:value-type="string">
            <text:p>วิเชียร </text:p>
          </table:table-cell>
          <table:table-cell table:style-name="ce109" office:value-type="date" office:date-value="2018-11-14" calcext:value-type="date">
            <text:p>14/11/2018</text:p>
          </table:table-cell>
          <table:table-cell table:style-name="ce109" office:value-type="date" office:date-value="2018-11-15" calcext:value-type="date">
            <text:p>15/11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173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2"/>
          <table:table-cell table:style-name="ce162" table:number-columns-repeated="2"/>
          <table:table-cell table:style-name="ce32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3"/>
          <table:table-cell table:style-name="ce57" office:value-type="string" calcext:value-type="string">
            <text:p>- JSON <text:s/>PRODUCT CATAGORY </text:p>
          </table:table-cell>
          <table:table-cell table:style-name="ce62" office:value-type="string" calcext:value-type="string">
            <text:p>วิเชียร </text:p>
          </table:table-cell>
          <table:table-cell table:style-name="ce109" office:value-type="date" office:date-value="2018-11-14" calcext:value-type="date">
            <text:p>14/11/2018</text:p>
          </table:table-cell>
          <table:table-cell table:style-name="ce109" office:value-type="date" office:date-value="2018-11-15" calcext:value-type="date">
            <text:p>15/11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172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2"/>
          <table:table-cell table:style-name="ce162" table:number-columns-repeated="2"/>
          <table:table-cell table:style-name="ce32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3"/>
          <table:table-cell table:style-name="ce57" office:value-type="string" calcext:value-type="string">
            <text:p>- JSON <text:s/>MENU APPLICATION </text:p>
          </table:table-cell>
          <table:table-cell table:style-name="ce62" office:value-type="string" calcext:value-type="string">
            <text:p>วิเชียร </text:p>
          </table:table-cell>
          <table:table-cell table:number-columns-repeated="2" table:style-name="ce109" office:value-type="date" office:date-value="2018-11-16" calcext:value-type="date">
            <text:p>16/11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173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4"/>
          <table:table-cell table:style-name="ce16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4"/>
          <table:table-cell table:style-name="ce57" office:value-type="string" calcext:value-type="string">
            <text:p>- JSON <text:s/>การแสดงรายการสั่งซือของสมาชิก</text:p>
          </table:table-cell>
          <table:table-cell table:style-name="ce62" office:value-type="string" calcext:value-type="string">
            <text:p>พีรพงศ์</text:p>
          </table:table-cell>
          <table:table-cell table:style-name="ce109" office:value-type="date" office:date-value="2018-11-12" calcext:value-type="date">
            <text:p>12/11/2018</text:p>
          </table:table-cell>
          <table:table-cell table:style-name="ce109" office:value-type="date" office:date-value="2018-11-13" calcext:value-type="date">
            <text:p>13/11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173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162" table:number-columns-repeated="2"/>
          <table:table-cell table:style-name="ce325" table:number-columns-repeated="3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4"/>
          <table:table-cell table:style-name="ce57" office:value-type="string" calcext:value-type="string">
            <text:p>- JSON <text:s/>การแสดงรายการสั่งซือของลูกค้า</text:p>
          </table:table-cell>
          <table:table-cell table:style-name="ce62" office:value-type="string" calcext:value-type="string">
            <text:p>พีรพงศ์</text:p>
          </table:table-cell>
          <table:table-cell table:style-name="ce109" office:value-type="date" office:date-value="2018-11-13" calcext:value-type="date">
            <text:p>13/11/2018</text:p>
          </table:table-cell>
          <table:table-cell table:style-name="ce109" office:value-type="date" office:date-value="2018-11-14" calcext:value-type="date">
            <text:p>14/11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172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/>
          <table:table-cell table:style-name="ce162" table:number-columns-repeated="2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4"/>
          <table:table-cell table:style-name="ce57" office:value-type="string" calcext:value-type="string">
            <text:p>- JSON <text:s/>การแสดงรายการยืนยันและแก้ไขการสั่งซือของสมาชิก</text:p>
          </table:table-cell>
          <table:table-cell table:style-name="ce62" office:value-type="string" calcext:value-type="string">
            <text:p>พีรพงศ์</text:p>
          </table:table-cell>
          <table:table-cell table:style-name="ce109" office:value-type="date" office:date-value="2018-11-14" calcext:value-type="date">
            <text:p>14/11/2018</text:p>
          </table:table-cell>
          <table:table-cell table:style-name="ce109" office:value-type="date" office:date-value="2018-11-15" calcext:value-type="date">
            <text:p>15/11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173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2"/>
          <table:table-cell table:style-name="ce162" table:number-columns-repeated="2"/>
          <table:table-cell table:style-name="ce32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4"/>
          <table:table-cell table:style-name="ce57" office:value-type="string" calcext:value-type="string">
            <text:p>- JSON <text:s/>การแสดงรายการยืนยันและแก้ไขการสั่งซือของลูกค้า</text:p>
          </table:table-cell>
          <table:table-cell table:style-name="ce62" office:value-type="string" calcext:value-type="string">
            <text:p>พีรพงศ์</text:p>
          </table:table-cell>
          <table:table-cell table:style-name="ce109" office:value-type="date" office:date-value="2018-11-15" calcext:value-type="date">
            <text:p>15/11/2018</text:p>
          </table:table-cell>
          <table:table-cell table:style-name="ce109" office:value-type="date" office:date-value="2018-11-16" calcext:value-type="date">
            <text:p>16/11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172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3"/>
          <table:table-cell table:style-name="ce162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4"/>
          <table:table-cell table:style-name="ce57" office:value-type="string" calcext:value-type="string">
            <text:p>- JSON <text:s/>สรุปรายการสั่งซื้อของสมาชิกและลูดค้าของสมาชิก</text:p>
          </table:table-cell>
          <table:table-cell table:style-name="ce62" office:value-type="string" calcext:value-type="string">
            <text:p><text:span text:style-name="T6">ญาณภาส,</text:span> สุรศักดิ์</text:p>
          </table:table-cell>
          <table:table-cell table:style-name="ce109" office:value-type="date" office:date-value="2018-11-12" calcext:value-type="date">
            <text:p>12/11/2018</text:p>
          </table:table-cell>
          <table:table-cell table:style-name="ce109" office:value-type="date" office:date-value="2018-11-13" calcext:value-type="date">
            <text:p>13/11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173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162" table:number-columns-repeated="2"/>
          <table:table-cell table:style-name="ce325" table:number-columns-repeated="3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4"/>
          <table:table-cell table:style-name="ce57" office:value-type="string" calcext:value-type="string">
            <text:p>- JSON <text:s/>สรุปสถานะการสั่งซื้อของสมาชิกและลูดค้าของสมาชิก</text:p>
          </table:table-cell>
          <table:table-cell table:style-name="ce62" office:value-type="string" calcext:value-type="string">
            <text:p><text:span text:style-name="T6">ญาณภาส,</text:span> สุรศักดิ์</text:p>
          </table:table-cell>
          <table:table-cell table:style-name="ce109" office:value-type="date" office:date-value="2018-11-14" calcext:value-type="date">
            <text:p>14/11/2018</text:p>
          </table:table-cell>
          <table:table-cell table:style-name="ce109" office:value-type="date" office:date-value="2018-11-15" calcext:value-type="date">
            <text:p>15/11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172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2"/>
          <table:table-cell table:style-name="ce162" table:number-columns-repeated="2"/>
          <table:table-cell table:style-name="ce32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5"/>
          <table:table-cell table:style-name="ce57" office:value-type="string" calcext:value-type="string">
            <text:p>- JSON <text:s/>การแสดงข้อมูลส่วนตัว</text:p>
          </table:table-cell>
          <table:table-cell table:style-name="ce62" office:value-type="string" calcext:value-type="string">
            <text:p><text:span text:style-name="T6">ญาณภาส,</text:span> สุรศักดิ์</text:p>
          </table:table-cell>
          <table:table-cell table:number-columns-repeated="2" table:style-name="ce109" office:value-type="date" office:date-value="2018-11-16" calcext:value-type="date">
            <text:p>16/11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174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4"/>
          <table:table-cell table:style-name="ce16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4"/>
          <table:table-cell table:style-name="ce57" office:value-type="string" calcext:value-type="string">
            <text:p>- JSON <text:s/>ข้อมูลรายชื้อลูกค้า</text:p>
          </table:table-cell>
          <table:table-cell table:style-name="ce62" office:value-type="string" calcext:value-type="string">
            <text:p><text:span text:style-name="T6">ญาณภาส,</text:span> สุรศักดิ์</text:p>
          </table:table-cell>
          <table:table-cell table:number-columns-repeated="2" table:style-name="ce109" office:value-type="date" office:date-value="2018-11-16" calcext:value-type="date">
            <text:p>16/11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173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4"/>
          <table:table-cell table:style-name="ce16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4"/>
          <table:table-cell table:style-name="ce57" office:value-type="string" calcext:value-type="string">
            <text:p>- JSON <text:s/>ข้อมูลPromotion</text:p>
          </table:table-cell>
          <table:table-cell table:style-name="ce62" office:value-type="string" calcext:value-type="string">
            <text:p><text:span text:style-name="T6">ญาณภาส,</text:span> สุรศักดิ์</text:p>
          </table:table-cell>
          <table:table-cell table:number-columns-repeated="2" table:style-name="ce109" office:value-type="date" office:date-value="2018-11-16" calcext:value-type="date">
            <text:p>16/11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172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4"/>
          <table:table-cell table:style-name="ce16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4"/>
          <table:table-cell table:style-name="ce57" office:value-type="string" calcext:value-type="string">
            <text:p>- JSON <text:s/>YUPIN TALK PROMOTION YUPIN </text:p>
          </table:table-cell>
          <table:table-cell table:style-name="ce62" office:value-type="string" calcext:value-type="string">
            <text:p><text:s/>เรวดี</text:p>
          </table:table-cell>
          <table:table-cell table:style-name="ce109" office:value-type="date" office:date-value="2018-11-12" calcext:value-type="date">
            <text:p>12/11/2018</text:p>
          </table:table-cell>
          <table:table-cell table:style-name="ce109" office:value-type="date" office:date-value="2018-11-13" calcext:value-type="date">
            <text:p>13/11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173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162" table:number-columns-repeated="2"/>
          <table:table-cell table:style-name="ce325" table:number-columns-repeated="3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4"/>
          <table:table-cell table:style-name="ce57" office:value-type="string" calcext:value-type="string">
            <text:p>- JSON <text:s/>YUPIN TALK ACTIVITY YUPIN </text:p>
          </table:table-cell>
          <table:table-cell table:style-name="ce62" office:value-type="string" calcext:value-type="string">
            <text:p><text:s/>เรวดี</text:p>
          </table:table-cell>
          <table:table-cell table:style-name="ce109" office:value-type="date" office:date-value="2018-11-12" calcext:value-type="date">
            <text:p>12/11/2018</text:p>
          </table:table-cell>
          <table:table-cell table:style-name="ce109" office:value-type="date" office:date-value="2018-11-13" calcext:value-type="date">
            <text:p>13/11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172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162" table:number-columns-repeated="2"/>
          <table:table-cell table:style-name="ce325" table:number-columns-repeated="3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4"/>
          <table:table-cell table:style-name="ce57" office:value-type="string" calcext:value-type="string">
            <text:p>- JSON <text:s/>YUPIN TALK NEWS YUPIN </text:p>
          </table:table-cell>
          <table:table-cell table:style-name="ce62" office:value-type="string" calcext:value-type="string">
            <text:p><text:s/>เรวดี</text:p>
          </table:table-cell>
          <table:table-cell table:style-name="ce109" office:value-type="date" office:date-value="2018-11-13" calcext:value-type="date">
            <text:p>13/11/2018</text:p>
          </table:table-cell>
          <table:table-cell table:style-name="ce109" office:value-type="date" office:date-value="2018-11-14" calcext:value-type="date">
            <text:p>14/11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173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/>
          <table:table-cell table:style-name="ce162" table:number-columns-repeated="2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4"/>
          <table:table-cell table:style-name="ce57" office:value-type="string" calcext:value-type="string">
            <text:p>- JSON <text:s/>YUPIN TALK CRM YUPIN </text:p>
          </table:table-cell>
          <table:table-cell table:style-name="ce62" office:value-type="string" calcext:value-type="string">
            <text:p><text:s/>เรวดี</text:p>
          </table:table-cell>
          <table:table-cell table:style-name="ce109" office:value-type="date" office:date-value="2018-11-14" calcext:value-type="date">
            <text:p>14/11/2018</text:p>
          </table:table-cell>
          <table:table-cell table:style-name="ce109" office:value-type="date" office:date-value="2018-11-15" calcext:value-type="date">
            <text:p>15/11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175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2"/>
          <table:table-cell table:style-name="ce162" table:number-columns-repeated="2"/>
          <table:table-cell table:style-name="ce32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4"/>
          <table:table-cell table:style-name="ce57" office:value-type="string" calcext:value-type="string">
            <text:p>- JSON <text:s/>Payment Online &amp; Offline</text:p>
          </table:table-cell>
          <table:table-cell table:style-name="ce62" office:value-type="string" calcext:value-type="string">
            <text:p><text:s/>เรวดี</text:p>
          </table:table-cell>
          <table:table-cell table:style-name="ce109" office:value-type="date" office:date-value="2018-11-15" calcext:value-type="date">
            <text:p>15/11/2018</text:p>
          </table:table-cell>
          <table:table-cell table:style-name="ce109" office:value-type="date" office:date-value="2018-11-16" calcext:value-type="date">
            <text:p>16/11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176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3"/>
          <table:table-cell table:style-name="ce162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6" office:value-type="float" office:value="4" calcext:value-type="float">
            <text:p>4</text:p>
          </table:table-cell>
          <table:table-cell table:style-name="ce56" office:value-type="string" calcext:value-type="string">
            <text:p><text:span text:style-name="T3">DEVELOPER  BACKEND SET UP</text:span></text:p>
          </table:table-cell>
          <table:table-cell table:style-name="ce62"/>
          <table:table-cell table:style-name="ce67" table:number-columns-repeated="2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/>
          <table:table-cell table:style-name="ce177"/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7"/>
          <table:table-cell table:style-name="ce57" office:value-type="string" calcext:value-type="string">
            <text:p>- ออกแบบ Back End System Service &amp; Cloud Server</text:p>
          </table:table-cell>
          <table:table-cell table:style-name="ce118" office:value-type="string" calcext:value-type="string">
            <text:p><text:span text:style-name="T6">จักรพันธ์,วิเชียร </text:span></text:p>
          </table:table-cell>
          <table:table-cell table:style-name="ce109" office:value-type="date" office:date-value="2018-11-05" calcext:value-type="date">
            <text:p>05/11/2018</text:p>
          </table:table-cell>
          <table:table-cell table:style-name="ce109" office:value-type="date" office:date-value="2018-11-09" calcext:value-type="date">
            <text:p>09/11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178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162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8"/>
          <table:table-cell table:style-name="ce57" office:value-type="string" calcext:value-type="string">
            <text:p>- Deverlop Json&amp;API</text:p>
          </table:table-cell>
          <table:table-cell table:style-name="ce118" office:value-type="string" calcext:value-type="string">
            <text:p><text:span text:style-name="T6">จักรพันธ์,วิเชียร </text:span></text:p>
          </table:table-cell>
          <table:table-cell table:style-name="ce109" office:value-type="date" office:date-value="2018-11-09" calcext:value-type="date">
            <text:p>09/11/2018</text:p>
          </table:table-cell>
          <table:table-cell table:style-name="ce109" office:value-type="date" office:date-value="2018-11-13" calcext:value-type="date">
            <text:p>13/11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179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4"/>
          <table:table-cell table:style-name="ce162"/>
          <table:table-cell table:style-name="ce161" table:number-columns-repeated="2"/>
          <table:table-cell table:style-name="ce162" table:number-columns-repeated="2"/>
          <table:table-cell table:style-name="ce325" table:number-columns-repeated="3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9"/>
          <table:table-cell table:style-name="ce57" office:value-type="string" calcext:value-type="string">
            <text:p>- ออกแบบ Prototype SETUP <text:s/>BANNER</text:p>
          </table:table-cell>
          <table:table-cell table:style-name="ce118" office:value-type="string" calcext:value-type="string">
            <text:p><text:span text:style-name="T6">จักรพันธ์,วิเชียร </text:span></text:p>
          </table:table-cell>
          <table:table-cell table:style-name="ce109" office:value-type="date" office:date-value="2018-11-14" calcext:value-type="date">
            <text:p>14/11/2018</text:p>
          </table:table-cell>
          <table:table-cell table:style-name="ce109" office:value-type="date" office:date-value="2018-11-16" calcext:value-type="date">
            <text:p>16/11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24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2"/>
          <table:table-cell table:style-name="ce162" table:number-columns-repeated="3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9"/>
          <table:table-cell table:style-name="ce57" office:value-type="string" calcext:value-type="string">
            <text:p><text:span text:style-name="T5">- ออกแบบ Prototype </text:span>SETUP  Flash Sale</text:p>
          </table:table-cell>
          <table:table-cell table:style-name="ce118" office:value-type="string" calcext:value-type="string">
            <text:p><text:span text:style-name="T6">จักรพันธ์,วิเชียร </text:span></text:p>
          </table:table-cell>
          <table:table-cell table:style-name="ce109" office:value-type="date" office:date-value="2018-11-16" calcext:value-type="date">
            <text:p>16/11/2018</text:p>
          </table:table-cell>
          <table:table-cell table:style-name="ce109" office:value-type="date" office:date-value="2018-11-20" calcext:value-type="date">
            <text:p>20/11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25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4"/>
          <table:table-cell table:style-name="ce162"/>
          <table:table-cell table:style-name="ce161" table:number-columns-repeated="2"/>
          <table:table-cell table:style-name="ce162" table:number-columns-repeated="2"/>
          <table:table-cell table:style-name="ce325" table:number-columns-repeated="3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9"/>
          <table:table-cell table:style-name="ce57" office:value-type="string" calcext:value-type="string">
            <text:p><text:span text:style-name="T5">- ออกแบบ Prototype </text:span>SETUP  CONTENT</text:p>
          </table:table-cell>
          <table:table-cell table:style-name="ce118" office:value-type="string" calcext:value-type="string">
            <text:p><text:span text:style-name="T6">จักรพันธ์,วิเชียร </text:span></text:p>
          </table:table-cell>
          <table:table-cell table:style-name="ce109" office:value-type="date" office:date-value="2018-11-20" calcext:value-type="date">
            <text:p>20/11/2018</text:p>
          </table:table-cell>
          <table:table-cell table:style-name="ce109" office:value-type="date" office:date-value="2018-11-21" calcext:value-type="date">
            <text:p>21/11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26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/>
          <table:table-cell table:style-name="ce162" table:number-columns-repeated="2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9"/>
          <table:table-cell table:style-name="ce57" office:value-type="string" calcext:value-type="string">
            <text:p><text:span text:style-name="T5">- ออกแบบ Prototype </text:span>SETUP  Catalog  &amp; Product Detail</text:p>
          </table:table-cell>
          <table:table-cell table:style-name="ce118" office:value-type="string" calcext:value-type="string">
            <text:p><text:span text:style-name="T6">จักรพันธ์,วิเชียร </text:span></text:p>
          </table:table-cell>
          <table:table-cell table:style-name="ce109" office:value-type="date" office:date-value="2018-11-22" calcext:value-type="date">
            <text:p>22/11/2018</text:p>
          </table:table-cell>
          <table:table-cell table:style-name="ce109" office:value-type="date" office:date-value="2018-11-26" calcext:value-type="date">
            <text:p>26/11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27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3"/>
          <table:table-cell table:style-name="ce162" table:number-columns-repeated="2"/>
          <table:table-cell table:style-name="ce161" table:number-columns-repeated="2"/>
          <table:table-cell table:style-name="ce162"/>
          <table:table-cell table:style-name="ce325" table:number-columns-repeated="4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9"/>
          <table:table-cell table:style-name="ce57" office:value-type="string" calcext:value-type="string">
            <text:p><text:span text:style-name="T5">- ออกแบบ Prototype </text:span>SETUP  Product ByCategory</text:p>
          </table:table-cell>
          <table:table-cell table:style-name="ce118" office:value-type="string" calcext:value-type="string">
            <text:p><text:span text:style-name="T6">จักรพันธ์,วิเชียร </text:span></text:p>
          </table:table-cell>
          <table:table-cell table:style-name="ce109" office:value-type="date" office:date-value="2018-11-27" calcext:value-type="date">
            <text:p>27/11/2018</text:p>
          </table:table-cell>
          <table:table-cell table:style-name="ce109" office:value-type="date" office:date-value="2018-11-28" calcext:value-type="date">
            <text:p>28/11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26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/>
          <table:table-cell table:style-name="ce162" table:number-columns-repeated="2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30"/>
          <table:table-cell table:style-name="ce57" office:value-type="string" calcext:value-type="string">
            <text:p><text:span text:style-name="T5">- ออกแบบ Prototype </text:span>SETUP  Promotion &amp; Condition</text:p>
          </table:table-cell>
          <table:table-cell table:style-name="ce118" office:value-type="string" calcext:value-type="string">
            <text:p><text:span text:style-name="T6">จักรพันธ์,วิเชียร </text:span></text:p>
          </table:table-cell>
          <table:table-cell table:style-name="ce109" office:value-type="date" office:date-value="2018-11-29" calcext:value-type="date">
            <text:p>29/11/2018</text:p>
          </table:table-cell>
          <table:table-cell table:style-name="ce109" office:value-type="date" office:date-value="2018-11-30" calcext:value-type="date">
            <text:p>30/11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27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3"/>
          <table:table-cell table:style-name="ce162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183" office:value-type="float" office:value="5" calcext:value-type="float">
            <text:p>5</text:p>
          </table:table-cell>
          <table:table-cell table:style-name="ce56" office:value-type="string" calcext:value-type="string">
            <text:p><text:span text:style-name="T3">DEVELOPER  SERVICE ON BACKEND(ระบบหลังบ้านของยุพิน)</text:span></text:p>
          </table:table-cell>
          <table:table-cell table:style-name="ce62"/>
          <table:table-cell table:style-name="ce67" table:number-columns-repeated="2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/>
          <table:table-cell table:style-name="ce268"/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184"/>
          <table:table-cell table:style-name="ce57" office:value-type="string" calcext:value-type="string">
            <text:p>- Develop Master API Service</text:p>
          </table:table-cell>
          <table:table-cell table:style-name="ce62" office:value-type="string" calcext:value-type="string">
            <text:p><text:span text:style-name="T6">จักรพันธ์,</text:span>วิเชียร </text:p>
          </table:table-cell>
          <table:table-cell table:style-name="ce109" office:value-type="date" office:date-value="2018-11-19" calcext:value-type="date">
            <text:p>19/11/2018</text:p>
          </table:table-cell>
          <table:table-cell table:style-name="ce109" office:value-type="date" office:date-value="2018-11-22" calcext:value-type="date">
            <text:p>22/11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69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162" table:number-columns-repeated="4"/>
          <table:table-cell table:style-name="ce32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33"/>
          <table:table-cell table:style-name="ce57" office:value-type="string" calcext:value-type="string">
            <text:p>- Develop API <text:s text:c="2"/>Lay Out ของ <text:s/>Banner เพื่อลองรับ Action ต่างๆ</text:p>
          </table:table-cell>
          <table:table-cell table:style-name="ce62" office:value-type="string" calcext:value-type="string">
            <text:p><text:span text:style-name="T6">จักรพันธ์,</text:span>วิเชียร </text:p>
          </table:table-cell>
          <table:table-cell table:style-name="ce109" office:value-type="date" office:date-value="2018-11-23" calcext:value-type="date">
            <text:p>23/11/2018</text:p>
          </table:table-cell>
          <table:table-cell table:style-name="ce109" office:value-type="date" office:date-value="2018-11-27" calcext:value-type="date">
            <text:p>27/11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30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4"/>
          <table:table-cell table:style-name="ce162"/>
          <table:table-cell table:style-name="ce161" table:number-columns-repeated="2"/>
          <table:table-cell table:style-name="ce162" table:number-columns-repeated="2"/>
          <table:table-cell table:style-name="ce325" table:number-columns-repeated="3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184"/>
          <table:table-cell table:style-name="ce57" office:value-type="string" calcext:value-type="string">
            <text:p>- Develop API <text:s/>Flash Sale</text:p>
          </table:table-cell>
          <table:table-cell table:style-name="ce62" office:value-type="string" calcext:value-type="string">
            <text:p><text:span text:style-name="T6">จักรพันธ์,</text:span>วิเชียร </text:p>
          </table:table-cell>
          <table:table-cell table:style-name="ce109" office:value-type="date" office:date-value="2018-11-28" calcext:value-type="date">
            <text:p>28/11/2018</text:p>
          </table:table-cell>
          <table:table-cell table:style-name="ce109" office:value-type="date" office:date-value="2018-11-29" calcext:value-type="date">
            <text:p>29/11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70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2"/>
          <table:table-cell table:style-name="ce162" table:number-columns-repeated="2"/>
          <table:table-cell table:style-name="ce32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184"/>
          <table:table-cell table:style-name="ce57" office:value-type="string" calcext:value-type="string">
            <text:p>- Develop API Content &amp; Promotion <text:s/>ใบปลิวพิเศษ </text:p>
          </table:table-cell>
          <table:table-cell table:style-name="ce62" office:value-type="string" calcext:value-type="string">
            <text:p><text:span text:style-name="T6">จักรพันธ์,</text:span>วิเชียร </text:p>
          </table:table-cell>
          <table:table-cell table:style-name="ce109" office:value-type="date" office:date-value="2018-11-30" calcext:value-type="date">
            <text:p>30/11/2018</text:p>
          </table:table-cell>
          <table:table-cell table:style-name="ce109" office:value-type="date" office:date-value="2018-12-03" calcext:value-type="date">
            <text:p>03/12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71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4"/>
          <table:table-cell table:style-name="ce162"/>
          <table:table-cell table:style-name="ce161" table:number-columns-repeated="2"/>
          <table:table-cell table:style-name="ce162"/>
          <table:table-cell table:style-name="ce325" table:number-columns-repeated="4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184"/>
          <table:table-cell table:style-name="ce57" office:value-type="string" calcext:value-type="string">
            <text:p>- Develop API การแสดงเอกสารของยุพิน </text:p>
          </table:table-cell>
          <table:table-cell table:style-name="ce62" office:value-type="string" calcext:value-type="string">
            <text:p><text:span text:style-name="T6">จักรพันธ์,</text:span>วิเชียร </text:p>
          </table:table-cell>
          <table:table-cell table:style-name="ce109" office:value-type="date" office:date-value="2018-12-04" calcext:value-type="date">
            <text:p>04/12/2018</text:p>
          </table:table-cell>
          <table:table-cell table:style-name="ce109" office:value-type="date" office:date-value="2018-12-05" calcext:value-type="date">
            <text:p>05/12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72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/>
          <table:table-cell table:style-name="ce162" table:number-columns-repeated="2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184"/>
          <table:table-cell table:style-name="ce57" office:value-type="string" calcext:value-type="string">
            <text:p>- Develop API แสดงรายการสินค้าตามหมวดหมู่</text:p>
          </table:table-cell>
          <table:table-cell table:style-name="ce62" office:value-type="string" calcext:value-type="string">
            <text:p><text:span text:style-name="T6">จักรพันธ์,</text:span>วิเชียร </text:p>
          </table:table-cell>
          <table:table-cell table:style-name="ce109" office:value-type="date" office:date-value="2018-12-06" calcext:value-type="date">
            <text:p>06/12/2018</text:p>
          </table:table-cell>
          <table:table-cell table:style-name="ce109" office:value-type="date" office:date-value="2018-12-07" calcext:value-type="date">
            <text:p>07/12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73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3"/>
          <table:table-cell table:style-name="ce162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185"/>
          <table:table-cell table:style-name="ce57" office:value-type="string" calcext:value-type="string">
            <text:p>- Develop API YUPIN TALK</text:p>
          </table:table-cell>
          <table:table-cell table:style-name="ce62" office:value-type="string" calcext:value-type="string">
            <text:p><text:span text:style-name="T6">จักรพันธ์,</text:span>วิเชียร </text:p>
          </table:table-cell>
          <table:table-cell table:style-name="ce109" office:value-type="date" office:date-value="2018-12-10" calcext:value-type="date">
            <text:p>10/12/2018</text:p>
          </table:table-cell>
          <table:table-cell table:style-name="ce109" office:value-type="date" office:date-value="2018-12-11" calcext:value-type="date">
            <text:p>11/12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74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162" table:number-columns-repeated="2"/>
          <table:table-cell table:style-name="ce325" table:number-columns-repeated="3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184"/>
          <table:table-cell table:style-name="ce57" office:value-type="string" calcext:value-type="string">
            <text:p>- Develop API Smart Search</text:p>
          </table:table-cell>
          <table:table-cell table:style-name="ce62" office:value-type="string" calcext:value-type="string">
            <text:p><text:span text:style-name="T6">จักรพันธ์,</text:span>วิเชียร </text:p>
          </table:table-cell>
          <table:table-cell table:style-name="ce109" office:value-type="date" office:date-value="2018-12-12" calcext:value-type="date">
            <text:p>12/12/2018</text:p>
          </table:table-cell>
          <table:table-cell table:style-name="ce109" office:value-type="date" office:date-value="2018-12-13" calcext:value-type="date">
            <text:p>13/12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73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2"/>
          <table:table-cell table:style-name="ce162" table:number-columns-repeated="2"/>
          <table:table-cell table:style-name="ce32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184"/>
          <table:table-cell table:style-name="ce57" office:value-type="string" calcext:value-type="string">
            <text:p>- Develop API <text:s/>POPUP CENTER</text:p>
          </table:table-cell>
          <table:table-cell table:style-name="ce62" office:value-type="string" calcext:value-type="string">
            <text:p><text:span text:style-name="T6">จักรพันธ์,</text:span>วิเชียร </text:p>
          </table:table-cell>
          <table:table-cell table:style-name="ce109" office:value-type="date" office:date-value="2018-12-14" calcext:value-type="date">
            <text:p>14/12/2018</text:p>
          </table:table-cell>
          <table:table-cell table:style-name="ce109" office:value-type="date" office:date-value="2018-12-17" calcext:value-type="date">
            <text:p>17/12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75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4"/>
          <table:table-cell table:style-name="ce162"/>
          <table:table-cell table:style-name="ce161" table:number-columns-repeated="2"/>
          <table:table-cell table:style-name="ce162"/>
          <table:table-cell table:style-name="ce325" table:number-columns-repeated="4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184"/>
          <table:table-cell table:style-name="ce57" office:value-type="string" calcext:value-type="string">
            <text:p>- Develop API การลงทะเบียน ทั้งสมาชิก และ ส่วนของลูกค้า </text:p>
          </table:table-cell>
          <table:table-cell table:style-name="ce62" office:value-type="string" calcext:value-type="string">
            <text:p><text:span text:style-name="T6">จักรพันธ์,</text:span>วิเชียร </text:p>
          </table:table-cell>
          <table:table-cell table:style-name="ce109" office:value-type="date" office:date-value="2018-12-18" calcext:value-type="date">
            <text:p>18/12/2018</text:p>
          </table:table-cell>
          <table:table-cell table:style-name="ce109" office:value-type="date" office:date-value="2018-12-19" calcext:value-type="date">
            <text:p>19/12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73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/>
          <table:table-cell table:style-name="ce162" table:number-columns-repeated="2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184"/>
          <table:table-cell table:style-name="ce57" office:value-type="string" calcext:value-type="string">
            <text:p>- Develop API การสั่งซื้อ ทั้งสมาชิกและส่วนของลูกค้า</text:p>
          </table:table-cell>
          <table:table-cell table:style-name="ce62" office:value-type="string" calcext:value-type="string">
            <text:p><text:span text:style-name="T6">จักรพันธ์,</text:span>วิเชียร </text:p>
          </table:table-cell>
          <table:table-cell table:style-name="ce109" office:value-type="date" office:date-value="2018-12-20" calcext:value-type="date">
            <text:p>20/12/2018</text:p>
          </table:table-cell>
          <table:table-cell table:style-name="ce109" office:value-type="date" office:date-value="2018-12-21" calcext:value-type="date">
            <text:p>21/12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75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3"/>
          <table:table-cell table:style-name="ce162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184"/>
          <table:table-cell table:style-name="ce57" office:value-type="string" calcext:value-type="string">
            <text:p>- Develop API ข้อมูล Promotion</text:p>
          </table:table-cell>
          <table:table-cell table:style-name="ce62" office:value-type="string" calcext:value-type="string">
            <text:p><text:span text:style-name="T6">จักรพันธ์,</text:span>วิเชียร </text:p>
          </table:table-cell>
          <table:table-cell table:style-name="ce109" office:value-type="date" office:date-value="2018-12-24" calcext:value-type="date">
            <text:p>24/12/2018</text:p>
          </table:table-cell>
          <table:table-cell table:style-name="ce109" office:value-type="date" office:date-value="2018-12-25" calcext:value-type="date">
            <text:p>25/12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73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162" table:number-columns-repeated="2"/>
          <table:table-cell table:style-name="ce325" table:number-columns-repeated="3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186"/>
          <table:table-cell table:style-name="ce57" office:value-type="string" calcext:value-type="string">
            <text:p>- Develop API <text:s/>รายละเอียดข้อมูลลูกค้า และ สมาชิก </text:p>
          </table:table-cell>
          <table:table-cell table:style-name="ce62" office:value-type="string" calcext:value-type="string">
            <text:p><text:span text:style-name="T6">จักรพันธ์,</text:span>วิเชียร </text:p>
          </table:table-cell>
          <table:table-cell table:style-name="ce109" office:value-type="date" office:date-value="2018-12-26" calcext:value-type="date">
            <text:p>26/12/2018</text:p>
          </table:table-cell>
          <table:table-cell table:style-name="ce109" office:value-type="date" office:date-value="2018-12-27" calcext:value-type="date">
            <text:p>27/12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76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2"/>
          <table:table-cell table:style-name="ce162" table:number-columns-repeated="2"/>
          <table:table-cell table:style-name="ce32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184"/>
          <table:table-cell table:style-name="ce57" office:value-type="string" calcext:value-type="string">
            <text:p>- Develop API <text:s/>Condition การขาย</text:p>
          </table:table-cell>
          <table:table-cell table:style-name="ce62" office:value-type="string" calcext:value-type="string">
            <text:p><text:span text:style-name="T6">จักรพันธ์,</text:span>วิเชียร </text:p>
          </table:table-cell>
          <table:table-cell table:number-columns-repeated="2" table:style-name="ce109" office:value-type="date" office:date-value="2018-12-28" calcext:value-type="date">
            <text:p>28/12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75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4"/>
          <table:table-cell table:style-name="ce16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36" office:value-type="float" office:value="6" calcext:value-type="float">
            <text:p>6</text:p>
          </table:table-cell>
          <table:table-cell table:style-name="ce56" office:value-type="string" calcext:value-type="string">
            <text:p><text:span text:style-name="T3">DEVELOPER  LOADTEST SYSTEM</text:span></text:p>
          </table:table-cell>
          <table:table-cell table:style-name="ce62"/>
          <table:table-cell table:style-name="ce67" table:number-columns-repeated="2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Default" table:number-columns-repeated="2"/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184"/>
          <table:table-cell table:style-name="ce57" office:value-type="string" calcext:value-type="string">
            <text:p>- LoadTest System Service </text:p>
          </table:table-cell>
          <table:table-cell table:style-name="ce62" office:value-type="string" calcext:value-type="string">
            <text:p><text:span text:style-name="T6">จักรพันธ์,</text:span>วิเชียร </text:p>
          </table:table-cell>
          <table:table-cell table:style-name="ce109" office:value-type="date" office:date-value="2019-01-02" calcext:value-type="date">
            <text:p>02/01/2019</text:p>
          </table:table-cell>
          <table:table-cell table:style-name="ce109" office:value-type="date" office:date-value="2019-01-04" calcext:value-type="date">
            <text:p>04/01/2019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38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2"/>
          <table:table-cell table:style-name="ce162" table:number-columns-repeated="3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187" office:value-type="float" office:value="7" calcext:value-type="float">
            <text:p>7</text:p>
          </table:table-cell>
          <table:table-cell table:style-name="ce56" office:value-type="string" calcext:value-type="string">
            <text:p><text:span text:style-name="T3">DEVELOPER  PAYMENT ONLINE</text:span></text:p>
          </table:table-cell>
          <table:table-cell table:style-name="ce62"/>
          <table:table-cell table:style-name="ce67" table:number-columns-repeated="2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77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188"/>
          <table:table-cell table:style-name="ce57" office:value-type="string" calcext:value-type="string">
            <text:p>- Develop API Payment BARCODE</text:p>
          </table:table-cell>
          <table:table-cell table:style-name="ce62" office:value-type="string" calcext:value-type="string">
            <text:p><text:span text:style-name="T6">จักรพันธ์,</text:span>วิเชียร </text:p>
          </table:table-cell>
          <table:table-cell table:style-name="ce109" office:value-type="date" office:date-value="2019-01-07" calcext:value-type="date">
            <text:p>07/01/2019</text:p>
          </table:table-cell>
          <table:table-cell table:style-name="ce109" office:value-type="date" office:date-value="2019-01-09" calcext:value-type="date">
            <text:p>09/01/2019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78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162" table:number-columns-repeated="3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189"/>
          <table:table-cell table:style-name="ce57" office:value-type="string" calcext:value-type="string">
            <text:p>- Develop API Payment QRCODE</text:p>
          </table:table-cell>
          <table:table-cell table:style-name="ce62" office:value-type="string" calcext:value-type="string">
            <text:p><text:span text:style-name="T6">จักรพันธ์,</text:span>วิเชียร </text:p>
          </table:table-cell>
          <table:table-cell table:style-name="ce109" office:value-type="date" office:date-value="2019-01-10" calcext:value-type="date">
            <text:p>10/01/2019</text:p>
          </table:table-cell>
          <table:table-cell table:style-name="ce109" office:value-type="date" office:date-value="2019-01-11" calcext:value-type="date">
            <text:p>11/01/2019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77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3"/>
          <table:table-cell table:style-name="ce162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190"/>
          <table:table-cell table:style-name="ce57" office:value-type="string" calcext:value-type="string">
            <text:p>- Develop API Payment 2C2P</text:p>
          </table:table-cell>
          <table:table-cell table:style-name="ce62" office:value-type="string" calcext:value-type="string">
            <text:p><text:span text:style-name="T6">จักรพันธ์,</text:span>วิเชียร </text:p>
          </table:table-cell>
          <table:table-cell table:style-name="ce109" office:value-type="date" office:date-value="2019-01-14" calcext:value-type="date">
            <text:p>14/01/2019</text:p>
          </table:table-cell>
          <table:table-cell table:style-name="ce109" office:value-type="date" office:date-value="2019-01-15" calcext:value-type="date">
            <text:p>15/01/2019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78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162" table:number-columns-repeated="2"/>
          <table:table-cell table:style-name="ce325" table:number-columns-repeated="3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191"/>
          <table:table-cell table:style-name="ce57" office:value-type="string" calcext:value-type="string">
            <text:p>- Develop API Transfer <text:s/>Data To BSMART</text:p>
          </table:table-cell>
          <table:table-cell table:style-name="ce62" office:value-type="string" calcext:value-type="string">
            <text:p><text:span text:style-name="T6">จักรพันธ์,</text:span>วิเชียร </text:p>
          </table:table-cell>
          <table:table-cell table:style-name="ce109" office:value-type="date" office:date-value="2019-01-16" calcext:value-type="date">
            <text:p>16/01/2019</text:p>
          </table:table-cell>
          <table:table-cell table:style-name="ce109" office:value-type="date" office:date-value="2019-01-18" calcext:value-type="date">
            <text:p>18/01/2019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77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2"/>
          <table:table-cell table:style-name="ce162" table:number-columns-repeated="3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192" office:value-type="float" office:value="8" calcext:value-type="float">
            <text:p>8</text:p>
          </table:table-cell>
          <table:table-cell table:style-name="ce56" office:value-type="string" calcext:value-type="string">
            <text:p><text:span text:style-name="T3">DEVELOPER  BACKEND SET UP</text:span></text:p>
          </table:table-cell>
          <table:table-cell table:style-name="ce62"/>
          <table:table-cell table:style-name="ce67" table:number-columns-repeated="2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/>
          <table:table-cell table:style-name="ce279"/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191"/>
          <table:table-cell table:style-name="ce57" office:value-type="string" calcext:value-type="string">
            <text:p>- Develop Backend <text:s/>System SetUp BANNER</text:p>
          </table:table-cell>
          <table:table-cell table:style-name="ce62" office:value-type="string" calcext:value-type="string">
            <text:p>จักรพันธ์</text:p>
          </table:table-cell>
          <table:table-cell table:style-name="ce109" office:value-type="date" office:date-value="2018-12-03" calcext:value-type="date">
            <text:p>03/12/2018</text:p>
          </table:table-cell>
          <table:table-cell table:style-name="ce109" office:value-type="date" office:date-value="2018-12-05" calcext:value-type="date">
            <text:p>05/12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82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162" table:number-columns-repeated="3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191"/>
          <table:table-cell table:style-name="ce57" office:value-type="string" calcext:value-type="string">
            <text:p><text:span text:style-name="T5">- Develop Backend  System SetUp  </text:span>Flash Sale</text:p>
          </table:table-cell>
          <table:table-cell table:style-name="ce62" office:value-type="string" calcext:value-type="string">
            <text:p>จักรพันธ์</text:p>
          </table:table-cell>
          <table:table-cell table:style-name="ce109" office:value-type="date" office:date-value="2018-12-06" calcext:value-type="date">
            <text:p>06/12/2018</text:p>
          </table:table-cell>
          <table:table-cell table:style-name="ce109" office:value-type="date" office:date-value="2018-12-10" calcext:value-type="date">
            <text:p>10/12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83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3"/>
          <table:table-cell table:style-name="ce162" table:number-columns-repeated="2"/>
          <table:table-cell table:style-name="ce161" table:number-columns-repeated="2"/>
          <table:table-cell table:style-name="ce162"/>
          <table:table-cell table:style-name="ce325" table:number-columns-repeated="4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191"/>
          <table:table-cell table:style-name="ce57" office:value-type="string" calcext:value-type="string">
            <text:p><text:span text:style-name="T5">- Develop Backend  System SetUp </text:span>CONTENT</text:p>
          </table:table-cell>
          <table:table-cell table:style-name="ce62" office:value-type="string" calcext:value-type="string">
            <text:p>จักรพันธ์</text:p>
          </table:table-cell>
          <table:table-cell table:style-name="ce109" office:value-type="date" office:date-value="2018-12-11" calcext:value-type="date">
            <text:p>11/12/2018</text:p>
          </table:table-cell>
          <table:table-cell table:style-name="ce109" office:value-type="date" office:date-value="2018-12-13" calcext:value-type="date">
            <text:p>13/12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84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/>
          <table:table-cell table:style-name="ce162" table:number-columns-repeated="3"/>
          <table:table-cell table:style-name="ce32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191"/>
          <table:table-cell table:style-name="ce57" office:value-type="string" calcext:value-type="string">
            <text:p><text:span text:style-name="T5">- Develop Backend  System SetUp  </text:span>Catalog  &amp; Product Detail</text:p>
          </table:table-cell>
          <table:table-cell table:style-name="ce62" office:value-type="string" calcext:value-type="string">
            <text:p>จักรพันธ์</text:p>
          </table:table-cell>
          <table:table-cell table:style-name="ce109" office:value-type="date" office:date-value="2018-12-14" calcext:value-type="date">
            <text:p>14/12/2018</text:p>
          </table:table-cell>
          <table:table-cell table:style-name="ce109" office:value-type="date" office:date-value="2018-12-21" calcext:value-type="date">
            <text:p>21/12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85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4"/>
          <table:table-cell table:style-name="ce162"/>
          <table:table-cell table:style-name="ce161" table:number-columns-repeated="2"/>
          <table:table-cell table:style-name="ce162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191"/>
          <table:table-cell table:style-name="ce57" office:value-type="string" calcext:value-type="string">
            <text:p><text:span text:style-name="T5">- Develop Backend  System SetUp  </text:span>Product ByCategory</text:p>
          </table:table-cell>
          <table:table-cell table:style-name="ce62" office:value-type="string" calcext:value-type="string">
            <text:p>จักรพันธ์</text:p>
          </table:table-cell>
          <table:table-cell table:style-name="ce109" office:value-type="date" office:date-value="2018-12-24" calcext:value-type="date">
            <text:p>24/12/2018</text:p>
          </table:table-cell>
          <table:table-cell table:style-name="ce109" office:value-type="date" office:date-value="2018-12-26" calcext:value-type="date">
            <text:p>26/12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84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162" table:number-columns-repeated="3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195"/>
          <table:table-cell table:style-name="ce57" office:value-type="string" calcext:value-type="string">
            <text:p><text:span text:style-name="T5">- Develop Backend  System SetUp  </text:span>Promotion &amp; Condition</text:p>
          </table:table-cell>
          <table:table-cell table:style-name="ce62" office:value-type="string" calcext:value-type="string">
            <text:p>จักรพันธ์</text:p>
          </table:table-cell>
          <table:table-cell table:style-name="ce109" office:value-type="date" office:date-value="2018-12-26" calcext:value-type="date">
            <text:p>26/12/2018</text:p>
          </table:table-cell>
          <table:table-cell table:style-name="ce109" office:value-type="date" office:date-value="2018-12-28" calcext:value-type="date">
            <text:p>28/12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85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2"/>
          <table:table-cell table:style-name="ce162" table:number-columns-repeated="3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200" office:value-type="float" office:value="9" calcext:value-type="float">
            <text:p>9</text:p>
          </table:table-cell>
          <table:table-cell table:style-name="ce56" office:value-type="string" calcext:value-type="string">
            <text:p><text:span text:style-name="T3">DESIGN APPLICATION SYSTEM (IOS)</text:span></text:p>
          </table:table-cell>
          <table:table-cell table:style-name="ce62"/>
          <table:table-cell table:style-name="ce67" table:number-columns-repeated="2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table:number-columns-repeated="2"/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01"/>
          <table:table-cell table:style-name="ce57" office:value-type="string" calcext:value-type="string">
            <text:p><text:s/>- Design Service Page &amp; storyboard</text:p>
          </table:table-cell>
          <table:table-cell table:style-name="ce62" office:value-type="string" calcext:value-type="string">
            <text:p><text:s/>เรวดี,สุรศักดิ์</text:p>
          </table:table-cell>
          <table:table-cell table:style-name="ce109" office:value-type="date" office:date-value="2018-11-19" calcext:value-type="date">
            <text:p>19/11/2018</text:p>
          </table:table-cell>
          <table:table-cell table:style-name="ce109" office:value-type="date" office:date-value="2018-11-23" calcext:value-type="date">
            <text:p>23/11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89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162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02"/>
          <table:table-cell table:style-name="ce57" office:value-type="string" calcext:value-type="string">
            <text:p><text:s/>- Design Page Layout (Menu,Banner ,FlashSale,Content,Category)</text:p>
          </table:table-cell>
          <table:table-cell table:style-name="ce62" office:value-type="string" calcext:value-type="string">
            <text:p><text:s/>เรวดี</text:p>
          </table:table-cell>
          <table:table-cell table:style-name="ce109" office:value-type="date" office:date-value="2018-11-26" calcext:value-type="date">
            <text:p>26/11/2018</text:p>
          </table:table-cell>
          <table:table-cell table:style-name="ce109" office:value-type="date" office:date-value="2018-11-28" calcext:value-type="date">
            <text:p>28/11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90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162" table:number-columns-repeated="3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02"/>
          <table:table-cell table:style-name="ce57" office:value-type="string" calcext:value-type="string">
            <text:p>- <text:s/>Design Page Search Suggestion &amp; Category</text:p>
          </table:table-cell>
          <table:table-cell table:style-name="ce62" office:value-type="string" calcext:value-type="string">
            <text:p><text:s/>เรวดี</text:p>
          </table:table-cell>
          <table:table-cell table:style-name="ce109" office:value-type="date" office:date-value="2018-11-29" calcext:value-type="date">
            <text:p>29/11/2018</text:p>
          </table:table-cell>
          <table:table-cell table:style-name="ce109" office:value-type="date" office:date-value="2018-12-03" calcext:value-type="date">
            <text:p>03/12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91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3"/>
          <table:table-cell table:style-name="ce162" table:number-columns-repeated="2"/>
          <table:table-cell table:style-name="ce161" table:number-columns-repeated="2"/>
          <table:table-cell table:style-name="ce162"/>
          <table:table-cell table:style-name="ce325" table:number-columns-repeated="4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02"/>
          <table:table-cell table:style-name="ce57" office:value-type="string" calcext:value-type="string">
            <text:p>- <text:s/>Design Page YUPIN <text:s/>Talk(Promotion, Activity,News,CRM)</text:p>
          </table:table-cell>
          <table:table-cell table:style-name="ce62" office:value-type="string" calcext:value-type="string">
            <text:p><text:s/>เรวดี</text:p>
          </table:table-cell>
          <table:table-cell table:style-name="ce109" office:value-type="date" office:date-value="2018-12-04" calcext:value-type="date">
            <text:p>04/12/2018</text:p>
          </table:table-cell>
          <table:table-cell table:style-name="ce109" office:value-type="date" office:date-value="2018-12-06" calcext:value-type="date">
            <text:p>06/12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92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/>
          <table:table-cell table:style-name="ce162" table:number-columns-repeated="3"/>
          <table:table-cell table:style-name="ce32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02"/>
          <table:table-cell table:style-name="ce57" office:value-type="string" calcext:value-type="string">
            <text:p>- <text:s/>Design Page Product Detail</text:p>
          </table:table-cell>
          <table:table-cell table:style-name="ce62" office:value-type="string" calcext:value-type="string">
            <text:p><text:s/>เรวดี</text:p>
          </table:table-cell>
          <table:table-cell table:style-name="ce109" office:value-type="date" office:date-value="2018-12-07" calcext:value-type="date">
            <text:p>07/12/2018</text:p>
          </table:table-cell>
          <table:table-cell table:style-name="ce109" office:value-type="date" office:date-value="2018-12-21" calcext:value-type="date">
            <text:p>21/12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91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4"/>
          <table:table-cell table:style-name="ce162"/>
          <table:table-cell table:style-name="ce161" table:number-columns-repeated="2"/>
          <table:table-cell table:style-name="ce162" table:number-columns-repeated="5"/>
          <table:table-cell table:style-name="ce161" table:number-columns-repeated="2"/>
          <table:table-cell table:style-name="ce162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02"/>
          <table:table-cell table:style-name="ce57" office:value-type="string" calcext:value-type="string">
            <text:p>- <text:s/>Design Menu Page</text:p>
          </table:table-cell>
          <table:table-cell table:style-name="ce62" office:value-type="string" calcext:value-type="string">
            <text:p><text:s/>สุรศักดิ์</text:p>
          </table:table-cell>
          <table:table-cell table:style-name="ce109" office:value-type="date" office:date-value="2018-11-26" calcext:value-type="date">
            <text:p>26/11/2018</text:p>
          </table:table-cell>
          <table:table-cell table:style-name="ce109" office:value-type="date" office:date-value="2018-11-28" calcext:value-type="date">
            <text:p>28/11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92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162" table:number-columns-repeated="3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02"/>
          <table:table-cell table:style-name="ce57" office:value-type="string" calcext:value-type="string">
            <text:p>- <text:s/>Design Page ข้อมูลการลงทะเบียน ทั้งสมาชิก และ ส่วนของลูกค้า </text:p>
          </table:table-cell>
          <table:table-cell table:style-name="ce62" office:value-type="string" calcext:value-type="string">
            <text:p><text:s/>สุรศักดิ์</text:p>
          </table:table-cell>
          <table:table-cell table:style-name="ce109" office:value-type="date" office:date-value="2018-11-29" calcext:value-type="date">
            <text:p>29/11/2018</text:p>
          </table:table-cell>
          <table:table-cell table:style-name="ce109" office:value-type="date" office:date-value="2018-12-07" calcext:value-type="date">
            <text:p>07/12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91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3"/>
          <table:table-cell table:style-name="ce162" table:number-columns-repeated="2"/>
          <table:table-cell table:style-name="ce161" table:number-columns-repeated="2"/>
          <table:table-cell table:style-name="ce162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03"/>
          <table:table-cell table:style-name="ce57" office:value-type="string" calcext:value-type="string">
            <text:p>- <text:s/>Design Page ข้อมูลการสั่งซื้อ ทั้งสมาชิกและส่วนของลูกค้า</text:p>
          </table:table-cell>
          <table:table-cell table:style-name="ce62" office:value-type="string" calcext:value-type="string">
            <text:p><text:s/>สุรศักดิ์</text:p>
          </table:table-cell>
          <table:table-cell table:style-name="ce109" office:value-type="date" office:date-value="2018-12-10" calcext:value-type="date">
            <text:p>10/12/2018</text:p>
          </table:table-cell>
          <table:table-cell table:style-name="ce109" office:value-type="date" office:date-value="2018-12-17" calcext:value-type="date">
            <text:p>17/12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93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162" table:number-columns-repeated="5"/>
          <table:table-cell table:style-name="ce161" table:number-columns-repeated="2"/>
          <table:table-cell table:style-name="ce162"/>
          <table:table-cell table:style-name="ce325" table:number-columns-repeated="4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199"/>
          <table:table-cell table:style-name="ce57" office:value-type="string" calcext:value-type="string">
            <text:p>- <text:s/>Design Page แจก CATALOG ให้ลูกค้า</text:p>
          </table:table-cell>
          <table:table-cell table:style-name="ce62" office:value-type="string" calcext:value-type="string">
            <text:p><text:s/>สุรศักดิ์</text:p>
          </table:table-cell>
          <table:table-cell table:style-name="ce109" office:value-type="date" office:date-value="2018-12-17" calcext:value-type="date">
            <text:p>17/12/2018</text:p>
          </table:table-cell>
          <table:table-cell table:style-name="ce109" office:value-type="date" office:date-value="2018-12-19" calcext:value-type="date">
            <text:p>19/12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94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162" table:number-columns-repeated="3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199"/>
          <table:table-cell table:style-name="ce57" office:value-type="string" calcext:value-type="string">
            <text:p>- <text:s/>Design Page ข้อมูลลูกค้า <text:s/></text:p>
          </table:table-cell>
          <table:table-cell table:style-name="ce62" office:value-type="string" calcext:value-type="string">
            <text:p><text:s/>สุรศักดิ์</text:p>
          </table:table-cell>
          <table:table-cell table:style-name="ce109" office:value-type="date" office:date-value="2018-12-20" calcext:value-type="date">
            <text:p>20/12/2018</text:p>
          </table:table-cell>
          <table:table-cell table:style-name="ce109" office:value-type="date" office:date-value="2018-12-21" calcext:value-type="date">
            <text:p>21/12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95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3"/>
          <table:table-cell table:style-name="ce162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49"/>
          <table:table-cell table:style-name="ce57" office:value-type="string" calcext:value-type="string">
            <text:p>- <text:s/>Design PayMent System</text:p>
          </table:table-cell>
          <table:table-cell table:style-name="ce62" office:value-type="string" calcext:value-type="string">
            <text:p><text:s/>เรวดี </text:p>
          </table:table-cell>
          <table:table-cell table:style-name="ce109" office:value-type="date" office:date-value="2018-12-24" calcext:value-type="date">
            <text:p>24/12/2018</text:p>
          </table:table-cell>
          <table:table-cell table:style-name="ce109" office:value-type="date" office:date-value="2018-12-26" calcext:value-type="date">
            <text:p>26/12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53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162" table:number-columns-repeated="3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204" office:value-type="float" office:value="10" calcext:value-type="float">
            <text:p>10</text:p>
          </table:table-cell>
          <table:table-cell table:style-name="ce56" office:value-type="string" calcext:value-type="string">
            <text:p><text:span text:style-name="T3">DESIGN APPLICATION SYSTEM (ANDROID)</text:span></text:p>
          </table:table-cell>
          <table:table-cell table:style-name="ce62"/>
          <table:table-cell table:style-name="ce67" table:number-columns-repeated="2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table:number-columns-repeated="2"/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05"/>
          <table:table-cell table:style-name="ce57" office:value-type="string" calcext:value-type="string">
            <text:p><text:s/>- Design Service Page &amp; storyboard</text:p>
          </table:table-cell>
          <table:table-cell table:style-name="ce63" office:value-type="string" calcext:value-type="string">
            <text:p>พีรพงศ์,ญาณภาส</text:p>
          </table:table-cell>
          <table:table-cell table:style-name="ce109" office:value-type="date" office:date-value="2018-11-19" calcext:value-type="date">
            <text:p>19/11/2018</text:p>
          </table:table-cell>
          <table:table-cell table:style-name="ce109" office:value-type="date" office:date-value="2018-11-23" calcext:value-type="date">
            <text:p>23/11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96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162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06"/>
          <table:table-cell table:style-name="ce57" office:value-type="string" calcext:value-type="string">
            <text:p><text:s/>- Design Page Layout (Menu,Banner ,FlashSale,Content,Category)</text:p>
          </table:table-cell>
          <table:table-cell table:style-name="ce63" office:value-type="string" calcext:value-type="string">
            <text:p>พีรพงศ์</text:p>
          </table:table-cell>
          <table:table-cell table:style-name="ce109" office:value-type="date" office:date-value="2018-11-26" calcext:value-type="date">
            <text:p>26/11/2018</text:p>
          </table:table-cell>
          <table:table-cell table:style-name="ce109" office:value-type="date" office:date-value="2018-11-28" calcext:value-type="date">
            <text:p>28/11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97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162" table:number-columns-repeated="3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06"/>
          <table:table-cell table:style-name="ce57" office:value-type="string" calcext:value-type="string">
            <text:p>- <text:s/>Design Page Search Suggestion &amp; Category</text:p>
          </table:table-cell>
          <table:table-cell table:style-name="ce63" office:value-type="string" calcext:value-type="string">
            <text:p>พีรพงศ์</text:p>
          </table:table-cell>
          <table:table-cell table:style-name="ce109" office:value-type="date" office:date-value="2018-11-29" calcext:value-type="date">
            <text:p>29/11/2018</text:p>
          </table:table-cell>
          <table:table-cell table:style-name="ce109" office:value-type="date" office:date-value="2018-12-03" calcext:value-type="date">
            <text:p>03/12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98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3"/>
          <table:table-cell table:style-name="ce162" table:number-columns-repeated="2"/>
          <table:table-cell table:style-name="ce161" table:number-columns-repeated="2"/>
          <table:table-cell table:style-name="ce162"/>
          <table:table-cell table:style-name="ce325" table:number-columns-repeated="4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06"/>
          <table:table-cell table:style-name="ce57" office:value-type="string" calcext:value-type="string">
            <text:p>- <text:s/>Design Page YUPIN <text:s/>Talk(Promotion, Activity,News,CRM)</text:p>
          </table:table-cell>
          <table:table-cell table:style-name="ce63" office:value-type="string" calcext:value-type="string">
            <text:p>พีรพงศ์</text:p>
          </table:table-cell>
          <table:table-cell table:style-name="ce109" office:value-type="date" office:date-value="2018-12-04" calcext:value-type="date">
            <text:p>04/12/2018</text:p>
          </table:table-cell>
          <table:table-cell table:style-name="ce109" office:value-type="date" office:date-value="2018-12-06" calcext:value-type="date">
            <text:p>06/12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99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/>
          <table:table-cell table:style-name="ce162" table:number-columns-repeated="3"/>
          <table:table-cell table:style-name="ce32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06"/>
          <table:table-cell table:style-name="ce57" office:value-type="string" calcext:value-type="string">
            <text:p>- <text:s/>Design Page Product Detail</text:p>
          </table:table-cell>
          <table:table-cell table:style-name="ce63" office:value-type="string" calcext:value-type="string">
            <text:p>พีรพงศ์</text:p>
          </table:table-cell>
          <table:table-cell table:style-name="ce109" office:value-type="date" office:date-value="2018-12-07" calcext:value-type="date">
            <text:p>07/12/2018</text:p>
          </table:table-cell>
          <table:table-cell table:style-name="ce109" office:value-type="date" office:date-value="2018-12-21" calcext:value-type="date">
            <text:p>21/12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98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4"/>
          <table:table-cell table:style-name="ce162"/>
          <table:table-cell table:style-name="ce161" table:number-columns-repeated="2"/>
          <table:table-cell table:style-name="ce162" table:number-columns-repeated="5"/>
          <table:table-cell table:style-name="ce161" table:number-columns-repeated="2"/>
          <table:table-cell table:style-name="ce162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06"/>
          <table:table-cell table:style-name="ce57" office:value-type="string" calcext:value-type="string">
            <text:p>- <text:s/>Design Menu Page</text:p>
          </table:table-cell>
          <table:table-cell table:style-name="ce62" office:value-type="string" calcext:value-type="string">
            <text:p>ญาณภาส</text:p>
          </table:table-cell>
          <table:table-cell table:style-name="ce109" office:value-type="date" office:date-value="2018-11-26" calcext:value-type="date">
            <text:p>26/11/2018</text:p>
          </table:table-cell>
          <table:table-cell table:style-name="ce109" office:value-type="date" office:date-value="2018-11-28" calcext:value-type="date">
            <text:p>28/11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99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162" table:number-columns-repeated="3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06"/>
          <table:table-cell table:style-name="ce57" office:value-type="string" calcext:value-type="string">
            <text:p>- <text:s/>Design Page การลงทะเบียน ทั้งสมาชิก และ ส่วนของลูกค้า </text:p>
          </table:table-cell>
          <table:table-cell table:style-name="ce62" office:value-type="string" calcext:value-type="string">
            <text:p>ญาณภาส</text:p>
          </table:table-cell>
          <table:table-cell table:style-name="ce109" office:value-type="date" office:date-value="2018-11-29" calcext:value-type="date">
            <text:p>29/11/2018</text:p>
          </table:table-cell>
          <table:table-cell table:style-name="ce109" office:value-type="date" office:date-value="2018-12-07" calcext:value-type="date">
            <text:p>07/12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298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3"/>
          <table:table-cell table:style-name="ce162" table:number-columns-repeated="2"/>
          <table:table-cell table:style-name="ce161" table:number-columns-repeated="2"/>
          <table:table-cell table:style-name="ce162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07"/>
          <table:table-cell table:style-name="ce57" office:value-type="string" calcext:value-type="string">
            <text:p>- <text:s/>Design Page การสั่งซื้อ ทั้งสมาชิกและส่วนของลูกค้า</text:p>
          </table:table-cell>
          <table:table-cell table:style-name="ce62" office:value-type="string" calcext:value-type="string">
            <text:p>ญาณภาส</text:p>
          </table:table-cell>
          <table:table-cell table:style-name="ce109" office:value-type="date" office:date-value="2018-12-10" calcext:value-type="date">
            <text:p>10/12/2018</text:p>
          </table:table-cell>
          <table:table-cell table:style-name="ce109" office:value-type="date" office:date-value="2018-12-17" calcext:value-type="date">
            <text:p>17/12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300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162" table:number-columns-repeated="5"/>
          <table:table-cell table:style-name="ce161" table:number-columns-repeated="2"/>
          <table:table-cell table:style-name="ce162"/>
          <table:table-cell table:style-name="ce325" table:number-columns-repeated="4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08"/>
          <table:table-cell table:style-name="ce57" office:value-type="string" calcext:value-type="string">
            <text:p>- <text:s/>Design Page แจก CATALOG ให้ลูกค้า</text:p>
          </table:table-cell>
          <table:table-cell table:style-name="ce62" office:value-type="string" calcext:value-type="string">
            <text:p>ญาณภาส</text:p>
          </table:table-cell>
          <table:table-cell table:style-name="ce109" office:value-type="date" office:date-value="2018-12-17" calcext:value-type="date">
            <text:p>17/12/2018</text:p>
          </table:table-cell>
          <table:table-cell table:style-name="ce109" office:value-type="date" office:date-value="2018-12-19" calcext:value-type="date">
            <text:p>19/12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301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162" table:number-columns-repeated="3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08"/>
          <table:table-cell table:style-name="ce57" office:value-type="string" calcext:value-type="string">
            <text:p>- <text:s/>Design Page ของข้อมูลลูกค้า <text:s/></text:p>
          </table:table-cell>
          <table:table-cell table:style-name="ce62" office:value-type="string" calcext:value-type="string">
            <text:p>ญาณภาส</text:p>
          </table:table-cell>
          <table:table-cell table:style-name="ce109" office:value-type="date" office:date-value="2018-12-20" calcext:value-type="date">
            <text:p>20/12/2018</text:p>
          </table:table-cell>
          <table:table-cell table:style-name="ce109" office:value-type="date" office:date-value="2018-12-21" calcext:value-type="date">
            <text:p>21/12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302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3"/>
          <table:table-cell table:style-name="ce162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08"/>
          <table:table-cell table:style-name="ce57" office:value-type="string" calcext:value-type="string">
            <text:p>- <text:s/>Design PayMent System</text:p>
          </table:table-cell>
          <table:table-cell table:style-name="ce63" office:value-type="string" calcext:value-type="string">
            <text:p>พีรพงศ์,ญาณภาส</text:p>
          </table:table-cell>
          <table:table-cell table:style-name="ce109" office:value-type="date" office:date-value="2018-12-24" calcext:value-type="date">
            <text:p>24/12/2018</text:p>
          </table:table-cell>
          <table:table-cell table:style-name="ce109" office:value-type="date" office:date-value="2018-12-26" calcext:value-type="date">
            <text:p>26/12/2018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319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162" table:number-columns-repeated="3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209" office:value-type="float" office:value="11" calcext:value-type="float">
            <text:p>11</text:p>
          </table:table-cell>
          <table:table-cell table:style-name="ce56" office:value-type="string" calcext:value-type="string">
            <text:p><text:span text:style-name="T3">DEVELOP APPLICATION SYSTEM (IOS)</text:span></text:p>
          </table:table-cell>
          <table:table-cell table:style-name="ce62"/>
          <table:table-cell table:style-name="ce67" table:number-columns-repeated="2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table:number-columns-repeated="2"/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10"/>
          <table:table-cell table:style-name="ce57" office:value-type="string" calcext:value-type="string">
            <text:p><text:s/>- Develop Service Page &amp; storyboard</text:p>
          </table:table-cell>
          <table:table-cell table:style-name="ce62" office:value-type="string" calcext:value-type="string">
            <text:p><text:s/>เรวดี,สุรศักดิ์</text:p>
          </table:table-cell>
          <table:table-cell table:style-name="ce109" office:value-type="date" office:date-value="2019-01-02" calcext:value-type="date">
            <text:p>02/01/2019</text:p>
          </table:table-cell>
          <table:table-cell table:style-name="ce109" office:value-type="date" office:date-value="2019-01-07" calcext:value-type="date">
            <text:p>07/01/2019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303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2"/>
          <table:table-cell table:style-name="ce162" table:number-columns-repeated="3"/>
          <table:table-cell table:style-name="ce161" table:number-columns-repeated="2"/>
          <table:table-cell table:style-name="ce162"/>
          <table:table-cell table:style-name="ce325" table:number-columns-repeated="4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11"/>
          <table:table-cell table:style-name="ce57" office:value-type="string" calcext:value-type="string">
            <text:p><text:s/>- Develop Page Layout (Menu,Banner ,FlashSale,Content,Category)</text:p>
          </table:table-cell>
          <table:table-cell table:style-name="ce62" office:value-type="string" calcext:value-type="string">
            <text:p><text:s/>เรวดี</text:p>
          </table:table-cell>
          <table:table-cell table:style-name="ce109" office:value-type="date" office:date-value="2019-01-08" calcext:value-type="date">
            <text:p>08/01/2019</text:p>
          </table:table-cell>
          <table:table-cell table:style-name="ce109" office:value-type="date" office:date-value="2019-01-10" calcext:value-type="date">
            <text:p>10/01/2019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304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/>
          <table:table-cell table:style-name="ce162" table:number-columns-repeated="3"/>
          <table:table-cell table:style-name="ce32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11"/>
          <table:table-cell table:style-name="ce57" office:value-type="string" calcext:value-type="string">
            <text:p><text:s/>- Develop Page Search Suggestion &amp; Category</text:p>
          </table:table-cell>
          <table:table-cell table:style-name="ce62" office:value-type="string" calcext:value-type="string">
            <text:p><text:s/>เรวดี</text:p>
          </table:table-cell>
          <table:table-cell table:style-name="ce109" office:value-type="date" office:date-value="2019-01-11" calcext:value-type="date">
            <text:p>11/01/2019</text:p>
          </table:table-cell>
          <table:table-cell table:style-name="ce109" office:value-type="date" office:date-value="2019-01-15" calcext:value-type="date">
            <text:p>15/01/2019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305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4"/>
          <table:table-cell table:style-name="ce162"/>
          <table:table-cell table:style-name="ce161" table:number-columns-repeated="2"/>
          <table:table-cell table:style-name="ce162" table:number-columns-repeated="2"/>
          <table:table-cell table:style-name="ce325" table:number-columns-repeated="3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11"/>
          <table:table-cell table:style-name="ce57" office:value-type="string" calcext:value-type="string">
            <text:p><text:s/>- Develop Page YUPIN <text:s/>Talk(Promotion, Activity,News,CRM)</text:p>
          </table:table-cell>
          <table:table-cell table:style-name="ce62" office:value-type="string" calcext:value-type="string">
            <text:p><text:s/>เรวดี</text:p>
          </table:table-cell>
          <table:table-cell table:style-name="ce109" office:value-type="date" office:date-value="2019-01-16" calcext:value-type="date">
            <text:p>16/01/2019</text:p>
          </table:table-cell>
          <table:table-cell table:style-name="ce109" office:value-type="date" office:date-value="2019-01-18" calcext:value-type="date">
            <text:p>18/01/2019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306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2"/>
          <table:table-cell table:style-name="ce162" table:number-columns-repeated="3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11"/>
          <table:table-cell table:style-name="ce57" office:value-type="string" calcext:value-type="string">
            <text:p><text:s/>- Develop Page Product Detail</text:p>
          </table:table-cell>
          <table:table-cell table:style-name="ce62" office:value-type="string" calcext:value-type="string">
            <text:p><text:s/>เรวดี</text:p>
          </table:table-cell>
          <table:table-cell table:style-name="ce109" office:value-type="date" office:date-value="2019-01-21" calcext:value-type="date">
            <text:p>21/01/2019</text:p>
          </table:table-cell>
          <table:table-cell table:style-name="ce109" office:value-type="date" office:date-value="2019-02-02" calcext:value-type="date">
            <text:p>02/02/2019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305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162" table:number-columns-repeated="5"/>
          <table:table-cell table:style-name="ce161" table:number-columns-repeated="2"/>
          <table:table-cell table:style-name="ce162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90"/>
          <table:table-cell table:style-name="ce57" office:value-type="string" calcext:value-type="string">
            <text:p><text:s/>- Develop PopUp &amp; Push Notifi</text:p>
          </table:table-cell>
          <table:table-cell table:style-name="ce62" office:value-type="string" calcext:value-type="string">
            <text:p><text:s/>เรวดี</text:p>
          </table:table-cell>
          <table:table-cell table:style-name="ce109" office:value-type="date" office:date-value="2019-02-05" calcext:value-type="date">
            <text:p>05/02/2019</text:p>
          </table:table-cell>
          <table:table-cell table:style-name="ce109" office:value-type="date" office:date-value="2019-02-09" calcext:value-type="date">
            <text:p>09/02/2019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324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162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11"/>
          <table:table-cell table:style-name="ce57" office:value-type="string" calcext:value-type="string">
            <text:p><text:s/>- Develop Menu Page</text:p>
          </table:table-cell>
          <table:table-cell table:style-name="ce62" office:value-type="string" calcext:value-type="string">
            <text:p><text:s/>สุรศักดิ์</text:p>
          </table:table-cell>
          <table:table-cell table:style-name="ce109" office:value-type="date" office:date-value="2019-01-08" calcext:value-type="date">
            <text:p>08/01/2019</text:p>
          </table:table-cell>
          <table:table-cell table:style-name="ce109" office:value-type="date" office:date-value="2019-01-10" calcext:value-type="date">
            <text:p>10/01/2019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306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/>
          <table:table-cell table:style-name="ce162" table:number-columns-repeated="3"/>
          <table:table-cell table:style-name="ce32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11"/>
          <table:table-cell table:style-name="ce57" office:value-type="string" calcext:value-type="string">
            <text:p><text:s/>- Develop Page การลงทะเบียนของสมาชิก <text:s/></text:p>
          </table:table-cell>
          <table:table-cell table:style-name="ce62" office:value-type="string" calcext:value-type="string">
            <text:p><text:s/>สุรศักดิ์</text:p>
          </table:table-cell>
          <table:table-cell table:style-name="ce109" office:value-type="date" office:date-value="2019-01-11" calcext:value-type="date">
            <text:p>11/01/2019</text:p>
          </table:table-cell>
          <table:table-cell table:style-name="ce109" office:value-type="date" office:date-value="2019-01-15" calcext:value-type="date">
            <text:p>15/01/2019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305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4"/>
          <table:table-cell table:style-name="ce162"/>
          <table:table-cell table:style-name="ce161" table:number-columns-repeated="2"/>
          <table:table-cell table:style-name="ce162" table:number-columns-repeated="2"/>
          <table:table-cell table:style-name="ce325" table:number-columns-repeated="3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11"/>
          <table:table-cell table:style-name="ce57" office:value-type="string" calcext:value-type="string">
            <text:p><text:s/>- Develop Page การลงทะเบียนของลูกค้า </text:p>
          </table:table-cell>
          <table:table-cell table:style-name="ce62" office:value-type="string" calcext:value-type="string">
            <text:p><text:s/>สุรศักดิ์</text:p>
          </table:table-cell>
          <table:table-cell table:style-name="ce109" office:value-type="date" office:date-value="2019-01-16" calcext:value-type="date">
            <text:p>16/01/2019</text:p>
          </table:table-cell>
          <table:table-cell table:style-name="ce109" office:value-type="date" office:date-value="2019-01-18" calcext:value-type="date">
            <text:p>18/01/2019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326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2"/>
          <table:table-cell table:style-name="ce162" table:number-columns-repeated="3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12"/>
          <table:table-cell table:style-name="ce57" office:value-type="string" calcext:value-type="string">
            <text:p><text:s/>- Develop Page การสั่งซื้อ ของสมาชิก </text:p>
          </table:table-cell>
          <table:table-cell table:style-name="ce62" office:value-type="string" calcext:value-type="string">
            <text:p><text:s/>สุรศักดิ์, เรวดี</text:p>
          </table:table-cell>
          <table:table-cell table:style-name="ce109" office:value-type="date" office:date-value="2019-01-21" calcext:value-type="date">
            <text:p>21/01/2019</text:p>
          </table:table-cell>
          <table:table-cell table:style-name="ce109" office:value-type="date" office:date-value="2019-01-25" calcext:value-type="date">
            <text:p>25/01/2019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307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162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12"/>
          <table:table-cell table:style-name="ce57" office:value-type="string" calcext:value-type="string">
            <text:p><text:s/>- Develop Page การสั่งซื้อองลูกค้า</text:p>
          </table:table-cell>
          <table:table-cell table:style-name="ce62" office:value-type="string" calcext:value-type="string">
            <text:p><text:s/>สุรศักดิ์, เรวดี</text:p>
          </table:table-cell>
          <table:table-cell table:style-name="ce109" office:value-type="date" office:date-value="2019-01-28" calcext:value-type="date">
            <text:p>28/01/2019</text:p>
          </table:table-cell>
          <table:table-cell table:style-name="ce109" office:value-type="date" office:date-value="2019-02-02" calcext:value-type="date">
            <text:p>02/02/2019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328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162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13"/>
          <table:table-cell table:style-name="ce57" office:value-type="string" calcext:value-type="string">
            <text:p><text:s/>- Develop Page แจก CATALOG ให้ลูกค้า</text:p>
          </table:table-cell>
          <table:table-cell table:style-name="ce62" office:value-type="string" calcext:value-type="string">
            <text:p><text:s/>สุรศักดิ์</text:p>
          </table:table-cell>
          <table:table-cell table:style-name="ce109" office:value-type="date" office:date-value="2019-02-05" calcext:value-type="date">
            <text:p>05/02/2019</text:p>
          </table:table-cell>
          <table:table-cell table:style-name="ce109" office:value-type="date" office:date-value="2019-02-07" calcext:value-type="date">
            <text:p>07/02/2019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308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162" table:number-columns-repeated="3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13"/>
          <table:table-cell table:style-name="ce57" office:value-type="string" calcext:value-type="string">
            <text:p><text:s/>- Develop Page ของข้อมูลลูกค้า <text:s/></text:p>
          </table:table-cell>
          <table:table-cell table:style-name="ce62" office:value-type="string" calcext:value-type="string">
            <text:p><text:s/>สุรศักดิ์</text:p>
          </table:table-cell>
          <table:table-cell table:style-name="ce109" office:value-type="date" office:date-value="2019-02-07" calcext:value-type="date">
            <text:p>07/02/2019</text:p>
          </table:table-cell>
          <table:table-cell table:style-name="ce109" office:value-type="date" office:date-value="2019-02-09" calcext:value-type="date">
            <text:p>09/02/2019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309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2"/>
          <table:table-cell table:style-name="ce162" table:number-columns-repeated="3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13"/>
          <table:table-cell table:style-name="ce57" office:value-type="string" calcext:value-type="string">
            <text:p>- <text:s/>Design PayMent System</text:p>
          </table:table-cell>
          <table:table-cell table:style-name="ce62" office:value-type="string" calcext:value-type="string">
            <text:p><text:s/>เรวดี</text:p>
          </table:table-cell>
          <table:table-cell table:style-name="ce109" office:value-type="date" office:date-value="2019-02-12" calcext:value-type="date">
            <text:p>12/02/2019</text:p>
          </table:table-cell>
          <table:table-cell table:style-name="ce109" office:value-type="date" office:date-value="2019-02-14" calcext:value-type="date">
            <text:p>14/02/2019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number-columns-repeated="2" table:style-name="ce85" office:value-type="string" office:string-value="On Plan" calcext:value-type="string">
            <text:p>On Plan 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162" table:number-columns-repeated="3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214" office:value-type="float" office:value="12" calcext:value-type="float">
            <text:p>12</text:p>
          </table:table-cell>
          <table:table-cell table:style-name="ce56" office:value-type="string" calcext:value-type="string">
            <text:p><text:span text:style-name="T3">DEVELOP APPLICATION SYSTEM (ANDROID)</text:span></text:p>
          </table:table-cell>
          <table:table-cell table:style-name="ce62"/>
          <table:table-cell table:style-name="ce67" table:number-columns-repeated="2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table:number-columns-repeated="2"/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15"/>
          <table:table-cell table:style-name="ce57" office:value-type="string" calcext:value-type="string">
            <text:p><text:s/>- Develop Service Page &amp; storyboard</text:p>
          </table:table-cell>
          <table:table-cell table:style-name="ce63" office:value-type="string" calcext:value-type="string">
            <text:p>พีรพงศ์,ญาณภาส</text:p>
          </table:table-cell>
          <table:table-cell table:style-name="ce109" office:value-type="date" office:date-value="2019-01-02" calcext:value-type="date">
            <text:p>02/01/2019</text:p>
          </table:table-cell>
          <table:table-cell table:style-name="ce109" office:value-type="date" office:date-value="2019-01-07" calcext:value-type="date">
            <text:p>07/01/2019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310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2"/>
          <table:table-cell table:style-name="ce162" table:number-columns-repeated="3"/>
          <table:table-cell table:style-name="ce161" table:number-columns-repeated="2"/>
          <table:table-cell table:style-name="ce162"/>
          <table:table-cell table:style-name="ce325" table:number-columns-repeated="4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16"/>
          <table:table-cell table:style-name="ce57" office:value-type="string" calcext:value-type="string">
            <text:p><text:s/>- Develop Page Layout (Menu,Banner ,FlashSale,Content,Category)</text:p>
          </table:table-cell>
          <table:table-cell table:style-name="ce63" office:value-type="string" calcext:value-type="string">
            <text:p>พีรพงศ์</text:p>
          </table:table-cell>
          <table:table-cell table:style-name="ce109" office:value-type="date" office:date-value="2019-01-08" calcext:value-type="date">
            <text:p>08/01/2019</text:p>
          </table:table-cell>
          <table:table-cell table:style-name="ce109" office:value-type="date" office:date-value="2019-01-10" calcext:value-type="date">
            <text:p>10/01/2019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311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/>
          <table:table-cell table:style-name="ce162" table:number-columns-repeated="3"/>
          <table:table-cell table:style-name="ce32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16"/>
          <table:table-cell table:style-name="ce57" office:value-type="string" calcext:value-type="string">
            <text:p><text:s/>- Develop Page Search Suggestion &amp; Category</text:p>
          </table:table-cell>
          <table:table-cell table:style-name="ce63" office:value-type="string" calcext:value-type="string">
            <text:p>พีรพงศ์</text:p>
          </table:table-cell>
          <table:table-cell table:style-name="ce109" office:value-type="date" office:date-value="2019-01-11" calcext:value-type="date">
            <text:p>11/01/2019</text:p>
          </table:table-cell>
          <table:table-cell table:style-name="ce109" office:value-type="date" office:date-value="2019-01-15" calcext:value-type="date">
            <text:p>15/01/2019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312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4"/>
          <table:table-cell table:style-name="ce162"/>
          <table:table-cell table:style-name="ce161" table:number-columns-repeated="2"/>
          <table:table-cell table:style-name="ce162" table:number-columns-repeated="2"/>
          <table:table-cell table:style-name="ce325" table:number-columns-repeated="3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16"/>
          <table:table-cell table:style-name="ce57" office:value-type="string" calcext:value-type="string">
            <text:p><text:s/>- Develop Page YUPIN <text:s/>Talk(Promotion, Activity,News,CRM)</text:p>
          </table:table-cell>
          <table:table-cell table:style-name="ce63" office:value-type="string" calcext:value-type="string">
            <text:p>พีรพงศ์</text:p>
          </table:table-cell>
          <table:table-cell table:style-name="ce109" office:value-type="date" office:date-value="2019-01-16" calcext:value-type="date">
            <text:p>16/01/2019</text:p>
          </table:table-cell>
          <table:table-cell table:style-name="ce109" office:value-type="date" office:date-value="2019-01-18" calcext:value-type="date">
            <text:p>18/01/2019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313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2"/>
          <table:table-cell table:style-name="ce162" table:number-columns-repeated="3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97"/>
          <table:table-cell table:style-name="ce57" office:value-type="string" calcext:value-type="string">
            <text:p><text:s/>- Develop Page Product Detail</text:p>
          </table:table-cell>
          <table:table-cell table:style-name="ce63" office:value-type="string" calcext:value-type="string">
            <text:p>พีรพงศ์</text:p>
          </table:table-cell>
          <table:table-cell table:style-name="ce109" office:value-type="date" office:date-value="2019-01-21" calcext:value-type="date">
            <text:p>21/01/2019</text:p>
          </table:table-cell>
          <table:table-cell table:style-name="ce109" office:value-type="date" office:date-value="2019-02-02" calcext:value-type="date">
            <text:p>02/02/2019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335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162" table:number-columns-repeated="5"/>
          <table:table-cell table:style-name="ce161" table:number-columns-repeated="2"/>
          <table:table-cell table:style-name="ce162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16"/>
          <table:table-cell table:style-name="ce57" office:value-type="string" calcext:value-type="string">
            <text:p><text:s/>- Develop PopUp &amp; Push Notifi</text:p>
          </table:table-cell>
          <table:table-cell table:style-name="ce63" office:value-type="string" calcext:value-type="string">
            <text:p>พีรพงศ์</text:p>
          </table:table-cell>
          <table:table-cell table:style-name="ce109" office:value-type="date" office:date-value="2019-02-05" calcext:value-type="date">
            <text:p>05/02/2019</text:p>
          </table:table-cell>
          <table:table-cell table:style-name="ce109" office:value-type="date" office:date-value="2019-02-09" calcext:value-type="date">
            <text:p>09/02/2019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312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162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16"/>
          <table:table-cell table:style-name="ce57" office:value-type="string" calcext:value-type="string">
            <text:p><text:s/>- Develop Menu Page</text:p>
          </table:table-cell>
          <table:table-cell table:style-name="ce63" office:value-type="string" calcext:value-type="string">
            <text:p>พีรพงศ์</text:p>
          </table:table-cell>
          <table:table-cell table:style-name="ce109" office:value-type="date" office:date-value="2019-01-08" calcext:value-type="date">
            <text:p>08/01/2019</text:p>
          </table:table-cell>
          <table:table-cell table:style-name="ce109" office:value-type="date" office:date-value="2019-01-10" calcext:value-type="date">
            <text:p>10/01/2019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313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/>
          <table:table-cell table:style-name="ce162" table:number-columns-repeated="3"/>
          <table:table-cell table:style-name="ce32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16"/>
          <table:table-cell table:style-name="ce57" office:value-type="string" calcext:value-type="string">
            <text:p><text:s/>- Develop Page การลงทะเบียนของสมาชิก</text:p>
          </table:table-cell>
          <table:table-cell table:style-name="ce62" office:value-type="string" calcext:value-type="string">
            <text:p>ญาณภาส</text:p>
          </table:table-cell>
          <table:table-cell table:style-name="ce109" office:value-type="date" office:date-value="2019-01-11" calcext:value-type="date">
            <text:p>11/01/2019</text:p>
          </table:table-cell>
          <table:table-cell table:style-name="ce109" office:value-type="date" office:date-value="2019-01-15" calcext:value-type="date">
            <text:p>15/01/2019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336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4"/>
          <table:table-cell table:style-name="ce162"/>
          <table:table-cell table:style-name="ce161" table:number-columns-repeated="2"/>
          <table:table-cell table:style-name="ce162" table:number-columns-repeated="2"/>
          <table:table-cell table:style-name="ce325" table:number-columns-repeated="3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16"/>
          <table:table-cell table:style-name="ce57" office:value-type="string" calcext:value-type="string">
            <text:p><text:s/>- Develop Page การลงทะเบียนของลูกค้า </text:p>
          </table:table-cell>
          <table:table-cell table:style-name="ce62" office:value-type="string" calcext:value-type="string">
            <text:p>ญาณภาส</text:p>
          </table:table-cell>
          <table:table-cell table:style-name="ce109" office:value-type="date" office:date-value="2019-01-16" calcext:value-type="date">
            <text:p>16/01/2019</text:p>
          </table:table-cell>
          <table:table-cell table:style-name="ce109" office:value-type="date" office:date-value="2019-01-18" calcext:value-type="date">
            <text:p>18/01/2019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312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2"/>
          <table:table-cell table:style-name="ce162" table:number-columns-repeated="3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17"/>
          <table:table-cell table:style-name="ce57" office:value-type="string" calcext:value-type="string">
            <text:p><text:s/>- Develop Page การสั่งซื้อของสมาชิก</text:p>
          </table:table-cell>
          <table:table-cell table:style-name="ce62" office:value-type="string" calcext:value-type="string">
            <text:p>ญาณภาส,พีรพงศ์</text:p>
          </table:table-cell>
          <table:table-cell table:style-name="ce109" office:value-type="date" office:date-value="2019-01-21" calcext:value-type="date">
            <text:p>21/01/2019</text:p>
          </table:table-cell>
          <table:table-cell table:style-name="ce109" office:value-type="date" office:date-value="2019-01-25" calcext:value-type="date">
            <text:p>25/01/2019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314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162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17"/>
          <table:table-cell table:style-name="ce57" office:value-type="string" calcext:value-type="string">
            <text:p><text:s/>- Develop Page การสั่งซื้อของลูกค้า</text:p>
          </table:table-cell>
          <table:table-cell table:style-name="ce62" office:value-type="string" calcext:value-type="string">
            <text:p>ญาณภาส,พีรพงศ์</text:p>
          </table:table-cell>
          <table:table-cell table:style-name="ce109" office:value-type="date" office:date-value="2019-01-28" calcext:value-type="date">
            <text:p>28/01/2019</text:p>
          </table:table-cell>
          <table:table-cell table:style-name="ce109" office:value-type="date" office:date-value="2019-02-02" calcext:value-type="date">
            <text:p>02/02/2019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338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162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18"/>
          <table:table-cell table:style-name="ce57" office:value-type="string" calcext:value-type="string">
            <text:p><text:s/>- Develop Page แจก CATALOG ให้ลูกค้า</text:p>
          </table:table-cell>
          <table:table-cell table:style-name="ce62" office:value-type="string" calcext:value-type="string">
            <text:p>ญาณภาส</text:p>
          </table:table-cell>
          <table:table-cell table:style-name="ce109" office:value-type="date" office:date-value="2019-02-05" calcext:value-type="date">
            <text:p>05/02/2019</text:p>
          </table:table-cell>
          <table:table-cell table:style-name="ce109" office:value-type="date" office:date-value="2019-02-07" calcext:value-type="date">
            <text:p>07/02/2019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315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162" table:number-columns-repeated="3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18"/>
          <table:table-cell table:style-name="ce57" office:value-type="string" calcext:value-type="string">
            <text:p><text:s/>- Develop Page ของข้อมูลลูกค้า <text:s/></text:p>
          </table:table-cell>
          <table:table-cell table:style-name="ce62" office:value-type="string" calcext:value-type="string">
            <text:p>ญาณภาส</text:p>
          </table:table-cell>
          <table:table-cell table:style-name="ce109" office:value-type="date" office:date-value="2019-02-07" calcext:value-type="date">
            <text:p>07/02/2019</text:p>
          </table:table-cell>
          <table:table-cell table:style-name="ce109" office:value-type="date" office:date-value="2019-02-09" calcext:value-type="date">
            <text:p>09/02/2019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316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2"/>
          <table:table-cell table:style-name="ce162" table:number-columns-repeated="3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100"/>
          <table:table-cell table:style-name="ce57" office:value-type="string" calcext:value-type="string">
            <text:p>- <text:s/>Design PayMent System</text:p>
          </table:table-cell>
          <table:table-cell table:style-name="ce62" office:value-type="string" calcext:value-type="string">
            <text:p>พีรพงศ์</text:p>
          </table:table-cell>
          <table:table-cell table:style-name="ce109" office:value-type="date" office:date-value="2019-02-12" calcext:value-type="date">
            <text:p>12/02/2019</text:p>
          </table:table-cell>
          <table:table-cell table:style-name="ce109" office:value-type="date" office:date-value="2019-02-14" calcext:value-type="date">
            <text:p>14/02/2019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341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162" table:number-columns-repeated="3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219" office:value-type="float" office:value="13" calcext:value-type="float">
            <text:p>13</text:p>
          </table:table-cell>
          <table:table-cell table:style-name="ce56" office:value-type="string" calcext:value-type="string">
            <text:p><text:span text:style-name="T3">DEVELOP APPLICATION SYSTEM (ANDROID)</text:span></text:p>
          </table:table-cell>
          <table:table-cell table:style-name="ce62"/>
          <table:table-cell table:style-name="ce67" table:number-columns-repeated="2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table:number-columns-repeated="2"/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/>
          <table:table-cell table:style-name="ce218"/>
          <table:table-cell table:style-name="ce57" office:value-type="string" calcext:value-type="string">
            <text:p>- Develop &amp; Service Pushnotify</text:p>
          </table:table-cell>
          <table:table-cell table:style-name="ce62" office:value-type="string" calcext:value-type="string">
            <text:p><text:s/>Smart Device</text:p>
          </table:table-cell>
          <table:table-cell table:style-name="ce109" office:value-type="date" office:date-value="2019-01-02" calcext:value-type="date">
            <text:p>02/01/2019</text:p>
          </table:table-cell>
          <table:table-cell table:style-name="ce109" office:value-type="date" office:date-value="2019-01-18" calcext:value-type="date">
            <text:p>18/01/2019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342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2"/>
          <table:table-cell table:style-name="ce162" table:number-columns-repeated="3"/>
          <table:table-cell table:style-name="ce161" table:number-columns-repeated="2"/>
          <table:table-cell table:style-name="ce162" table:number-columns-repeated="5"/>
          <table:table-cell table:style-name="ce161" table:number-columns-repeated="2"/>
          <table:table-cell table:style-name="ce162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220" office:value-type="float" office:value="14" calcext:value-type="float">
            <text:p>14</text:p>
          </table:table-cell>
          <table:table-cell table:style-name="ce56" office:value-type="string" calcext:value-type="string">
            <text:p><text:span text:style-name="T3"> TEST</text:span></text:p>
          </table:table-cell>
          <table:table-cell table:style-name="ce62" office:value-type="string" calcext:value-type="string">
            <text:p>DAทีม &amp; Smart Device</text:p>
          </table:table-cell>
          <table:table-cell table:style-name="ce109" office:value-type="date" office:date-value="2019-02-15" calcext:value-type="date">
            <text:p>15/02/2019</text:p>
          </table:table-cell>
          <table:table-cell table:style-name="ce109" office:value-type="date" office:date-value="2019-02-23" calcext:value-type="date">
            <text:p>23/02/2019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343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3"/>
          <table:table-cell table:style-name="ce162" table:number-columns-repeated="2"/>
          <table:table-cell table:style-name="ce161" table:number-columns-repeated="2"/>
          <table:table-cell table:style-name="ce162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3">
          <table:table-cell table:style-name="ce4" office:value-type="string" calcext:value-type="string">
            <text:p>c</text:p>
          </table:table-cell>
          <table:table-cell table:style-name="ce221" office:value-type="float" office:value="15" calcext:value-type="float">
            <text:p>15</text:p>
          </table:table-cell>
          <table:table-cell table:style-name="ce56" office:value-type="string" calcext:value-type="string">
            <text:p><text:span text:style-name="T3"> UPLOAD PLAY STORE &amp; APP STORE</text:span></text:p>
          </table:table-cell>
          <table:table-cell table:style-name="ce62" office:value-type="string" calcext:value-type="string">
            <text:p><text:s/>Smart Device</text:p>
          </table:table-cell>
          <table:table-cell table:number-columns-repeated="2" table:style-name="ce109" office:value-type="date" office:date-value="2019-02-26" calcext:value-type="date">
            <text:p>26/02/2019</text:p>
          </table:table-cell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office:value-type="string" office:string-value="On Plan" calcext:value-type="string">
            <text:p>On Plan </text:p>
          </table:table-cell>
          <table:table-cell table:style-name="ce344" office:value-type="percentage" office:value="0" calcext:value-type="percentage">
            <text:p>0%</text:p>
          </table:table-cell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162"/>
          <table:table-cell table:style-name="ce325" table:number-columns-repeated="4"/>
          <table:table-cell table:style-name="ce161"/>
          <table:table-cell table:number-columns-repeated="545"/>
        </table:table-row>
        <table:table-row table:style-name="ro3">
          <table:table-cell table:style-name="ce4" office:value-type="string" calcext:value-type="string">
            <text:p>c</text:p>
          </table:table-cell>
          <table:table-cell table:style-name="ce222" office:value-type="float" office:value="16" calcext:value-type="float">
            <text:p>16</text:p>
          </table:table-cell>
          <table:table-cell table:style-name="ce56" office:value-type="string" calcext:value-type="string">
            <text:p><text:span text:style-name="T3"> GOLIVE</text:span></text:p>
          </table:table-cell>
          <table:table-cell table:style-name="ce62"/>
          <table:table-cell table:style-name="ce109" table:number-columns-repeated="2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74" table:content-validation-name="val1" table:number-columns-repeated="2"/>
          <table:table-cell table:style-name="ce78" table:content-validation-name="val1"/>
          <table:table-cell table:style-name="ce82" table:content-validation-name="val1"/>
          <table:table-cell table:style-name="ce85" table:number-columns-repeated="2"/>
          <table:table-cell table:style-name="ce148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/>
          <table:table-cell table:style-name="ce399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5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 table:number-columns-repeated="2"/>
          <table:table-cell table:style-name="ce399" table:content-validation-name="val2"/>
          <table:table-cell table:style-name="ce399" table:number-columns-repeated="2"/>
          <table:table-cell table:style-name="ce155" table:number-columns-repeated="2"/>
          <table:table-cell table:style-name="ce399"/>
          <table:table-cell table:style-name="ce325" table:number-columns-repeated="2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 table:number-columns-repeated="2"/>
          <table:table-cell table:style-name="ce325" table:number-columns-repeated="5"/>
          <table:table-cell table:style-name="ce161"/>
          <table:table-cell table:number-columns-repeated="545"/>
        </table:table-row>
        <table:table-row table:style-name="ro1" table:number-rows-repeated="1048414">
          <table:table-cell table:number-columns-repeated="994"/>
        </table:table-row>
        <table:table-row table:style-name="ro4" table:number-rows-repeated="23">
          <table:table-cell table:number-columns-repeated="994"/>
        </table:table-row>
        <table:table-row table:style-name="ro4">
          <table:table-cell table:number-columns-repeated="994"/>
        </table:table-row>
        <table:named-expressions>
          <table:named-expression table:name="Z_939C2DEE_D905_49EC_88EF_328B04C11A20_.wvu.Cols" table:base-cell-address="$YUPINACTIONPLAN.$A$1" table:expression="#REF!;#REF!;#REF!"/>
        </table:named-expressions>
        <calcext:conditional-formats>
          <calcext:conditional-format calcext:target-range-address="YUPINACTIONPLAN.B5:YUPINACTIONPLAN.B16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4:YUPINACTIONPLAN.B4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89:YUPINACTIONPLAN.B90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80:YUPINACTIONPLAN.B80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4:YUPINACTIONPLAN.R4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4:YUPINACTIONPLAN.R4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5:YUPINACTIONPLAN.R5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5:YUPINACTIONPLAN.R5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6:YUPINACTIONPLAN.R6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6:YUPINACTIONPLAN.R6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83:YUPINACTIONPLAN.R87 YUPINACTIONPLAN.R89:YUPINACTIONPLAN.R90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83:YUPINACTIONPLAN.R87 YUPINACTIONPLAN.R89:YUPINACTIONPLAN.R90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7:YUPINACTIONPLAN.R7 YUPINACTIONPLAN.R10:YUPINACTIONPLAN.R16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7:YUPINACTIONPLAN.R7 YUPINACTIONPLAN.R10:YUPINACTIONPLAN.R16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8:YUPINACTIONPLAN.R8 YUPINACTIONPLAN.R10:YUPINACTIONPLAN.R10 YUPINACTIONPLAN.R12:YUPINACTIONPLAN.R12 YUPINACTIONPLAN.R14:YUPINACTIONPLAN.R14 YUPINACTIONPLAN.R16:YUPINACTIONPLAN.R16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8:YUPINACTIONPLAN.R8 YUPINACTIONPLAN.R10:YUPINACTIONPLAN.R10 YUPINACTIONPLAN.R12:YUPINACTIONPLAN.R12 YUPINACTIONPLAN.R14:YUPINACTIONPLAN.R14 YUPINACTIONPLAN.R16:YUPINACTIONPLAN.R16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9:YUPINACTIONPLAN.R9 YUPINACTIONPLAN.R11:YUPINACTIONPLAN.R11 YUPINACTIONPLAN.R13:YUPINACTIONPLAN.R13 YUPINACTIONPLAN.R15:YUPINACTIONPLAN.R15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9:YUPINACTIONPLAN.R9 YUPINACTIONPLAN.R11:YUPINACTIONPLAN.R11 YUPINACTIONPLAN.R13:YUPINACTIONPLAN.R13 YUPINACTIONPLAN.R15:YUPINACTIONPLAN.R15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88:YUPINACTIONPLAN.B88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88:YUPINACTIONPLAN.R88 YUPINACTIONPLAN.R90:YUPINACTIONPLAN.R90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88:YUPINACTIONPLAN.R88 YUPINACTIONPLAN.R90:YUPINACTIONPLAN.R90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82:YUPINACTIONPLAN.B87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82:YUPINACTIONPLAN.R87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82:YUPINACTIONPLAN.R87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81:YUPINACTIONPLAN.B81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81:YUPINACTIONPLAN.R81 YUPINACTIONPLAN.R83:YUPINACTIONPLAN.R83 YUPINACTIONPLAN.R85:YUPINACTIONPLAN.R85 YUPINACTIONPLAN.R87:YUPINACTIONPLAN.R87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81:YUPINACTIONPLAN.R81 YUPINACTIONPLAN.R83:YUPINACTIONPLAN.R83 YUPINACTIONPLAN.R85:YUPINACTIONPLAN.R85 YUPINACTIONPLAN.R87:YUPINACTIONPLAN.R87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101:YUPINACTIONPLAN.B103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92:YUPINACTIONPLAN.B92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95:YUPINACTIONPLAN.R99 YUPINACTIONPLAN.R101:YUPINACTIONPLAN.R102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95:YUPINACTIONPLAN.R99 YUPINACTIONPLAN.R101:YUPINACTIONPLAN.R102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100:YUPINACTIONPLAN.B100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00:YUPINACTIONPLAN.R100 YUPINACTIONPLAN.R102:YUPINACTIONPLAN.R102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00:YUPINACTIONPLAN.R100 YUPINACTIONPLAN.R102:YUPINACTIONPLAN.R102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94:YUPINACTIONPLAN.B99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94:YUPINACTIONPLAN.R99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94:YUPINACTIONPLAN.R99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93:YUPINACTIONPLAN.B93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93:YUPINACTIONPLAN.R93 YUPINACTIONPLAN.R95:YUPINACTIONPLAN.R95 YUPINACTIONPLAN.R97:YUPINACTIONPLAN.R97 YUPINACTIONPLAN.R99:YUPINACTIONPLAN.R99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93:YUPINACTIONPLAN.R93 YUPINACTIONPLAN.R95:YUPINACTIONPLAN.R95 YUPINACTIONPLAN.R97:YUPINACTIONPLAN.R97 YUPINACTIONPLAN.R99:YUPINACTIONPLAN.R99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19:YUPINACTIONPLAN.B19 YUPINACTIONPLAN.B17:YUPINACTIONPLAN.B17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7:YUPINACTIONPLAN.R17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7:YUPINACTIONPLAN.R17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7:YUPINACTIONPLAN.R17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7:YUPINACTIONPLAN.R17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67:YUPINACTIONPLAN.B67 YUPINACTIONPLAN.B69:YUPINACTIONPLAN.B69 YUPINACTIONPLAN.B54:YUPINACTIONPLAN.B57 YUPINACTIONPLAN.B52:YUPINACTIONPLAN.B52 YUPINACTIONPLAN.B59:YUPINACTIONPLAN.B65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54:YUPINACTIONPLAN.R57 YUPINACTIONPLAN.R52:YUPINACTIONPLAN.R52 YUPINACTIONPLAN.R59:YUPINACTIONPLAN.R65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54:YUPINACTIONPLAN.R57 YUPINACTIONPLAN.R52:YUPINACTIONPLAN.R52 YUPINACTIONPLAN.R59:YUPINACTIONPLAN.R65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54:YUPINACTIONPLAN.R57 YUPINACTIONPLAN.R52:YUPINACTIONPLAN.R52 YUPINACTIONPLAN.R59:YUPINACTIONPLAN.R65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54:YUPINACTIONPLAN.R57 YUPINACTIONPLAN.R52:YUPINACTIONPLAN.R52 YUPINACTIONPLAN.R59:YUPINACTIONPLAN.R65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67:YUPINACTIONPLAN.B67 YUPINACTIONPLAN.B59:YUPINACTIONPLAN.B63 YUPINACTIONPLAN.B54:YUPINACTIONPLAN.B57 YUPINACTIONPLAN.B52:YUPINACTIONPLAN.B52 YUPINACTIONPLAN.B65:YUPINACTIONPLAN.B65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51:YUPINACTIONPLAN.B51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51:YUPINACTIONPLAN.R51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51:YUPINACTIONPLAN.R51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52:YUPINACTIONPLAN.R52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52:YUPINACTIONPLAN.R52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54:YUPINACTIONPLAN.R54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54:YUPINACTIONPLAN.R54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59:YUPINACTIONPLAN.R63 YUPINACTIONPLAN.R69:YUPINACTIONPLAN.R69 YUPINACTIONPLAN.R71:YUPINACTIONPLAN.R71 YUPINACTIONPLAN.R57:YUPINACTIONPLAN.R57 YUPINACTIONPLAN.R65:YUPINACTIONPLAN.R65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59:YUPINACTIONPLAN.R63 YUPINACTIONPLAN.R69:YUPINACTIONPLAN.R69 YUPINACTIONPLAN.R71:YUPINACTIONPLAN.R71 YUPINACTIONPLAN.R57:YUPINACTIONPLAN.R57 YUPINACTIONPLAN.R65:YUPINACTIONPLAN.R65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55:YUPINACTIONPLAN.R55 YUPINACTIONPLAN.R59:YUPINACTIONPLAN.R59 YUPINACTIONPLAN.R61:YUPINACTIONPLAN.R61 YUPINACTIONPLAN.R63:YUPINACTIONPLAN.R63 YUPINACTIONPLAN.R57:YUPINACTIONPLAN.R57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55:YUPINACTIONPLAN.R55 YUPINACTIONPLAN.R59:YUPINACTIONPLAN.R59 YUPINACTIONPLAN.R61:YUPINACTIONPLAN.R61 YUPINACTIONPLAN.R63:YUPINACTIONPLAN.R63 YUPINACTIONPLAN.R57:YUPINACTIONPLAN.R57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56:YUPINACTIONPLAN.R56 YUPINACTIONPLAN.R60:YUPINACTIONPLAN.R60 YUPINACTIONPLAN.R62:YUPINACTIONPLAN.R62 YUPINACTIONPLAN.R69:YUPINACTIONPLAN.R69 YUPINACTIONPLAN.R71:YUPINACTIONPLAN.R71 YUPINACTIONPLAN.R65:YUPINACTIONPLAN.R65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56:YUPINACTIONPLAN.R56 YUPINACTIONPLAN.R60:YUPINACTIONPLAN.R60 YUPINACTIONPLAN.R62:YUPINACTIONPLAN.R62 YUPINACTIONPLAN.R69:YUPINACTIONPLAN.R69 YUPINACTIONPLAN.R71:YUPINACTIONPLAN.R71 YUPINACTIONPLAN.R65:YUPINACTIONPLAN.R65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64:YUPINACTIONPLAN.B64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64:YUPINACTIONPLAN.R64 YUPINACTIONPLAN.R68:YUPINACTIONPLAN.R68 YUPINACTIONPLAN.R70:YUPINACTIONPLAN.R70 YUPINACTIONPLAN.R72:YUPINACTIONPLAN.R72 YUPINACTIONPLAN.R76:YUPINACTIONPLAN.R79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64:YUPINACTIONPLAN.R64 YUPINACTIONPLAN.R68:YUPINACTIONPLAN.R68 YUPINACTIONPLAN.R70:YUPINACTIONPLAN.R70 YUPINACTIONPLAN.R72:YUPINACTIONPLAN.R72 YUPINACTIONPLAN.R76:YUPINACTIONPLAN.R79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64:YUPINACTIONPLAN.R64 YUPINACTIONPLAN.R68:YUPINACTIONPLAN.R68 YUPINACTIONPLAN.R70:YUPINACTIONPLAN.R70 YUPINACTIONPLAN.R72:YUPINACTIONPLAN.R72 YUPINACTIONPLAN.R76:YUPINACTIONPLAN.R79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64:YUPINACTIONPLAN.R64 YUPINACTIONPLAN.R68:YUPINACTIONPLAN.R68 YUPINACTIONPLAN.R70:YUPINACTIONPLAN.R70 YUPINACTIONPLAN.R72:YUPINACTIONPLAN.R72 YUPINACTIONPLAN.R76:YUPINACTIONPLAN.R79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68:YUPINACTIONPLAN.B68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70:YUPINACTIONPLAN.B70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71:YUPINACTIONPLAN.B71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72:YUPINACTIONPLAN.B72 YUPINACTIONPLAN.B74:YUPINACTIONPLAN.B78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73:YUPINACTIONPLAN.B73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79:YUPINACTIONPLAN.B79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116:YUPINACTIONPLAN.B118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104:YUPINACTIONPLAN.B104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11:YUPINACTIONPLAN.R112 YUPINACTIONPLAN.R116:YUPINACTIONPLAN.R117 YUPINACTIONPLAN.R107:YUPINACTIONPLAN.R109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11:YUPINACTIONPLAN.R112 YUPINACTIONPLAN.R116:YUPINACTIONPLAN.R117 YUPINACTIONPLAN.R107:YUPINACTIONPLAN.R109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114:YUPINACTIONPLAN.B115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14:YUPINACTIONPLAN.R114 YUPINACTIONPLAN.R117:YUPINACTIONPLAN.R117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14:YUPINACTIONPLAN.R114 YUPINACTIONPLAN.R117:YUPINACTIONPLAN.R117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111:YUPINACTIONPLAN.B113 YUPINACTIONPLAN.B106:YUPINACTIONPLAN.B109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11:YUPINACTIONPLAN.R112 YUPINACTIONPLAN.R106:YUPINACTIONPLAN.R109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11:YUPINACTIONPLAN.R112 YUPINACTIONPLAN.R106:YUPINACTIONPLAN.R109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105:YUPINACTIONPLAN.B105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05:YUPINACTIONPLAN.R105 YUPINACTIONPLAN.R107:YUPINACTIONPLAN.R107 YUPINACTIONPLAN.R109:YUPINACTIONPLAN.R109 YUPINACTIONPLAN.R112:YUPINACTIONPLAN.R112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05:YUPINACTIONPLAN.R105 YUPINACTIONPLAN.R107:YUPINACTIONPLAN.R107 YUPINACTIONPLAN.R109:YUPINACTIONPLAN.R109 YUPINACTIONPLAN.R112:YUPINACTIONPLAN.R112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135:YUPINACTIONPLAN.B135 YUPINACTIONPLAN.B131:YUPINACTIONPLAN.B132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119:YUPINACTIONPLAN.B119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28:YUPINACTIONPLAN.R128 YUPINACTIONPLAN.R131:YUPINACTIONPLAN.R132 YUPINACTIONPLAN.R125:YUPINACTIONPLAN.R126 YUPINACTIONPLAN.R122:YUPINACTIONPLAN.R123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28:YUPINACTIONPLAN.R128 YUPINACTIONPLAN.R131:YUPINACTIONPLAN.R132 YUPINACTIONPLAN.R125:YUPINACTIONPLAN.R126 YUPINACTIONPLAN.R122:YUPINACTIONPLAN.R123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129:YUPINACTIONPLAN.B130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29:YUPINACTIONPLAN.R129 YUPINACTIONPLAN.R132:YUPINACTIONPLAN.R132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29:YUPINACTIONPLAN.R129 YUPINACTIONPLAN.R132:YUPINACTIONPLAN.R132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125:YUPINACTIONPLAN.B128 YUPINACTIONPLAN.B121:YUPINACTIONPLAN.B123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28:YUPINACTIONPLAN.R128 YUPINACTIONPLAN.R125:YUPINACTIONPLAN.R126 YUPINACTIONPLAN.R121:YUPINACTIONPLAN.R123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28:YUPINACTIONPLAN.R128 YUPINACTIONPLAN.R125:YUPINACTIONPLAN.R126 YUPINACTIONPLAN.R121:YUPINACTIONPLAN.R123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120:YUPINACTIONPLAN.B120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20:YUPINACTIONPLAN.R120 YUPINACTIONPLAN.R122:YUPINACTIONPLAN.R122 YUPINACTIONPLAN.R125:YUPINACTIONPLAN.R125 YUPINACTIONPLAN.R128:YUPINACTIONPLAN.R128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20:YUPINACTIONPLAN.R120 YUPINACTIONPLAN.R122:YUPINACTIONPLAN.R122 YUPINACTIONPLAN.R125:YUPINACTIONPLAN.R125 YUPINACTIONPLAN.R128:YUPINACTIONPLAN.R128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136:YUPINACTIONPLAN.B136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73:YUPINACTIONPLAN.R73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73:YUPINACTIONPLAN.R73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73:YUPINACTIONPLAN.R73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73:YUPINACTIONPLAN.R73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74:YUPINACTIONPLAN.R74 YUPINACTIONPLAN.R76:YUPINACTIONPLAN.R76 YUPINACTIONPLAN.R78:YUPINACTIONPLAN.R78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74:YUPINACTIONPLAN.R74 YUPINACTIONPLAN.R76:YUPINACTIONPLAN.R76 YUPINACTIONPLAN.R78:YUPINACTIONPLAN.R78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74:YUPINACTIONPLAN.R74 YUPINACTIONPLAN.R76:YUPINACTIONPLAN.R76 YUPINACTIONPLAN.R78:YUPINACTIONPLAN.R78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74:YUPINACTIONPLAN.R74 YUPINACTIONPLAN.R76:YUPINACTIONPLAN.R76 YUPINACTIONPLAN.R78:YUPINACTIONPLAN.R78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75:YUPINACTIONPLAN.R75 YUPINACTIONPLAN.R77:YUPINACTIONPLAN.R77 YUPINACTIONPLAN.R79:YUPINACTIONPLAN.R79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75:YUPINACTIONPLAN.R75 YUPINACTIONPLAN.R77:YUPINACTIONPLAN.R77 YUPINACTIONPLAN.R79:YUPINACTIONPLAN.R79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75:YUPINACTIONPLAN.R75 YUPINACTIONPLAN.R77:YUPINACTIONPLAN.R77 YUPINACTIONPLAN.R79:YUPINACTIONPLAN.R79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75:YUPINACTIONPLAN.R75 YUPINACTIONPLAN.R77:YUPINACTIONPLAN.R77 YUPINACTIONPLAN.R79:YUPINACTIONPLAN.R79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58:YUPINACTIONPLAN.B58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58:YUPINACTIONPLAN.R58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58:YUPINACTIONPLAN.R58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58:YUPINACTIONPLAN.R58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58:YUPINACTIONPLAN.R58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58:YUPINACTIONPLAN.B58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58:YUPINACTIONPLAN.R58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58:YUPINACTIONPLAN.R58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134:YUPINACTIONPLAN.B134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137:YUPINACTIONPLAN.B137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138:YUPINACTIONPLAN.B138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47:YUPINACTIONPLAN.R50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47:YUPINACTIONPLAN.R50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47:YUPINACTIONPLAN.R50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47:YUPINACTIONPLAN.R50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45:YUPINACTIONPLAN.B49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42:YUPINACTIONPLAN.B42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50:YUPINACTIONPLAN.B50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42:YUPINACTIONPLAN.R42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42:YUPINACTIONPLAN.R42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42:YUPINACTIONPLAN.R42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42:YUPINACTIONPLAN.R42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45:YUPINACTIONPLAN.R45 YUPINACTIONPLAN.R47:YUPINACTIONPLAN.R47 YUPINACTIONPLAN.R49:YUPINACTIONPLAN.R49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45:YUPINACTIONPLAN.R45 YUPINACTIONPLAN.R47:YUPINACTIONPLAN.R47 YUPINACTIONPLAN.R49:YUPINACTIONPLAN.R49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45:YUPINACTIONPLAN.R45 YUPINACTIONPLAN.R47:YUPINACTIONPLAN.R47 YUPINACTIONPLAN.R49:YUPINACTIONPLAN.R49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45:YUPINACTIONPLAN.R45 YUPINACTIONPLAN.R47:YUPINACTIONPLAN.R47 YUPINACTIONPLAN.R49:YUPINACTIONPLAN.R49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46:YUPINACTIONPLAN.R46 YUPINACTIONPLAN.R48:YUPINACTIONPLAN.R48 YUPINACTIONPLAN.R50:YUPINACTIONPLAN.R50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46:YUPINACTIONPLAN.R46 YUPINACTIONPLAN.R48:YUPINACTIONPLAN.R48 YUPINACTIONPLAN.R50:YUPINACTIONPLAN.R50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46:YUPINACTIONPLAN.R46 YUPINACTIONPLAN.R48:YUPINACTIONPLAN.R48 YUPINACTIONPLAN.R50:YUPINACTIONPLAN.R50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46:YUPINACTIONPLAN.R46 YUPINACTIONPLAN.R48:YUPINACTIONPLAN.R48 YUPINACTIONPLAN.R50:YUPINACTIONPLAN.R50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43:YUPINACTIONPLAN.B43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43:YUPINACTIONPLAN.R43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43:YUPINACTIONPLAN.R43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43:YUPINACTIONPLAN.R43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43:YUPINACTIONPLAN.R43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44:YUPINACTIONPLAN.B44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44:YUPINACTIONPLAN.R44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44:YUPINACTIONPLAN.R44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44:YUPINACTIONPLAN.R44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44:YUPINACTIONPLAN.R44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20:YUPINACTIONPLAN.B20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21:YUPINACTIONPLAN.B21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22:YUPINACTIONPLAN.B27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35:YUPINACTIONPLAN.B41 YUPINACTIONPLAN.B28:YUPINACTIONPLAN.B33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21:YUPINACTIONPLAN.R21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21:YUPINACTIONPLAN.R21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22:YUPINACTIONPLAN.R22 YUPINACTIONPLAN.R24:YUPINACTIONPLAN.R24 YUPINACTIONPLAN.R26:YUPINACTIONPLAN.R26 YUPINACTIONPLAN.R29:YUPINACTIONPLAN.R29 YUPINACTIONPLAN.R31:YUPINACTIONPLAN.R31 YUPINACTIONPLAN.R33:YUPINACTIONPLAN.R33 YUPINACTIONPLAN.R36:YUPINACTIONPLAN.R36 YUPINACTIONPLAN.R38:YUPINACTIONPLAN.R38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22:YUPINACTIONPLAN.R22 YUPINACTIONPLAN.R24:YUPINACTIONPLAN.R24 YUPINACTIONPLAN.R26:YUPINACTIONPLAN.R26 YUPINACTIONPLAN.R29:YUPINACTIONPLAN.R29 YUPINACTIONPLAN.R31:YUPINACTIONPLAN.R31 YUPINACTIONPLAN.R33:YUPINACTIONPLAN.R33 YUPINACTIONPLAN.R36:YUPINACTIONPLAN.R36 YUPINACTIONPLAN.R38:YUPINACTIONPLAN.R38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23:YUPINACTIONPLAN.R23 YUPINACTIONPLAN.R25:YUPINACTIONPLAN.R25 YUPINACTIONPLAN.R27:YUPINACTIONPLAN.R27 YUPINACTIONPLAN.R28:YUPINACTIONPLAN.R28 YUPINACTIONPLAN.R30:YUPINACTIONPLAN.R30 YUPINACTIONPLAN.R32:YUPINACTIONPLAN.R32 YUPINACTIONPLAN.R35:YUPINACTIONPLAN.R35 YUPINACTIONPLAN.R37:YUPINACTIONPLAN.R37 YUPINACTIONPLAN.R39:YUPINACTIONPLAN.R39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23:YUPINACTIONPLAN.R23 YUPINACTIONPLAN.R25:YUPINACTIONPLAN.R25 YUPINACTIONPLAN.R27:YUPINACTIONPLAN.R27 YUPINACTIONPLAN.R28:YUPINACTIONPLAN.R28 YUPINACTIONPLAN.R30:YUPINACTIONPLAN.R30 YUPINACTIONPLAN.R32:YUPINACTIONPLAN.R32 YUPINACTIONPLAN.R35:YUPINACTIONPLAN.R35 YUPINACTIONPLAN.R37:YUPINACTIONPLAN.R37 YUPINACTIONPLAN.R39:YUPINACTIONPLAN.R39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40:YUPINACTIONPLAN.R40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40:YUPINACTIONPLAN.R40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41:YUPINACTIONPLAN.R41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41:YUPINACTIONPLAN.R41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18:YUPINACTIONPLAN.B18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34:YUPINACTIONPLAN.B34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34:YUPINACTIONPLAN.R34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34:YUPINACTIONPLAN.R34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53:YUPINACTIONPLAN.B53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53:YUPINACTIONPLAN.B53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53:YUPINACTIONPLAN.R53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53:YUPINACTIONPLAN.R53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53:YUPINACTIONPLAN.R53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53:YUPINACTIONPLAN.R53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53:YUPINACTIONPLAN.R53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53:YUPINACTIONPLAN.R53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66:YUPINACTIONPLAN.B66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67:YUPINACTIONPLAN.R67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67:YUPINACTIONPLAN.R67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67:YUPINACTIONPLAN.R67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67:YUPINACTIONPLAN.R67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67:YUPINACTIONPLAN.R67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67:YUPINACTIONPLAN.R67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67:YUPINACTIONPLAN.R67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67:YUPINACTIONPLAN.R67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03:YUPINACTIONPLAN.R103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03:YUPINACTIONPLAN.R103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03:YUPINACTIONPLAN.R103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03:YUPINACTIONPLAN.R103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91:YUPINACTIONPLAN.B91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91:YUPINACTIONPLAN.R91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91:YUPINACTIONPLAN.R91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91:YUPINACTIONPLAN.R91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91:YUPINACTIONPLAN.R91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133:YUPINACTIONPLAN.B133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33:YUPINACTIONPLAN.R133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33:YUPINACTIONPLAN.R133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33:YUPINACTIONPLAN.R133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33:YUPINACTIONPLAN.R133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30:YUPINACTIONPLAN.R130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30:YUPINACTIONPLAN.R130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30:YUPINACTIONPLAN.R130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30:YUPINACTIONPLAN.R130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27:YUPINACTIONPLAN.R127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27:YUPINACTIONPLAN.R127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27:YUPINACTIONPLAN.R127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27:YUPINACTIONPLAN.R127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13:YUPINACTIONPLAN.R113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13:YUPINACTIONPLAN.R113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13:YUPINACTIONPLAN.R113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13:YUPINACTIONPLAN.R113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15:YUPINACTIONPLAN.R115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15:YUPINACTIONPLAN.R115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15:YUPINACTIONPLAN.R115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15:YUPINACTIONPLAN.R115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124:YUPINACTIONPLAN.B124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24:YUPINACTIONPLAN.R124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24:YUPINACTIONPLAN.R124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24:YUPINACTIONPLAN.R124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24:YUPINACTIONPLAN.R124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24:YUPINACTIONPLAN.R124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24:YUPINACTIONPLAN.R124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B110:YUPINACTIONPLAN.B110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10:YUPINACTIONPLAN.R110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10:YUPINACTIONPLAN.R110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10:YUPINACTIONPLAN.R110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10:YUPINACTIONPLAN.R110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10:YUPINACTIONPLAN.R110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10:YUPINACTIONPLAN.R110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36:YUPINACTIONPLAN.R136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36:YUPINACTIONPLAN.R136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36:YUPINACTIONPLAN.R136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36:YUPINACTIONPLAN.R136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9:YUPINACTIONPLAN.R19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9:YUPINACTIONPLAN.R19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9:YUPINACTIONPLAN.R19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9:YUPINACTIONPLAN.R19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35:YUPINACTIONPLAN.R135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35:YUPINACTIONPLAN.R135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35:YUPINACTIONPLAN.R135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35:YUPINACTIONPLAN.R135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37:YUPINACTIONPLAN.R137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37:YUPINACTIONPLAN.R137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37:YUPINACTIONPLAN.R137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YUPINACTIONPLAN.R137:YUPINACTIONPLAN.R137">
            <calcext:data-bar calcext:max-length="1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Non-Working Days" table:style-name="ta2">
        <table:table-column table:style-name="co42" table:default-cell-style-name="Default"/>
        <table:table-column table:style-name="co43" table:default-cell-style-name="Default"/>
        <table:table-column table:style-name="co44" table:number-columns-repeated="2" table:default-cell-style-name="Default"/>
        <table:table-column table:style-name="co45" table:default-cell-style-name="Default"/>
        <table:table-column table:style-name="co44" table:number-columns-repeated="1019" table:default-cell-style-name="Default"/>
        <table:table-row table:style-name="ro5">
          <table:table-cell office:value-type="string" calcext:value-type="string">
            <text:p>Nonworking Date</text:p>
          </table:table-cell>
          <table:table-cell office:value-type="string" calcext:value-type="string">
            <text:p>Reason</text:p>
          </table:table-cell>
          <table:table-cell table:number-columns-repeated="2"/>
          <table:table-cell office:value-type="string" calcext:value-type="string">
            <text:p>Progress Status</text:p>
          </table:table-cell>
          <table:table-cell table:number-columns-repeated="1019"/>
        </table:table-row>
        <table:table-row table:style-name="ro5">
          <table:table-cell table:style-name="ce364" office:value-type="date" office:date-value="2012-05-21" calcext:value-type="date">
            <text:p>21-พ.ค.</text:p>
          </table:table-cell>
          <table:table-cell office:value-type="string" calcext:value-type="string">
            <text:p>Client Holiday</text:p>
          </table:table-cell>
          <table:table-cell table:number-columns-repeated="2"/>
          <table:table-cell office:value-type="string" calcext:value-type="string">
            <text:p>On Plan</text:p>
          </table:table-cell>
          <table:table-cell table:number-columns-repeated="1019"/>
        </table:table-row>
        <table:table-row table:style-name="ro5">
          <table:table-cell table:style-name="ce364" office:value-type="date" office:date-value="2012-05-22" calcext:value-type="date">
            <text:p>22-พ.ค.</text:p>
          </table:table-cell>
          <table:table-cell office:value-type="string" calcext:value-type="string">
            <text:p>Client Holiday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number-columns-repeated="1019"/>
        </table:table-row>
        <table:table-row table:style-name="ro5">
          <table:table-cell table:style-name="ce364" office:value-type="date" office:date-value="2012-05-23" calcext:value-type="date">
            <text:p>23-พ.ค.</text:p>
          </table:table-cell>
          <table:table-cell office:value-type="string" calcext:value-type="string">
            <text:p>Client Holiday</text:p>
          </table:table-cell>
          <table:table-cell table:number-columns-repeated="2"/>
          <table:table-cell office:value-type="string" calcext:value-type="string">
            <text:p>Delay</text:p>
          </table:table-cell>
          <table:table-cell table:number-columns-repeated="1019"/>
        </table:table-row>
        <table:table-row table:style-name="ro5">
          <table:table-cell table:style-name="ce364" office:value-type="date" office:date-value="2012-05-24" calcext:value-type="date">
            <text:p>24-พ.ค.</text:p>
          </table:table-cell>
          <table:table-cell office:value-type="string" calcext:value-type="string">
            <text:p>Client Holiday</text:p>
          </table:table-cell>
          <table:table-cell table:number-columns-repeated="2"/>
          <table:table-cell office:value-type="string" calcext:value-type="string">
            <text:p>Complete</text:p>
          </table:table-cell>
          <table:table-cell table:number-columns-repeated="1019"/>
        </table:table-row>
        <table:table-row table:style-name="ro5">
          <table:table-cell table:style-name="ce364" office:value-type="date" office:date-value="2012-05-25" calcext:value-type="date">
            <text:p>25-พ.ค.</text:p>
          </table:table-cell>
          <table:table-cell office:value-type="string" calcext:value-type="string">
            <text:p>Client Holiday</text:p>
          </table:table-cell>
          <table:table-cell table:number-columns-repeated="1022"/>
        </table:table-row>
        <table:table-row table:style-name="ro5">
          <table:table-cell table:style-name="ce364" office:value-type="date" office:date-value="2012-05-28" calcext:value-type="date">
            <text:p>28-พ.ค.</text:p>
          </table:table-cell>
          <table:table-cell office:value-type="string" calcext:value-type="string">
            <text:p>General Holiday</text:p>
          </table:table-cell>
          <table:table-cell table:number-columns-repeated="1022"/>
        </table:table-row>
        <table:table-row table:style-name="ro5" table:number-rows-repeated="104856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3">
        <table:table-column table:style-name="co44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YUPINPLAN" table:style-name="ta4">
        <table:table-column table:style-name="co46" table:default-cell-style-name="Default"/>
        <table:table-column table:style-name="co47" table:default-cell-style-name="ce414"/>
        <table:table-column table:style-name="co41" table:number-columns-repeated="3" table:default-cell-style-name="Default"/>
        <table:table-column table:style-name="co48" table:default-cell-style-name="Default"/>
        <table:table-column table:style-name="co41" table:default-cell-style-name="Default"/>
        <table:table-column table:style-name="co49" table:default-cell-style-name="Default"/>
        <table:table-column table:style-name="co41" table:default-cell-style-name="Default"/>
        <table:table-column table:style-name="co50" table:default-cell-style-name="Default"/>
        <table:table-row table:style-name="ro2">
          <table:table-cell table:number-columns-repeated="2"/>
          <table:table-cell table:style-name="ce418" table:number-columns-repeated="3"/>
          <table:table-cell table:style-name="ce414"/>
          <table:table-cell table:number-columns-repeated="4"/>
        </table:table-row>
        <table:table-row table:style-name="ro2">
          <table:table-cell/>
          <table:table-cell table:style-name="ce366" table:number-columns-spanned="9" table:number-rows-spanned="2"/>
          <table:covered-table-cell table:number-columns-repeated="3" table:style-name="ce418"/>
          <table:covered-table-cell table:style-name="ce414"/>
          <table:covered-table-cell table:number-columns-repeated="4"/>
        </table:table-row>
        <table:table-row table:style-name="ro2">
          <table:table-cell/>
          <table:covered-table-cell/>
          <table:covered-table-cell table:number-columns-repeated="3" table:style-name="ce418"/>
          <table:covered-table-cell table:style-name="ce414"/>
          <table:covered-table-cell table:number-columns-repeated="4"/>
        </table:table-row>
        <table:table-row table:style-name="ro6">
          <table:table-cell table:number-columns-repeated="2"/>
          <table:table-cell table:style-name="ce418" table:number-columns-repeated="3"/>
          <table:table-cell table:style-name="ce414"/>
          <table:table-cell table:number-columns-repeated="4"/>
        </table:table-row>
        <table:table-row table:style-name="ro7">
          <table:table-cell/>
          <table:table-cell table:style-name="ce416" office:value-type="string" calcext:value-type="string">
            <text:p>NO</text:p>
          </table:table-cell>
          <table:table-cell table:style-name="ce370" office:value-type="string" calcext:value-type="string" table:number-columns-spanned="4" table:number-rows-spanned="1">
            <text:p>ACTION DETAIL</text:p>
          </table:table-cell>
          <table:covered-table-cell table:number-columns-repeated="2" table:style-name="ce372"/>
          <table:covered-table-cell table:style-name="ce416"/>
          <table:table-cell table:style-name="ce374" office:value-type="string" calcext:value-type="string" table:number-columns-spanned="2" table:number-rows-spanned="1">
            <text:p>START DATE</text:p>
          </table:table-cell>
          <table:covered-table-cell table:style-name="ce377"/>
          <table:table-cell table:style-name="ce374" office:value-type="string" calcext:value-type="string" table:number-columns-spanned="2" table:number-rows-spanned="1">
            <text:p>END DATE</text:p>
          </table:table-cell>
          <table:covered-table-cell table:style-name="ce377"/>
        </table:table-row>
        <table:table-row table:style-name="ro8">
          <table:table-cell/>
          <table:table-cell table:style-name="ce368" office:value-type="float" office:value="1" calcext:value-type="float">
            <text:p>1</text:p>
          </table:table-cell>
          <table:table-cell table:style-name="ce371" office:value-type="string" calcext:value-type="string" table:number-columns-spanned="4" table:number-rows-spanned="1">
            <text:p><text:s/>ออกแบบระบบหลังบ้าน และ การรับส่งข้อมูล <text:s/>API</text:p>
          </table:table-cell>
          <table:covered-table-cell table:number-columns-repeated="3" table:style-name="ce373"/>
          <table:table-cell table:style-name="ce375" office:value-type="date" office:date-value="2018-10-08" calcext:value-type="date" table:number-columns-spanned="2" table:number-rows-spanned="1">
            <text:p>08/10/2018</text:p>
          </table:table-cell>
          <table:covered-table-cell table:style-name="ce378"/>
          <table:table-cell table:style-name="ce375" office:value-type="date" office:date-value="2018-11-02" calcext:value-type="date" table:number-columns-spanned="2" table:number-rows-spanned="1">
            <text:p>02/11/2018</text:p>
          </table:table-cell>
          <table:covered-table-cell table:style-name="ce378"/>
        </table:table-row>
        <table:table-row table:style-name="ro9">
          <table:table-cell/>
          <table:table-cell table:style-name="ce368" office:value-type="float" office:value="2" calcext:value-type="float">
            <text:p>2</text:p>
          </table:table-cell>
          <table:table-cell table:style-name="ce371" office:value-type="string" calcext:value-type="string" table:number-columns-spanned="4" table:number-rows-spanned="1">
            <text:p><text:s/>ออกแบบ PROTOTYPE</text:p>
          </table:table-cell>
          <table:covered-table-cell table:number-columns-repeated="3" table:style-name="ce373"/>
          <table:table-cell table:style-name="ce375" office:value-type="date" office:date-value="2018-11-05" calcext:value-type="date" table:number-columns-spanned="2" table:number-rows-spanned="1">
            <text:p>05/11/2018</text:p>
          </table:table-cell>
          <table:covered-table-cell table:style-name="ce378"/>
          <table:table-cell table:style-name="ce375" office:value-type="date" office:date-value="2018-12-07" calcext:value-type="date" table:number-columns-spanned="2" table:number-rows-spanned="1">
            <text:p>07/12/2018</text:p>
          </table:table-cell>
          <table:covered-table-cell table:style-name="ce378"/>
        </table:table-row>
        <table:table-row table:style-name="ro10">
          <table:table-cell/>
          <table:table-cell table:style-name="ce368" office:value-type="float" office:value="3" calcext:value-type="float">
            <text:p>3</text:p>
          </table:table-cell>
          <table:table-cell table:style-name="ce371" office:value-type="string" calcext:value-type="string" table:number-columns-spanned="4" table:number-rows-spanned="1">
            <text:p><text:s/>ประชุมสรุปผลความคืบหน้าของ Prototype</text:p>
          </table:table-cell>
          <table:covered-table-cell table:number-columns-repeated="3" table:style-name="ce373"/>
          <table:table-cell table:style-name="ce375" office:value-type="date" office:date-value="2018-12-10" calcext:value-type="date" table:number-columns-spanned="2" table:number-rows-spanned="1">
            <text:p>10/12/2018</text:p>
          </table:table-cell>
          <table:covered-table-cell table:style-name="ce378"/>
          <table:table-cell table:style-name="ce375" office:value-type="date" office:date-value="2018-12-10" calcext:value-type="date" table:number-columns-spanned="2" table:number-rows-spanned="1">
            <text:p>10/12/2018</text:p>
          </table:table-cell>
          <table:covered-table-cell table:style-name="ce378"/>
        </table:table-row>
        <table:table-row table:style-name="ro11">
          <table:table-cell/>
          <table:table-cell table:style-name="ce368" office:value-type="float" office:value="4" calcext:value-type="float">
            <text:p>4</text:p>
          </table:table-cell>
          <table:table-cell table:style-name="ce371" office:value-type="string" calcext:value-type="string" table:number-columns-spanned="4" table:number-rows-spanned="1">
            <text:p><text:s/>Develop Application System</text:p>
          </table:table-cell>
          <table:covered-table-cell table:number-columns-repeated="3" table:style-name="ce373"/>
          <table:table-cell table:style-name="ce375" office:value-type="date" office:date-value="2018-12-10" calcext:value-type="date" table:number-columns-spanned="2" table:number-rows-spanned="1">
            <text:p>10/12/2018</text:p>
          </table:table-cell>
          <table:covered-table-cell table:style-name="ce378"/>
          <table:table-cell table:style-name="ce375" office:value-type="date" office:date-value="2019-01-15" calcext:value-type="date" table:number-columns-spanned="2" table:number-rows-spanned="1">
            <text:p>15/01/2019</text:p>
          </table:table-cell>
          <table:covered-table-cell table:style-name="ce378"/>
        </table:table-row>
        <table:table-row table:style-name="ro11">
          <table:table-cell/>
          <table:table-cell table:style-name="ce368" office:value-type="float" office:value="5" calcext:value-type="float">
            <text:p>5</text:p>
          </table:table-cell>
          <table:table-cell table:style-name="ce371" office:value-type="string" calcext:value-type="string" table:number-columns-spanned="4" table:number-rows-spanned="1">
            <text:p><text:s/>TEST CASE &amp; UNIT TEST</text:p>
          </table:table-cell>
          <table:covered-table-cell table:number-columns-repeated="3" table:style-name="ce373"/>
          <table:table-cell table:style-name="ce375" office:value-type="string" calcext:value-type="string" table:number-columns-spanned="2" table:number-rows-spanned="1">
            <text:p>16/01/2019</text:p>
          </table:table-cell>
          <table:covered-table-cell table:style-name="ce378"/>
          <table:table-cell table:style-name="ce375" office:value-type="date" office:date-value="2019-01-30" calcext:value-type="date" table:number-columns-spanned="2" table:number-rows-spanned="1">
            <text:p>30/01/2019</text:p>
          </table:table-cell>
          <table:covered-table-cell table:style-name="ce378"/>
        </table:table-row>
        <table:table-row table:style-name="ro12">
          <table:table-cell/>
          <table:table-cell table:style-name="ce368" office:value-type="float" office:value="6" calcext:value-type="float">
            <text:p>6</text:p>
          </table:table-cell>
          <table:table-cell table:style-name="ce371" office:value-type="string" calcext:value-type="string" table:number-columns-spanned="4" table:number-rows-spanned="1">
            <text:p><text:s/>ประชุมสรุปผลการดำเนินงานและแผนการ Upload</text:p>
          </table:table-cell>
          <table:covered-table-cell table:number-columns-repeated="3" table:style-name="ce373"/>
          <table:table-cell table:style-name="ce375" office:value-type="date" office:date-value="2019-02-01" calcext:value-type="date" table:number-columns-spanned="2" table:number-rows-spanned="1">
            <text:p>01/02/2019</text:p>
          </table:table-cell>
          <table:covered-table-cell table:style-name="ce378"/>
          <table:table-cell table:style-name="ce375" office:value-type="date" office:date-value="2019-02-01" calcext:value-type="date" table:number-columns-spanned="2" table:number-rows-spanned="1">
            <text:p>01/02/2019</text:p>
          </table:table-cell>
          <table:covered-table-cell table:style-name="ce378"/>
        </table:table-row>
        <table:table-row table:style-name="ro13">
          <table:table-cell/>
          <table:table-cell table:style-name="ce368" office:value-type="float" office:value="7" calcext:value-type="float">
            <text:p>7</text:p>
          </table:table-cell>
          <table:table-cell table:style-name="ce371" office:value-type="string" calcext:value-type="string" table:number-columns-spanned="4" table:number-rows-spanned="1">
            <text:p><text:s/>UPLOAD Play Store &amp; App Store</text:p>
          </table:table-cell>
          <table:covered-table-cell table:number-columns-repeated="3" table:style-name="ce373"/>
          <table:table-cell table:style-name="ce375" office:value-type="date" office:date-value="2019-02-05" calcext:value-type="date" table:number-columns-spanned="2" table:number-rows-spanned="1">
            <text:p>05/02/2019</text:p>
          </table:table-cell>
          <table:covered-table-cell table:style-name="ce378"/>
          <table:table-cell table:style-name="ce375" office:value-type="date" office:date-value="2019-02-05" calcext:value-type="date" table:number-columns-spanned="2" table:number-rows-spanned="1">
            <text:p>05/02/2019</text:p>
          </table:table-cell>
          <table:covered-table-cell table:style-name="ce378"/>
        </table:table-row>
        <table:table-row table:style-name="ro10">
          <table:table-cell/>
          <table:table-cell table:style-name="ce368" office:value-type="float" office:value="8" calcext:value-type="float">
            <text:p>8</text:p>
          </table:table-cell>
          <table:table-cell table:style-name="ce371" office:value-type="string" calcext:value-type="string" table:number-columns-spanned="4" table:number-rows-spanned="1">
            <text:p><text:s/>GO LIVE</text:p>
          </table:table-cell>
          <table:covered-table-cell table:number-columns-repeated="3" table:style-name="ce373"/>
          <table:table-cell table:style-name="ce376" office:value-type="date" office:date-value="2019-02-14" calcext:value-type="date" table:number-columns-spanned="2" table:number-rows-spanned="1">
            <text:p>14/02/2019</text:p>
          </table:table-cell>
          <table:covered-table-cell table:style-name="ce378"/>
          <table:table-cell table:style-name="ce376" office:value-type="string" calcext:value-type="string" table:number-columns-spanned="2" table:number-rows-spanned="1">
            <text:p>14/02/2019</text:p>
          </table:table-cell>
          <table:covered-table-cell table:style-name="ce378"/>
        </table:table-row>
        <table:table-row table:style-name="ro2" table:number-rows-repeated="1048562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gsana New" svg:font-family="'Angsana New'" style:font-family-generic="roman"/>
    <style:font-face style:name="Arial" svg:font-family="Arial" style:font-family-generic="swiss"/>
    <style:font-face style:name="Calibri" svg:font-family="Calibri" style:font-family-generic="swiss"/>
    <style:font-face style:name="Cordia New" svg:font-family="'Cordia New'" style:font-family-generic="swiss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th" number:country="TH">฿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date-style style:name="N152">
      <number:day number:style="long"/>
    </number:date-style>
    <number:number-style style:name="N155P0" style:volatile="true">
      <loext:fill-character> </loext:fill-character>
      <number:number number:decimal-places="0" loext:min-decimal-places="0" number:min-integer-digits="0" number:grouping="true"/>
      <number:text> </number:text>
    </number:number-style>
    <number:number-style style:name="N155P1" style:volatile="true">
      <loext:fill-character> </loext:fill-character>
      <number:text>(</number:text>
      <number:number number:decimal-places="0" loext:min-decimal-places="0" number:min-integer-digits="0" number:grouping="true"/>
      <number:text> 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1" loext:min-decimal-places="1" number:min-integer-digits="1"/>
    </number:number-style>
    <number:date-style style:name="N10143" number:language="th" number:country="TH">
      <number:day/>
      <number:text>/</number:text>
      <number:month/>
      <number:text>/</number:text>
      <number:year number:style="long"/>
    </number:date-style>
    <number:date-style style:name="N10144" number:language="th" number:country="TH">
      <number:day/>
      <number:text>-</number:text>
      <number:month number:textual="true"/>
      <number:text>-</number:text>
      <number:year/>
    </number:date-style>
    <number:date-style style:name="N10145" number:language="th" number:country="TH">
      <number:day/>
      <number:text>-</number:text>
      <number:month number:textual="true"/>
    </number:date-style>
    <number:date-style style:name="N10146" number:language="th" number:country="TH">
      <number:month number:textual="true"/>
      <number:text>-</number:text>
      <number:year/>
    </number:date-style>
    <number:time-style style:name="N10147" number:language="th" number:country="TH">
      <number:hours/>
      <number:text>:</number:text>
      <number:minutes number:style="long"/>
      <number:text> </number:text>
      <number:am-pm/>
    </number:time-style>
    <number:time-style style:name="N10148" number:language="th" number:country="T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9" number:language="th" number:country="TH">
      <number:hours/>
      <number:text>:</number:text>
      <number:minutes number:style="long"/>
    </number:time-style>
    <number:time-style style:name="N10150" number:language="th" number:country="TH">
      <number:hours/>
      <number:text>:</number:text>
      <number:minutes number:style="long"/>
      <number:text>:</number:text>
      <number:seconds number:style="long"/>
    </number:time-style>
    <number:date-style style:name="N10151" number:language="th" number:country="TH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2P0" style:volatile="true" number:language="th" number:country="TH">
      <number:number number:decimal-places="0" loext:min-decimal-places="0" number:min-integer-digits="1" number:grouping="true"/>
    </number:number-style>
    <number:number-style style:name="N10152" number:language="th" number:country="TH">
      <number:text>-</number:text>
      <number:number number:decimal-places="0" loext:min-decimal-places="0" number:min-integer-digits="1" number:grouping="true"/>
      <style:map style:condition="value()&gt;=0" style:apply-style-name="N10152P0"/>
    </number:number-style>
    <number:number-style style:name="N10153P0" style:volatile="true" number:language="th" number:country="TH">
      <number:number number:decimal-places="0" loext:min-decimal-places="0" number:min-integer-digits="1" number:grouping="true"/>
    </number:number-style>
    <number:number-style style:name="N10153" number:language="th" number:country="T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3P0"/>
    </number:number-style>
    <number:number-style style:name="N10154P0" style:volatile="true" number:language="th" number:country="TH">
      <number:number number:decimal-places="2" loext:min-decimal-places="2" number:min-integer-digits="1" number:grouping="true"/>
    </number:number-style>
    <number:number-style style:name="N10154" number:language="th" number:country="TH">
      <number:text>-</number:text>
      <number:number number:decimal-places="2" loext:min-decimal-places="2" number:min-integer-digits="1" number:grouping="true"/>
      <style:map style:condition="value()&gt;=0" style:apply-style-name="N10154P0"/>
    </number:number-style>
    <number:number-style style:name="N10155P0" style:volatile="true" number:language="th" number:country="TH">
      <number:number number:decimal-places="2" loext:min-decimal-places="2" number:min-integer-digits="1" number:grouping="true"/>
    </number:number-style>
    <number:number-style style:name="N10155" number:language="th" number:country="T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5P0"/>
    </number:number-style>
    <number:number-style style:name="N10159P0" style:volatile="true" number:language="th" number:country="TH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th" number:country="TH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9P2" style:volatile="true" number:language="th" number:country="TH">
      <loext:fill-character> </loext:fill-character>
      <number:text>- </number:text>
    </number:number-style>
    <number:text-style style:name="N10159" number:language="th" number:country="TH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3P0" style:volatile="true" number:language="th" number:country="TH">
      <loext:text> ฿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3P1" style:volatile="true" number:language="th" number:country="TH">
      <loext:text>-฿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3P2" style:volatile="true" number:language="th" number:country="TH">
      <loext:text> ฿</loext:text>
      <loext:fill-character> </loext:fill-character>
      <number:text>- </number:text>
    </number:number-style>
    <number:text-style style:name="N10163" number:language="th" number:country="TH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7P0" style:volatile="true" number:language="th" number:country="TH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7P1" style:volatile="true" number:language="th" number:country="TH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7P2" style:volatile="true" number:language="th" number:country="TH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7" number:language="th" number:country="TH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1P0" style:volatile="true" number:language="th" number:country="TH">
      <loext:text> ฿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1P1" style:volatile="true" number:language="th" number:country="TH">
      <loext:text>-฿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1P2" style:volatile="true" number:language="th" number:country="TH">
      <loext:text> ฿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1" number:language="th" number:country="TH"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number-style style:name="N10173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loext:min-decimal-places="0" number:min-integer-digits="1" number:grouping="true"/>
      <number:text> </number:text>
    </number:number-style>
    <number:number-style style:name="N10173" number:language="th" number:country="TH" number:transliteration-format="๑" number:transliteration-language="th" number:transliteration-country="TH" number:transliteration-style="short"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0173P0"/>
    </number:number-style>
    <number:number-style style:name="N10174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loext:min-decimal-places="0" number:min-integer-digits="1" number:grouping="true"/>
      <number:text> </number:text>
    </number:number-style>
    <number:number-style style:name="N10174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0174P0"/>
    </number:number-style>
    <number:number-style style:name="N10176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loext:min-decimal-places="2" number:min-integer-digits="1" number:grouping="true"/>
      <number:text> </number:text>
    </number:number-style>
    <number:number-style style:name="N10176" number:language="th" number:country="TH" number:transliteration-format="๑" number:transliteration-language="th" number:transliteration-country="TH" number:transliteration-style="short"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0176P0"/>
    </number:number-style>
    <number:number-style style:name="N10177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loext:min-decimal-places="2" number:min-integer-digits="1" number:grouping="true"/>
      <number:text> </number:text>
    </number:number-style>
    <number:number-style style:name="N10177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0177P0"/>
    </number:number-style>
    <number:number-style style:name="N10178" number:language="th" number:country="TH" number:transliteration-format="๑" number:transliteration-language="th" number:transliteration-country="TH" number:transliteration-style="short">
      <number:fraction number:min-integer-digits="0" number:min-numerator-digits="1" loext:max-numerator-digits="1" number:min-denominator-digits="1" loext:max-denominator-value="9"/>
    </number:number-style>
    <number:number-style style:name="N10179" number:language="th" number:country="TH" number:transliteration-format="๑" number:transliteration-language="th" number:transliteration-country="TH" number:transliteration-style="short">
      <number:fraction number:min-integer-digits="0" number:min-numerator-digits="2" loext:max-numerator-digits="2" number:min-denominator-digits="2" loext:max-denominator-value="99"/>
    </number:number-style>
    <number:date-style style:name="N10180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</number:date-style>
    <number:date-style style:name="N10181" number:language="th" number:country="TH" number:transliteration-format="๑" number:transliteration-language="th" number:transliteration-country="TH" number:transliteration-style="short">
      <number:day number:calendar="buddhist"/>
      <number:text>-</number:text>
      <number:month number:calendar="buddhist" number:textual="true"/>
      <number:text>-</number:text>
      <number:year number:calendar="buddhist"/>
    </number:date-style>
    <number:date-style style:name="N10182" number:language="th" number:country="TH" number:transliteration-format="๑" number:transliteration-language="th" number:transliteration-country="TH" number:transliteration-style="short">
      <number:day/>
      <number:text>-</number:text>
      <number:month number:textual="true"/>
    </number:date-style>
    <number:date-style style:name="N10183" number:language="th" number:country="TH" number:transliteration-format="๑" number:transliteration-language="th" number:transliteration-country="TH" number:transliteration-style="short">
      <number:month number:calendar="buddhist" number:textual="true"/>
      <number:text>-</number:text>
      <number:year number:calendar="buddhist"/>
    </number:date-style>
    <number:time-style style:name="N10184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</number:time-style>
    <number:time-style style:name="N10185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date-style style:name="N10186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  <number:text> </number:text>
      <number:hours/>
      <number:text>:</number:text>
      <number:minutes number:style="long"/>
    </number:date-style>
    <number:time-style style:name="N10187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/>
    </number:time-style>
    <number:time-style style:name="N10188" number:language="th" number:country="TH" number:truncate-on-overflow="false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time-style style:name="N10189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 number:decimal-places="1"/>
    </number:time-style>
    <number:date-style style:name="N20122P0" style:volatile="true" number:language="en" number:country="US">
      <number:month number:textual="true"/>
    </number:date-style>
    <number:text-style style:name="N20122" number:language="en" number:country="US">
      <number:text-content/>
      <style:map style:condition="value()&lt;=1.79769313486232E+308" style:apply-style-name="N20122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47"/>
    <style:style style:name="Comma_20_2_20_2" style:display-name="Comma 2 2" style:family="table-cell" style:parent-style-name="Default" style:data-style-name="N147"/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ngsana New" fo:font-family="'Angsana New'" style:font-family-generic="roman" fo:font-size="14pt" fo:font-style="normal" fo:text-shadow="none" style:text-underline-style="none" fo:font-weight="normal" style:font-size-asian="14pt" style:font-style-asian="normal" style:font-weight-asian="normal" style:font-name-complex="Angsana New" style:font-family-complex="'Angsana New'" style:font-family-generic-complex="roman" style:font-size-complex="14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ercent_20_2" style:display-name="Percent 2" style:family="table-cell" style:parent-style-name="Default" style:data-style-name="N10"/>
    <style:style style:name="Excel_20_Built-in_20_Percent" style:display-name="Excel Built-in Percent" style:family="table-cell" style:parent-style-name="Default" style:data-style-name="N10"/>
    <style:style style:name="Excel_20_Built-in_20_Comma" style:display-name="Excel Built-in Comma" style:family="table-cell" style:parent-style-name="Default" style:data-style-name="N147"/>
    <style:style style:name="ConditionalStyle_5f_3" style:display-name="ConditionalStyle_3" style:family="table-cell" style:parent-style-name="Default">
      <style:table-cell-properties fo:border-bottom="0.74pt solid #c0c0c0" fo:background-color="#c0c0c0" fo:border-left="0.74pt solid #000000" fo:border-right="0.74pt solid #000000" fo:border-top="0.74pt solid #c0c0c0"/>
      <style:text-properties style:use-window-font-color="true" fo:font-style="normal" fo:font-weight="bold" style:font-style-asian="normal" style:font-weight-asian="bold" style:font-style-complex="normal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6.93mm" fo:page-height="210.06mm" style:num-format="1" style:print-orientation="landscape" style:first-page-number="continue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6.35mm" fo:margin-right="6.35mm" style:shadow="none" fo:background-color="transparent" style:print-page-order="ttb" style:first-page-number="continue" style:scale-to="100%" style:writing-mode="lr-tb" style:print="charts drawings objects zero-values">
        <style:background-image/>
      </style:page-layout-properties>
      <style:header-style>
        <style:header-footer-properties fo:min-height="5.08mm" fo:margin-left="0mm" fo:margin-right="0mm" fo:margin-bottom="0mm"/>
      </style:header-style>
      <style:footer-style>
        <style:header-footer-properties fo:min-height="5.08mm" fo:margin-left="0mm" fo:margin-right="0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4">00/00/0000</text:date>, <text:time style:data-style-name="N2" text:time-value="16:04:33.4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chedule_20_Plan" style:display-name="PageStyle_Schedule Plan" style:page-layout-name="Mpm3">
      <style:header>
        <text:p>Action Plan NingNong System</text:p>
      </style:header>
      <style:header-left style:display="false"/>
      <style:footer style:display="false"/>
      <style:footer-left style:display="false"/>
    </style:master-page>
    <style:master-page style:name="PageStyle_5f_Non-Working_20_Days" style:display-name="PageStyle_Non-Working Day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Lynn</meta:initial-creator>
    <meta:print-date>2018-08-01T10:00:20.400041000</meta:print-date>
    <meta:creation-date>2012-05-10T15:20:38</meta:creation-date>
    <dc:date>2018-10-24T16:17:50.672000000</dc:date>
    <meta:generator>LibreOffice/6.0.4.2$Windows_x86 LibreOffice_project/9b0d9b32d5dcda91d2f1a96dc04c645c450872bf</meta:generator>
    <meta:editing-duration>P6DT2H32M10S</meta:editing-duration>
    <meta:editing-cycles>47</meta:editing-cycles>
    <meta:document-statistic meta:table-count="4" meta:cell-count="1720" meta:object-count="0"/>
    <meta:user-defined meta:name="AppVersion">15.0300</meta:user-defined>
    <meta:user-defined meta:name="Company">BMC Softwar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